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pt"/>
    </style:style>
    <style:style style:name="co2" style:family="table-column">
      <style:table-column-properties fo:break-before="auto" style:column-width="57.06pt"/>
    </style:style>
    <style:style style:name="co3" style:family="table-column">
      <style:table-column-properties fo:break-before="auto" style:column-width="39.91pt"/>
    </style:style>
    <style:style style:name="co4" style:family="table-column">
      <style:table-column-properties fo:break-before="auto" style:column-width="35.8pt"/>
    </style:style>
    <style:style style:name="co5" style:family="table-column">
      <style:table-column-properties fo:break-before="auto" style:column-width="30.9pt"/>
    </style:style>
    <style:style style:name="co6" style:family="table-column">
      <style:table-column-properties fo:break-before="auto" style:column-width="27.64pt"/>
    </style:style>
    <style:style style:name="co7" style:family="table-column">
      <style:table-column-properties fo:break-before="auto" style:column-width="46.46pt"/>
    </style:style>
    <style:style style:name="co8" style:family="table-column">
      <style:table-column-properties fo:break-before="auto" style:column-width="55.39pt"/>
    </style:style>
    <style:style style:name="co9" style:family="table-column">
      <style:table-column-properties fo:break-before="auto" style:column-width="63.55pt"/>
    </style:style>
    <style:style style:name="co10" style:family="table-column">
      <style:table-column-properties fo:break-before="auto" style:column-width="45.61pt"/>
    </style:style>
    <style:style style:name="co11" style:family="table-column">
      <style:table-column-properties fo:break-before="auto" style:column-width="86.4pt"/>
    </style:style>
    <style:style style:name="co12" style:family="table-column">
      <style:table-column-properties fo:break-before="auto" style:column-width="78.24pt"/>
    </style:style>
    <style:style style:name="co13" style:family="table-column">
      <style:table-column-properties fo:break-before="auto" style:column-width="134.56pt"/>
    </style:style>
    <style:style style:name="co14" style:family="table-column">
      <style:table-column-properties fo:break-before="auto" style:column-width="68.46pt"/>
    </style:style>
    <style:style style:name="co15" style:family="table-column">
      <style:table-column-properties fo:break-before="auto" style:column-width="79.91pt"/>
    </style:style>
    <style:style style:name="co16" style:family="table-column">
      <style:table-column-properties fo:break-before="auto" style:column-width="128.04pt"/>
    </style:style>
    <style:style style:name="co17" style:family="table-column">
      <style:table-column-properties fo:break-before="auto" style:column-width="61.9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09.65pt"/>
    </style:style>
    <style:style style:name="co20" style:family="table-column">
      <style:table-column-properties fo:break-before="auto" style:column-width="179.4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/>
    <style:style style:name="ce27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ategory" style:data-style-name="N0"/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3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Corner">
      <style:table-cell-properties fo:border-bottom="none" fo:border-left="none" fo:border-right="none" fo:border-top="2.01pt solid #000000"/>
    </style:style>
    <style:style style:name="ce3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3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random_seed</text:p>
          </table:table-cell>
          <table:table-cell office:value-type="string" calcext:value-type="string">
            <text:p>n_neurons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inhi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theta_plus</text:p>
          </table:table-cell>
          <table:table-cell office:value-type="string" calcext:value-type="string">
            <text:p>theta_deca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progress_interval</text:p>
          </table:table-cell>
          <table:table-cell office:value-type="string" calcext:value-type="string">
            <text:p>update_interval</text:p>
          </table:table-cell>
          <table:table-cell office:value-type="string" calcext:value-type="string">
            <text:p>mean_all_activity</text:p>
          </table:table-cell>
          <table:table-cell office:value-type="string" calcext:value-type="string">
            <text:p>mean_proportion_weighting</text:p>
          </table:table-cell>
          <table:table-cell office:value-type="string" calcext:value-type="string">
            <text:p>mean_ngram</text:p>
          </table:table-cell>
          <table:table-cell office:value-type="string" calcext:value-type="string">
            <text:p>max_all_activity</text:p>
          </table:table-cell>
          <table:table-cell office:value-type="string" calcext:value-type="string">
            <text:p>max_proportion_weighting</text:p>
          </table:table-cell>
          <table:table-cell office:value-type="string" calcext:value-type="string">
            <text:p>max_n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76" calcext:value-type="float">
            <text:p>60.76</text:p>
          </table:table-cell>
          <table:table-cell office:value-type="float" office:value="61.37" calcext:value-type="float">
            <text:p>61.37</text:p>
          </table:table-cell>
          <table:table-cell office:value-type="float" office:value="62.01" calcext:value-type="float">
            <text:p>62.0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6" calcext:value-type="float">
            <text:p>59.46</text:p>
          </table:table-cell>
          <table:table-cell office:value-type="float" office:value="60.33" calcext:value-type="float">
            <text:p>60.33</text:p>
          </table:table-cell>
          <table:table-cell office:value-type="float" office:value="61.17" calcext:value-type="float">
            <text:p>61.1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63" calcext:value-type="float">
            <text:p>60.63</text:p>
          </table:table-cell>
          <table:table-cell office:value-type="float" office:value="60.7" calcext:value-type="float">
            <text:p>60.7</text:p>
          </table:table-cell>
          <table:table-cell office:value-type="float" office:value="61.02" calcext:value-type="float">
            <text:p>61.0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98" calcext:value-type="float">
            <text:p>57.98</text:p>
          </table:table-cell>
          <table:table-cell office:value-type="float" office:value="58.54" calcext:value-type="float">
            <text:p>58.54</text:p>
          </table:table-cell>
          <table:table-cell office:value-type="float" office:value="60.9" calcext:value-type="float">
            <text:p>60.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24" calcext:value-type="float">
            <text:p>58.24</text:p>
          </table:table-cell>
          <table:table-cell office:value-type="float" office:value="59.31" calcext:value-type="float">
            <text:p>59.31</text:p>
          </table:table-cell>
          <table:table-cell office:value-type="float" office:value="60.83" calcext:value-type="float">
            <text:p>60.8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27" calcext:value-type="float">
            <text:p>59.27</text:p>
          </table:table-cell>
          <table:table-cell office:value-type="float" office:value="60" calcext:value-type="float">
            <text:p>60</text:p>
          </table:table-cell>
          <table:table-cell office:value-type="float" office:value="60.83" calcext:value-type="float">
            <text:p>60.8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76" calcext:value-type="float">
            <text:p>59.76</text:p>
          </table:table-cell>
          <table:table-cell office:value-type="float" office:value="60.34" calcext:value-type="float">
            <text:p>60.34</text:p>
          </table:table-cell>
          <table:table-cell office:value-type="float" office:value="60.79" calcext:value-type="float">
            <text:p>60.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94" calcext:value-type="float">
            <text:p>57.94</text:p>
          </table:table-cell>
          <table:table-cell office:value-type="float" office:value="60.74" calcext:value-type="float">
            <text:p>60.7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15" calcext:value-type="float">
            <text:p>60.15</text:p>
          </table:table-cell>
          <table:table-cell office:value-type="float" office:value="60.25" calcext:value-type="float">
            <text:p>60.25</text:p>
          </table:table-cell>
          <table:table-cell office:value-type="float" office:value="60.72" calcext:value-type="float">
            <text:p>60.7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45" calcext:value-type="float">
            <text:p>58.45</text:p>
          </table:table-cell>
          <table:table-cell office:value-type="float" office:value="58.88" calcext:value-type="float">
            <text:p>58.88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41" calcext:value-type="float">
            <text:p>58.41</text:p>
          </table:table-cell>
          <table:table-cell office:value-type="float" office:value="59.64" calcext:value-type="float">
            <text:p>59.64</text:p>
          </table:table-cell>
          <table:table-cell office:value-type="float" office:value="60.67" calcext:value-type="float">
            <text:p>60.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25" calcext:value-type="float">
            <text:p>59.25</text:p>
          </table:table-cell>
          <table:table-cell office:value-type="float" office:value="60.35" calcext:value-type="float">
            <text:p>60.35</text:p>
          </table:table-cell>
          <table:table-cell office:value-type="float" office:value="60.66" calcext:value-type="float">
            <text:p>60.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9" calcext:value-type="float">
            <text:p>58.19</text:p>
          </table:table-cell>
          <table:table-cell office:value-type="float" office:value="58.42" calcext:value-type="float">
            <text:p>58.42</text:p>
          </table:table-cell>
          <table:table-cell office:value-type="float" office:value="60.64" calcext:value-type="float">
            <text:p>60.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26" calcext:value-type="float">
            <text:p>60.26</text:p>
          </table:table-cell>
          <table:table-cell office:value-type="float" office:value="60.46" calcext:value-type="float">
            <text:p>60.46</text:p>
          </table:table-cell>
          <table:table-cell office:value-type="float" office:value="60.62" calcext:value-type="float">
            <text:p>60.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22" calcext:value-type="float">
            <text:p>58.22</text:p>
          </table:table-cell>
          <table:table-cell office:value-type="float" office:value="59.65" calcext:value-type="float">
            <text:p>59.65</text:p>
          </table:table-cell>
          <table:table-cell office:value-type="float" office:value="60.61" calcext:value-type="float">
            <text:p>60.6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39" calcext:value-type="float">
            <text:p>61.39</text:p>
          </table:table-cell>
          <table:table-cell office:value-type="float" office:value="60.61" calcext:value-type="float">
            <text:p>60.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77" calcext:value-type="float">
            <text:p>58.77</text:p>
          </table:table-cell>
          <table:table-cell office:value-type="float" office:value="58.94" calcext:value-type="float">
            <text:p>58.94</text:p>
          </table:table-cell>
          <table:table-cell office:value-type="float" office:value="60.61" calcext:value-type="float">
            <text:p>60.6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31" calcext:value-type="float">
            <text:p>58.31</text:p>
          </table:table-cell>
          <table:table-cell office:value-type="float" office:value="59.89" calcext:value-type="float">
            <text:p>59.89</text:p>
          </table:table-cell>
          <table:table-cell office:value-type="float" office:value="60.57" calcext:value-type="float">
            <text:p>60.5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89" calcext:value-type="float">
            <text:p>60.89</text:p>
          </table:table-cell>
          <table:table-cell office:value-type="float" office:value="61.26" calcext:value-type="float">
            <text:p>61.26</text:p>
          </table:table-cell>
          <table:table-cell office:value-type="float" office:value="60.52" calcext:value-type="float">
            <text:p>60.5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1.09" calcext:value-type="float">
            <text:p>61.09</text:p>
          </table:table-cell>
          <table:table-cell office:value-type="float" office:value="61.38" calcext:value-type="float">
            <text:p>61.38</text:p>
          </table:table-cell>
          <table:table-cell office:value-type="float" office:value="60.49" calcext:value-type="float">
            <text:p>60.4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67" calcext:value-type="float">
            <text:p>60.67</text:p>
          </table:table-cell>
          <table:table-cell office:value-type="float" office:value="60.9" calcext:value-type="float">
            <text:p>60.9</text:p>
          </table:table-cell>
          <table:table-cell office:value-type="float" office:value="60.48" calcext:value-type="float">
            <text:p>60.4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97" calcext:value-type="float">
            <text:p>56.97</text:p>
          </table:table-cell>
          <table:table-cell office:value-type="float" office:value="56.71" calcext:value-type="float">
            <text:p>56.71</text:p>
          </table:table-cell>
          <table:table-cell office:value-type="float" office:value="60.46" calcext:value-type="float">
            <text:p>60.4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71" calcext:value-type="float">
            <text:p>60.71</text:p>
          </table:table-cell>
          <table:table-cell office:value-type="float" office:value="61.26" calcext:value-type="float">
            <text:p>61.26</text:p>
          </table:table-cell>
          <table:table-cell office:value-type="float" office:value="60.46" calcext:value-type="float">
            <text:p>60.4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59.59" calcext:value-type="float">
            <text:p>59.59</text:p>
          </table:table-cell>
          <table:table-cell office:value-type="float" office:value="60.46" calcext:value-type="float">
            <text:p>60.4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6" calcext:value-type="float">
            <text:p>58.16</text:p>
          </table:table-cell>
          <table:table-cell office:value-type="float" office:value="58.6" calcext:value-type="float">
            <text:p>58.6</text:p>
          </table:table-cell>
          <table:table-cell office:value-type="float" office:value="60.38" calcext:value-type="float">
            <text:p>60.3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84" calcext:value-type="float">
            <text:p>59.84</text:p>
          </table:table-cell>
          <table:table-cell office:value-type="float" office:value="60.46" calcext:value-type="float">
            <text:p>60.46</text:p>
          </table:table-cell>
          <table:table-cell office:value-type="float" office:value="60.35" calcext:value-type="float">
            <text:p>60.3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14" calcext:value-type="float">
            <text:p>59.1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34" calcext:value-type="float">
            <text:p>60.3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2" calcext:value-type="float">
            <text:p>59.42</text:p>
          </table:table-cell>
          <table:table-cell office:value-type="float" office:value="59.75" calcext:value-type="float">
            <text:p>59.75</text:p>
          </table:table-cell>
          <table:table-cell office:value-type="float" office:value="60.32" calcext:value-type="float">
            <text:p>60.3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35" calcext:value-type="float">
            <text:p>58.35</text:p>
          </table:table-cell>
          <table:table-cell office:value-type="float" office:value="59.85" calcext:value-type="float">
            <text:p>59.85</text:p>
          </table:table-cell>
          <table:table-cell office:value-type="float" office:value="60.21" calcext:value-type="float">
            <text:p>60.2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3" calcext:value-type="float">
            <text:p>58.13</text:p>
          </table:table-cell>
          <table:table-cell office:value-type="float" office:value="58.84" calcext:value-type="float">
            <text:p>58.84</text:p>
          </table:table-cell>
          <table:table-cell office:value-type="float" office:value="60.21" calcext:value-type="float">
            <text:p>60.2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96" calcext:value-type="float">
            <text:p>59.96</text:p>
          </table:table-cell>
          <table:table-cell office:value-type="float" office:value="60.75" calcext:value-type="float">
            <text:p>60.75</text:p>
          </table:table-cell>
          <table:table-cell office:value-type="float" office:value="60.21" calcext:value-type="float">
            <text:p>60.2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06" calcext:value-type="float">
            <text:p>60.06</text:p>
          </table:table-cell>
          <table:table-cell office:value-type="float" office:value="60.8" calcext:value-type="float">
            <text:p>60.8</text:p>
          </table:table-cell>
          <table:table-cell office:value-type="float" office:value="60.15" calcext:value-type="float">
            <text:p>60.1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4" calcext:value-type="float">
            <text:p>59.44</text:p>
          </table:table-cell>
          <table:table-cell office:value-type="float" office:value="59.96" calcext:value-type="float">
            <text:p>59.96</text:p>
          </table:table-cell>
          <table:table-cell office:value-type="float" office:value="60.13" calcext:value-type="float">
            <text:p>60.1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59.72" calcext:value-type="float">
            <text:p>59.72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18" calcext:value-type="float">
            <text:p>59.18</text:p>
          </table:table-cell>
          <table:table-cell office:value-type="float" office:value="59.72" calcext:value-type="float">
            <text:p>59.72</text:p>
          </table:table-cell>
          <table:table-cell office:value-type="float" office:value="60.1" calcext:value-type="float">
            <text:p>60.1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29" calcext:value-type="float">
            <text:p>57.29</text:p>
          </table:table-cell>
          <table:table-cell office:value-type="float" office:value="57.79" calcext:value-type="float">
            <text:p>57.79</text:p>
          </table:table-cell>
          <table:table-cell office:value-type="float" office:value="60.08" calcext:value-type="float">
            <text:p>60.0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51" calcext:value-type="float">
            <text:p>59.51</text:p>
          </table:table-cell>
          <table:table-cell office:value-type="float" office:value="60.02" calcext:value-type="float">
            <text:p>60.02</text:p>
          </table:table-cell>
          <table:table-cell office:value-type="float" office:value="60.05" calcext:value-type="float">
            <text:p>60.0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7" calcext:value-type="float">
            <text:p>59.47</text:p>
          </table:table-cell>
          <table:table-cell office:value-type="float" office:value="59.95" calcext:value-type="float">
            <text:p>59.95</text:p>
          </table:table-cell>
          <table:table-cell office:value-type="float" office:value="60.03" calcext:value-type="float">
            <text:p>60.0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53" calcext:value-type="float">
            <text:p>60.53</text:p>
          </table:table-cell>
          <table:table-cell office:value-type="float" office:value="60.86" calcext:value-type="float">
            <text:p>60.86</text:p>
          </table:table-cell>
          <table:table-cell office:value-type="float" office:value="59.94" calcext:value-type="float">
            <text:p>59.9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84" calcext:value-type="float">
            <text:p>59.84</text:p>
          </table:table-cell>
          <table:table-cell office:value-type="float" office:value="59.99" calcext:value-type="float">
            <text:p>59.99</text:p>
          </table:table-cell>
          <table:table-cell office:value-type="float" office:value="59.92" calcext:value-type="float">
            <text:p>59.9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68" calcext:value-type="float">
            <text:p>58.68</text:p>
          </table:table-cell>
          <table:table-cell office:value-type="float" office:value="59.23" calcext:value-type="float">
            <text:p>59.23</text:p>
          </table:table-cell>
          <table:table-cell office:value-type="float" office:value="59.87" calcext:value-type="float">
            <text:p>59.8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02" calcext:value-type="float">
            <text:p>58.02</text:p>
          </table:table-cell>
          <table:table-cell office:value-type="float" office:value="58.75" calcext:value-type="float">
            <text:p>58.75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03" calcext:value-type="float">
            <text:p>60.03</text:p>
          </table:table-cell>
          <table:table-cell office:value-type="float" office:value="59.82" calcext:value-type="float">
            <text:p>59.82</text:p>
          </table:table-cell>
          <table:table-cell office:value-type="float" office:value="59.86" calcext:value-type="float">
            <text:p>59.8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92" calcext:value-type="float">
            <text:p>59.92</text:p>
          </table:table-cell>
          <table:table-cell office:value-type="float" office:value="60.73" calcext:value-type="float">
            <text:p>60.73</text:p>
          </table:table-cell>
          <table:table-cell office:value-type="float" office:value="59.86" calcext:value-type="float">
            <text:p>59.86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85" calcext:value-type="float">
            <text:p>58.85</text:p>
          </table:table-cell>
          <table:table-cell office:value-type="float" office:value="59.21" calcext:value-type="float">
            <text:p>59.21</text:p>
          </table:table-cell>
          <table:table-cell office:value-type="float" office:value="59.84" calcext:value-type="float">
            <text:p>59.8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62" calcext:value-type="float">
            <text:p>58.62</text:p>
          </table:table-cell>
          <table:table-cell office:value-type="float" office:value="58.76" calcext:value-type="float">
            <text:p>58.76</text:p>
          </table:table-cell>
          <table:table-cell office:value-type="float" office:value="59.82" calcext:value-type="float">
            <text:p>59.8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65" calcext:value-type="float">
            <text:p>58.65</text:p>
          </table:table-cell>
          <table:table-cell office:value-type="float" office:value="59.61" calcext:value-type="float">
            <text:p>59.61</text:p>
          </table:table-cell>
          <table:table-cell office:value-type="float" office:value="59.73" calcext:value-type="float">
            <text:p>59.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99" calcext:value-type="float">
            <text:p>58.99</text:p>
          </table:table-cell>
          <table:table-cell office:value-type="float" office:value="59.4" calcext:value-type="float">
            <text:p>59.4</text:p>
          </table:table-cell>
          <table:table-cell office:value-type="float" office:value="59.71" calcext:value-type="float">
            <text:p>59.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61" calcext:value-type="float">
            <text:p>58.61</text:p>
          </table:table-cell>
          <table:table-cell office:value-type="float" office:value="59.36" calcext:value-type="float">
            <text:p>59.36</text:p>
          </table:table-cell>
          <table:table-cell office:value-type="float" office:value="59.69" calcext:value-type="float">
            <text:p>59.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5" calcext:value-type="float">
            <text:p>58.15</text:p>
          </table:table-cell>
          <table:table-cell office:value-type="float" office:value="58.6" calcext:value-type="float">
            <text:p>58.6</text:p>
          </table:table-cell>
          <table:table-cell office:value-type="float" office:value="59.68" calcext:value-type="float">
            <text:p>59.6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91" calcext:value-type="float">
            <text:p>55.91</text:p>
          </table:table-cell>
          <table:table-cell office:value-type="float" office:value="56.21" calcext:value-type="float">
            <text:p>56.21</text:p>
          </table:table-cell>
          <table:table-cell office:value-type="float" office:value="59.65" calcext:value-type="float">
            <text:p>59.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62" calcext:value-type="float">
            <text:p>56.62</text:p>
          </table:table-cell>
          <table:table-cell office:value-type="float" office:value="56.82" calcext:value-type="float">
            <text:p>56.82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51" calcext:value-type="float">
            <text:p>58.51</text:p>
          </table:table-cell>
          <table:table-cell office:value-type="float" office:value="58.87" calcext:value-type="float">
            <text:p>58.87</text:p>
          </table:table-cell>
          <table:table-cell office:value-type="float" office:value="59.57" calcext:value-type="float">
            <text:p>59.5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57.52" calcext:value-type="float">
            <text:p>57.52</text:p>
          </table:table-cell>
          <table:table-cell office:value-type="float" office:value="59.56" calcext:value-type="float">
            <text:p>59.5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59.85" calcext:value-type="float">
            <text:p>59.85</text:p>
          </table:table-cell>
          <table:table-cell office:value-type="float" office:value="59.56" calcext:value-type="float">
            <text:p>59.5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1.87" calcext:value-type="float">
            <text:p>61.87</text:p>
          </table:table-cell>
          <table:table-cell office:value-type="float" office:value="59.53" calcext:value-type="float">
            <text:p>59.5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2" calcext:value-type="float">
            <text:p>59.42</text:p>
          </table:table-cell>
          <table:table-cell office:value-type="float" office:value="60.24" calcext:value-type="float">
            <text:p>60.24</text:p>
          </table:table-cell>
          <table:table-cell office:value-type="float" office:value="59.51" calcext:value-type="float">
            <text:p>59.5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87" calcext:value-type="float">
            <text:p>57.87</text:p>
          </table:table-cell>
          <table:table-cell office:value-type="float" office:value="57.95" calcext:value-type="float">
            <text:p>57.95</text:p>
          </table:table-cell>
          <table:table-cell office:value-type="float" office:value="59.49" calcext:value-type="float">
            <text:p>59.4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14" calcext:value-type="float">
            <text:p>59.14</text:p>
          </table:table-cell>
          <table:table-cell office:value-type="float" office:value="59.9" calcext:value-type="float">
            <text:p>59.9</text:p>
          </table:table-cell>
          <table:table-cell office:value-type="float" office:value="59.47" calcext:value-type="float">
            <text:p>59.4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68" calcext:value-type="float">
            <text:p>58.68</text:p>
          </table:table-cell>
          <table:table-cell office:value-type="float" office:value="59.44" calcext:value-type="float">
            <text:p>59.44</text:p>
          </table:table-cell>
          <table:table-cell office:value-type="float" office:value="59.39" calcext:value-type="float">
            <text:p>5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27" calcext:value-type="float">
            <text:p>58.27</text:p>
          </table:table-cell>
          <table:table-cell office:value-type="float" office:value="58.65" calcext:value-type="float">
            <text:p>58.65</text:p>
          </table:table-cell>
          <table:table-cell office:value-type="float" office:value="59.39" calcext:value-type="float">
            <text:p>59.39</text:p>
          </table:table-cell>
          <table:table-cell table:number-columns-repeated="3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82" calcext:value-type="float">
            <text:p>56.82</text:p>
          </table:table-cell>
          <table:table-cell office:value-type="float" office:value="57.12" calcext:value-type="float">
            <text:p>57.12</text:p>
          </table:table-cell>
          <table:table-cell office:value-type="float" office:value="59.37" calcext:value-type="float">
            <text:p>59.3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7" calcext:value-type="float">
            <text:p>57.7</text:p>
          </table:table-cell>
          <table:table-cell office:value-type="float" office:value="57.87" calcext:value-type="float">
            <text:p>57.87</text:p>
          </table:table-cell>
          <table:table-cell office:value-type="float" office:value="59.35" calcext:value-type="float">
            <text:p>59.35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25" calcext:value-type="float">
            <text:p>58.25</text:p>
          </table:table-cell>
          <table:table-cell office:value-type="float" office:value="58.82" calcext:value-type="float">
            <text:p>58.82</text:p>
          </table:table-cell>
          <table:table-cell office:value-type="float" office:value="59.35" calcext:value-type="float">
            <text:p>59.3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58.96" calcext:value-type="float">
            <text:p>58.96</text:p>
          </table:table-cell>
          <table:table-cell office:value-type="float" office:value="59.34" calcext:value-type="float">
            <text:p>59.3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49" calcext:value-type="float">
            <text:p>58.49</text:p>
          </table:table-cell>
          <table:table-cell office:value-type="float" office:value="59.27" calcext:value-type="float">
            <text:p>59.27</text:p>
          </table:table-cell>
          <table:table-cell office:value-type="float" office:value="59.32" calcext:value-type="float">
            <text:p>59.3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6" calcext:value-type="float">
            <text:p>58.16</text:p>
          </table:table-cell>
          <table:table-cell office:value-type="float" office:value="58.9" calcext:value-type="float">
            <text:p>58.9</text:p>
          </table:table-cell>
          <table:table-cell office:value-type="float" office:value="59.32" calcext:value-type="float">
            <text:p>59.3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62" calcext:value-type="float">
            <text:p>57.62</text:p>
          </table:table-cell>
          <table:table-cell office:value-type="float" office:value="58.15" calcext:value-type="float">
            <text:p>58.15</text:p>
          </table:table-cell>
          <table:table-cell office:value-type="float" office:value="59.32" calcext:value-type="float">
            <text:p>59.3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83" calcext:value-type="float">
            <text:p>58.83</text:p>
          </table:table-cell>
          <table:table-cell office:value-type="float" office:value="60.02" calcext:value-type="float">
            <text:p>60.02</text:p>
          </table:table-cell>
          <table:table-cell office:value-type="float" office:value="59.31" calcext:value-type="float">
            <text:p>59.3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1" calcext:value-type="float">
            <text:p>59.1</text:p>
          </table:table-cell>
          <table:table-cell office:value-type="float" office:value="59.42" calcext:value-type="float">
            <text:p>59.42</text:p>
          </table:table-cell>
          <table:table-cell office:value-type="float" office:value="59.29" calcext:value-type="float">
            <text:p>59.2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56" calcext:value-type="float">
            <text:p>56.56</text:p>
          </table:table-cell>
          <table:table-cell office:value-type="float" office:value="56.58" calcext:value-type="float">
            <text:p>56.58</text:p>
          </table:table-cell>
          <table:table-cell office:value-type="float" office:value="59.26" calcext:value-type="float">
            <text:p>59.2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5" calcext:value-type="float">
            <text:p>57.5</text:p>
          </table:table-cell>
          <table:table-cell office:value-type="float" office:value="57.89" calcext:value-type="float">
            <text:p>57.89</text:p>
          </table:table-cell>
          <table:table-cell office:value-type="float" office:value="59.23" calcext:value-type="float">
            <text:p>59.2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59.78" calcext:value-type="float">
            <text:p>59.78</text:p>
          </table:table-cell>
          <table:table-cell office:value-type="float" office:value="59.22" calcext:value-type="float">
            <text:p>59.2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58.64" calcext:value-type="float">
            <text:p>58.64</text:p>
          </table:table-cell>
          <table:table-cell office:value-type="float" office:value="59.21" calcext:value-type="float">
            <text:p>59.2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9" calcext:value-type="float">
            <text:p>58.19</text:p>
          </table:table-cell>
          <table:table-cell office:value-type="float" office:value="59.04" calcext:value-type="float">
            <text:p>59.04</text:p>
          </table:table-cell>
          <table:table-cell office:value-type="float" office:value="59.19" calcext:value-type="float">
            <text:p>59.1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83" calcext:value-type="float">
            <text:p>58.83</text:p>
          </table:table-cell>
          <table:table-cell office:value-type="float" office:value="59.16" calcext:value-type="float">
            <text:p>59.16</text:p>
          </table:table-cell>
          <table:table-cell office:value-type="float" office:value="59.19" calcext:value-type="float">
            <text:p>59.1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1" calcext:value-type="float">
            <text:p>57.1</text:p>
          </table:table-cell>
          <table:table-cell office:value-type="float" office:value="57.53" calcext:value-type="float">
            <text:p>57.53</text:p>
          </table:table-cell>
          <table:table-cell office:value-type="float" office:value="59.18" calcext:value-type="float">
            <text:p>59.1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46" calcext:value-type="float">
            <text:p>56.46</text:p>
          </table:table-cell>
          <table:table-cell office:value-type="float" office:value="56.7" calcext:value-type="float">
            <text:p>56.7</text:p>
          </table:table-cell>
          <table:table-cell office:value-type="float" office:value="59.17" calcext:value-type="float">
            <text:p>59.1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81" calcext:value-type="float">
            <text:p>58.81</text:p>
          </table:table-cell>
          <table:table-cell office:value-type="float" office:value="58.44" calcext:value-type="float">
            <text:p>58.44</text:p>
          </table:table-cell>
          <table:table-cell office:value-type="float" office:value="59.16" calcext:value-type="float">
            <text:p>59.16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56" calcext:value-type="float">
            <text:p>57.56</text:p>
          </table:table-cell>
          <table:table-cell office:value-type="float" office:value="57.48" calcext:value-type="float">
            <text:p>57.48</text:p>
          </table:table-cell>
          <table:table-cell office:value-type="float" office:value="59.14" calcext:value-type="float">
            <text:p>59.1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52" calcext:value-type="float">
            <text:p>57.52</text:p>
          </table:table-cell>
          <table:table-cell office:value-type="float" office:value="57.86" calcext:value-type="float">
            <text:p>57.86</text:p>
          </table:table-cell>
          <table:table-cell office:value-type="float" office:value="59.13" calcext:value-type="float">
            <text:p>59.1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51" calcext:value-type="float">
            <text:p>56.51</text:p>
          </table:table-cell>
          <table:table-cell office:value-type="float" office:value="57.31" calcext:value-type="float">
            <text:p>57.31</text:p>
          </table:table-cell>
          <table:table-cell office:value-type="float" office:value="59.11" calcext:value-type="float">
            <text:p>59.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59.48" calcext:value-type="float">
            <text:p>59.48</text:p>
          </table:table-cell>
          <table:table-cell office:value-type="float" office:value="59.11" calcext:value-type="float">
            <text:p>59.1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07" calcext:value-type="float">
            <text:p>60.07</text:p>
          </table:table-cell>
          <table:table-cell office:value-type="float" office:value="59.98" calcext:value-type="float">
            <text:p>59.98</text:p>
          </table:table-cell>
          <table:table-cell office:value-type="float" office:value="59.05" calcext:value-type="float">
            <text:p>59.0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43" calcext:value-type="float">
            <text:p>56.43</text:p>
          </table:table-cell>
          <table:table-cell office:value-type="float" office:value="56.88" calcext:value-type="float">
            <text:p>56.88</text:p>
          </table:table-cell>
          <table:table-cell office:value-type="float" office:value="59.04" calcext:value-type="float">
            <text:p>59.0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56" calcext:value-type="float">
            <text:p>59.56</text:p>
          </table:table-cell>
          <table:table-cell office:value-type="float" office:value="60.11" calcext:value-type="float">
            <text:p>60.11</text:p>
          </table:table-cell>
          <table:table-cell office:value-type="float" office:value="59.02" calcext:value-type="float">
            <text:p>59.0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61" calcext:value-type="float">
            <text:p>55.61</text:p>
          </table:table-cell>
          <table:table-cell office:value-type="float" office:value="55.43" calcext:value-type="float">
            <text:p>55.4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38" calcext:value-type="float">
            <text:p>56.38</text:p>
          </table:table-cell>
          <table:table-cell office:value-type="float" office:value="58.11" calcext:value-type="float">
            <text:p>58.11</text:p>
          </table:table-cell>
          <table:table-cell office:value-type="float" office:value="58.99" calcext:value-type="float">
            <text:p>58.9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52" calcext:value-type="float">
            <text:p>58.52</text:p>
          </table:table-cell>
          <table:table-cell office:value-type="float" office:value="58.85" calcext:value-type="float">
            <text:p>58.85</text:p>
          </table:table-cell>
          <table:table-cell office:value-type="float" office:value="58.99" calcext:value-type="float">
            <text:p>58.9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.35" calcext:value-type="float">
            <text:p>57.35</text:p>
          </table:table-cell>
          <table:table-cell office:value-type="float" office:value="58.98" calcext:value-type="float">
            <text:p>58.9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55" calcext:value-type="float">
            <text:p>57.55</text:p>
          </table:table-cell>
          <table:table-cell office:value-type="float" office:value="58.24" calcext:value-type="float">
            <text:p>58.24</text:p>
          </table:table-cell>
          <table:table-cell office:value-type="float" office:value="58.96" calcext:value-type="float">
            <text:p>58.9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09" calcext:value-type="float">
            <text:p>57.09</text:p>
          </table:table-cell>
          <table:table-cell office:value-type="float" office:value="57.58" calcext:value-type="float">
            <text:p>57.58</text:p>
          </table:table-cell>
          <table:table-cell office:value-type="float" office:value="58.95" calcext:value-type="float">
            <text:p>58.9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18" calcext:value-type="float">
            <text:p>59.18</text:p>
          </table:table-cell>
          <table:table-cell office:value-type="float" office:value="59.83" calcext:value-type="float">
            <text:p>59.83</text:p>
          </table:table-cell>
          <table:table-cell office:value-type="float" office:value="58.95" calcext:value-type="float">
            <text:p>58.9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75" calcext:value-type="float">
            <text:p>57.75</text:p>
          </table:table-cell>
          <table:table-cell office:value-type="float" office:value="58.15" calcext:value-type="float">
            <text:p>58.15</text:p>
          </table:table-cell>
          <table:table-cell office:value-type="float" office:value="58.95" calcext:value-type="float">
            <text:p>58.9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57.52" calcext:value-type="float">
            <text:p>57.52</text:p>
          </table:table-cell>
          <table:table-cell office:value-type="float" office:value="58.94" calcext:value-type="float">
            <text:p>58.9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56" calcext:value-type="float">
            <text:p>57.56</text:p>
          </table:table-cell>
          <table:table-cell office:value-type="float" office:value="58.35" calcext:value-type="float">
            <text:p>58.35</text:p>
          </table:table-cell>
          <table:table-cell office:value-type="float" office:value="58.92" calcext:value-type="float">
            <text:p>58.9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04" calcext:value-type="float">
            <text:p>57.04</text:p>
          </table:table-cell>
          <table:table-cell office:value-type="float" office:value="57.1" calcext:value-type="float">
            <text:p>57.1</text:p>
          </table:table-cell>
          <table:table-cell office:value-type="float" office:value="58.92" calcext:value-type="float">
            <text:p>58.9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72" calcext:value-type="float">
            <text:p>58.72</text:p>
          </table:table-cell>
          <table:table-cell office:value-type="float" office:value="58.26" calcext:value-type="float">
            <text:p>58.26</text:p>
          </table:table-cell>
          <table:table-cell office:value-type="float" office:value="58.91" calcext:value-type="float">
            <text:p>58.9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47" calcext:value-type="float">
            <text:p>58.47</text:p>
          </table:table-cell>
          <table:table-cell office:value-type="float" office:value="59.35" calcext:value-type="float">
            <text:p>59.35</text:p>
          </table:table-cell>
          <table:table-cell office:value-type="float" office:value="58.89" calcext:value-type="float">
            <text:p>58.8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7" calcext:value-type="float">
            <text:p>56.7</text:p>
          </table:table-cell>
          <table:table-cell office:value-type="float" office:value="57.03" calcext:value-type="float">
            <text:p>57.03</text:p>
          </table:table-cell>
          <table:table-cell office:value-type="float" office:value="58.87" calcext:value-type="float">
            <text:p>58.8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8" calcext:value-type="float">
            <text:p>59.48</text:p>
          </table:table-cell>
          <table:table-cell office:value-type="float" office:value="59.83" calcext:value-type="float">
            <text:p>59.83</text:p>
          </table:table-cell>
          <table:table-cell office:value-type="float" office:value="58.85" calcext:value-type="float">
            <text:p>58.8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.38" calcext:value-type="float">
            <text:p>60.38</text:p>
          </table:table-cell>
          <table:table-cell office:value-type="float" office:value="60.94" calcext:value-type="float">
            <text:p>60.94</text:p>
          </table:table-cell>
          <table:table-cell office:value-type="float" office:value="58.84" calcext:value-type="float">
            <text:p>58.8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15" calcext:value-type="float">
            <text:p>56.15</text:p>
          </table:table-cell>
          <table:table-cell office:value-type="float" office:value="56.3" calcext:value-type="float">
            <text:p>56.3</text:p>
          </table:table-cell>
          <table:table-cell office:value-type="float" office:value="58.82" calcext:value-type="float">
            <text:p>58.8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66" calcext:value-type="float">
            <text:p>58.66</text:p>
          </table:table-cell>
          <table:table-cell office:value-type="float" office:value="59.06" calcext:value-type="float">
            <text:p>59.06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59.29" calcext:value-type="float">
            <text:p>59.29</text:p>
          </table:table-cell>
          <table:table-cell office:value-type="float" office:value="58.78" calcext:value-type="float">
            <text:p>58.7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19" calcext:value-type="float">
            <text:p>58.19</text:p>
          </table:table-cell>
          <table:table-cell office:value-type="float" office:value="58.03" calcext:value-type="float">
            <text:p>58.03</text:p>
          </table:table-cell>
          <table:table-cell office:value-type="float" office:value="58.7" calcext:value-type="float">
            <text:p>58.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75" calcext:value-type="float">
            <text:p>58.75</text:p>
          </table:table-cell>
          <table:table-cell office:value-type="float" office:value="58.56" calcext:value-type="float">
            <text:p>58.56</text:p>
          </table:table-cell>
          <table:table-cell office:value-type="float" office:value="58.7" calcext:value-type="float">
            <text:p>58.7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95" calcext:value-type="float">
            <text:p>58.95</text:p>
          </table:table-cell>
          <table:table-cell office:value-type="float" office:value="59.2" calcext:value-type="float">
            <text:p>59.2</text:p>
          </table:table-cell>
          <table:table-cell office:value-type="float" office:value="58.69" calcext:value-type="float">
            <text:p>58.6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72" calcext:value-type="float">
            <text:p>57.72</text:p>
          </table:table-cell>
          <table:table-cell office:value-type="float" office:value="57.82" calcext:value-type="float">
            <text:p>57.82</text:p>
          </table:table-cell>
          <table:table-cell office:value-type="float" office:value="58.69" calcext:value-type="float">
            <text:p>58.6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07" calcext:value-type="float">
            <text:p>57.07</text:p>
          </table:table-cell>
          <table:table-cell office:value-type="float" office:value="57.28" calcext:value-type="float">
            <text:p>57.28</text:p>
          </table:table-cell>
          <table:table-cell office:value-type="float" office:value="58.69" calcext:value-type="float">
            <text:p>58.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77" calcext:value-type="float">
            <text:p>56.77</text:p>
          </table:table-cell>
          <table:table-cell office:value-type="float" office:value="57.55" calcext:value-type="float">
            <text:p>57.55</text:p>
          </table:table-cell>
          <table:table-cell office:value-type="float" office:value="58.63" calcext:value-type="float">
            <text:p>58.6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24" calcext:value-type="float">
            <text:p>56.24</text:p>
          </table:table-cell>
          <table:table-cell office:value-type="float" office:value="57.32" calcext:value-type="float">
            <text:p>57.32</text:p>
          </table:table-cell>
          <table:table-cell office:value-type="float" office:value="58.59" calcext:value-type="float">
            <text:p>58.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13" calcext:value-type="float">
            <text:p>57.13</text:p>
          </table:table-cell>
          <table:table-cell office:value-type="float" office:value="57.69" calcext:value-type="float">
            <text:p>57.69</text:p>
          </table:table-cell>
          <table:table-cell office:value-type="float" office:value="58.57" calcext:value-type="float">
            <text:p>58.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79" calcext:value-type="float">
            <text:p>58.79</text:p>
          </table:table-cell>
          <table:table-cell office:value-type="float" office:value="58.94" calcext:value-type="float">
            <text:p>58.94</text:p>
          </table:table-cell>
          <table:table-cell office:value-type="float" office:value="58.53" calcext:value-type="float">
            <text:p>58.5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8.86" calcext:value-type="float">
            <text:p>58.86</text:p>
          </table:table-cell>
          <table:table-cell office:value-type="float" office:value="58.49" calcext:value-type="float">
            <text:p>58.4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03" calcext:value-type="float">
            <text:p>58.03</text:p>
          </table:table-cell>
          <table:table-cell office:value-type="float" office:value="58.4" calcext:value-type="float">
            <text:p>58.4</text:p>
          </table:table-cell>
          <table:table-cell office:value-type="float" office:value="58.42" calcext:value-type="float">
            <text:p>58.4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42" calcext:value-type="float">
            <text:p>56.42</text:p>
          </table:table-cell>
          <table:table-cell office:value-type="float" office:value="56.87" calcext:value-type="float">
            <text:p>56.87</text:p>
          </table:table-cell>
          <table:table-cell office:value-type="float" office:value="58.36" calcext:value-type="float">
            <text:p>58.3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96" calcext:value-type="float">
            <text:p>56.96</text:p>
          </table:table-cell>
          <table:table-cell office:value-type="float" office:value="57.62" calcext:value-type="float">
            <text:p>57.62</text:p>
          </table:table-cell>
          <table:table-cell office:value-type="float" office:value="58.34" calcext:value-type="float">
            <text:p>58.3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57.99" calcext:value-type="float">
            <text:p>57.99</text:p>
          </table:table-cell>
          <table:table-cell office:value-type="float" office:value="58.32" calcext:value-type="float">
            <text:p>58.3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93" calcext:value-type="float">
            <text:p>55.93</text:p>
          </table:table-cell>
          <table:table-cell office:value-type="float" office:value="55.79" calcext:value-type="float">
            <text:p>55.79</text:p>
          </table:table-cell>
          <table:table-cell office:value-type="float" office:value="58.3" calcext:value-type="float">
            <text:p>58.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28" calcext:value-type="float">
            <text:p>57.28</text:p>
          </table:table-cell>
          <table:table-cell office:value-type="float" office:value="56.9" calcext:value-type="float">
            <text:p>56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69" calcext:value-type="float">
            <text:p>57.69</text:p>
          </table:table-cell>
          <table:table-cell office:value-type="float" office:value="58.01" calcext:value-type="float">
            <text:p>58.01</text:p>
          </table:table-cell>
          <table:table-cell office:value-type="float" office:value="58.18" calcext:value-type="float">
            <text:p>58.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91" calcext:value-type="float">
            <text:p>56.91</text:p>
          </table:table-cell>
          <table:table-cell office:value-type="float" office:value="56.98" calcext:value-type="float">
            <text:p>56.98</text:p>
          </table:table-cell>
          <table:table-cell office:value-type="float" office:value="58.13" calcext:value-type="float">
            <text:p>58.1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63" calcext:value-type="float">
            <text:p>57.63</text:p>
          </table:table-cell>
          <table:table-cell office:value-type="float" office:value="57.49" calcext:value-type="float">
            <text:p>57.4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37" calcext:value-type="float">
            <text:p>58.37</text:p>
          </table:table-cell>
          <table:table-cell office:value-type="float" office:value="58.7" calcext:value-type="float">
            <text:p>58.7</text:p>
          </table:table-cell>
          <table:table-cell office:value-type="float" office:value="58.09" calcext:value-type="float">
            <text:p>58.0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9.48" calcext:value-type="float">
            <text:p>59.48</text:p>
          </table:table-cell>
          <table:table-cell office:value-type="float" office:value="59.81" calcext:value-type="float">
            <text:p>59.81</text:p>
          </table:table-cell>
          <table:table-cell office:value-type="float" office:value="58.09" calcext:value-type="float">
            <text:p>58.0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89" calcext:value-type="float">
            <text:p>56.89</text:p>
          </table:table-cell>
          <table:table-cell office:value-type="float" office:value="57.74" calcext:value-type="float">
            <text:p>57.74</text:p>
          </table:table-cell>
          <table:table-cell office:value-type="float" office:value="58.08" calcext:value-type="float">
            <text:p>58.0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53" calcext:value-type="float">
            <text:p>58.53</text:p>
          </table:table-cell>
          <table:table-cell office:value-type="float" office:value="58.78" calcext:value-type="float">
            <text:p>58.78</text:p>
          </table:table-cell>
          <table:table-cell office:value-type="float" office:value="58.04" calcext:value-type="float">
            <text:p>58.0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54.9" calcext:value-type="float">
            <text:p>54.9</text:p>
          </table:table-cell>
          <table:table-cell office:value-type="float" office:value="58.04" calcext:value-type="float">
            <text:p>58.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72" calcext:value-type="float">
            <text:p>55.72</text:p>
          </table:table-cell>
          <table:table-cell office:value-type="float" office:value="55.88" calcext:value-type="float">
            <text:p>55.88</text:p>
          </table:table-cell>
          <table:table-cell office:value-type="float" office:value="58.01" calcext:value-type="float">
            <text:p>58.0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91" calcext:value-type="float">
            <text:p>57.91</text:p>
          </table:table-cell>
          <table:table-cell office:value-type="float" office:value="57.98" calcext:value-type="float">
            <text:p>57.98</text:p>
          </table:table-cell>
          <table:table-cell office:value-type="float" office:value="57.97" calcext:value-type="float">
            <text:p>57.9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12" calcext:value-type="float">
            <text:p>55.12</text:p>
          </table:table-cell>
          <table:table-cell office:value-type="float" office:value="55.78" calcext:value-type="float">
            <text:p>55.78</text:p>
          </table:table-cell>
          <table:table-cell office:value-type="float" office:value="57.92" calcext:value-type="float">
            <text:p>57.9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56" calcext:value-type="float">
            <text:p>57.56</text:p>
          </table:table-cell>
          <table:table-cell office:value-type="float" office:value="58.13" calcext:value-type="float">
            <text:p>58.13</text:p>
          </table:table-cell>
          <table:table-cell office:value-type="float" office:value="57.9" calcext:value-type="float">
            <text:p>57.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68" calcext:value-type="float">
            <text:p>56.68</text:p>
          </table:table-cell>
          <table:table-cell office:value-type="float" office:value="56.9" calcext:value-type="float">
            <text:p>56.9</text:p>
          </table:table-cell>
          <table:table-cell office:value-type="float" office:value="57.84" calcext:value-type="float">
            <text:p>57.8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27" calcext:value-type="float">
            <text:p>56.27</text:p>
          </table:table-cell>
          <table:table-cell office:value-type="float" office:value="56.33" calcext:value-type="float">
            <text:p>56.33</text:p>
          </table:table-cell>
          <table:table-cell office:value-type="float" office:value="57.81" calcext:value-type="float">
            <text:p>57.8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62" calcext:value-type="float">
            <text:p>56.62</text:p>
          </table:table-cell>
          <table:table-cell office:value-type="float" office:value="56.94" calcext:value-type="float">
            <text:p>56.94</text:p>
          </table:table-cell>
          <table:table-cell office:value-type="float" office:value="57.8" calcext:value-type="float">
            <text:p>57.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89" calcext:value-type="float">
            <text:p>56.89</text:p>
          </table:table-cell>
          <table:table-cell office:value-type="float" office:value="57.17" calcext:value-type="float">
            <text:p>57.17</text:p>
          </table:table-cell>
          <table:table-cell office:value-type="float" office:value="57.79" calcext:value-type="float">
            <text:p>57.7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45" calcext:value-type="float">
            <text:p>57.45</text:p>
          </table:table-cell>
          <table:table-cell office:value-type="float" office:value="58.1" calcext:value-type="float">
            <text:p>58.1</text:p>
          </table:table-cell>
          <table:table-cell office:value-type="float" office:value="57.76" calcext:value-type="float">
            <text:p>57.7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9" calcext:value-type="float">
            <text:p>57.09</text:p>
          </table:table-cell>
          <table:table-cell office:value-type="float" office:value="57.74" calcext:value-type="float">
            <text:p>57.7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46" calcext:value-type="float">
            <text:p>55.46</text:p>
          </table:table-cell>
          <table:table-cell office:value-type="float" office:value="55.89" calcext:value-type="float">
            <text:p>55.89</text:p>
          </table:table-cell>
          <table:table-cell office:value-type="float" office:value="57.71" calcext:value-type="float">
            <text:p>57.7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71" calcext:value-type="float">
            <text:p>53.71</text:p>
          </table:table-cell>
          <table:table-cell office:value-type="float" office:value="54.12" calcext:value-type="float">
            <text:p>54.12</text:p>
          </table:table-cell>
          <table:table-cell office:value-type="float" office:value="57.7" calcext:value-type="float">
            <text:p>57.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14" calcext:value-type="float">
            <text:p>56.14</text:p>
          </table:table-cell>
          <table:table-cell office:value-type="float" office:value="56.32" calcext:value-type="float">
            <text:p>56.32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86" calcext:value-type="float">
            <text:p>57.86</text:p>
          </table:table-cell>
          <table:table-cell office:value-type="float" office:value="58.26" calcext:value-type="float">
            <text:p>58.26</text:p>
          </table:table-cell>
          <table:table-cell office:value-type="float" office:value="57.66" calcext:value-type="float">
            <text:p>57.6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65" calcext:value-type="float">
            <text:p>57.65</text:p>
          </table:table-cell>
          <table:table-cell office:value-type="float" office:value="58.12" calcext:value-type="float">
            <text:p>58.12</text:p>
          </table:table-cell>
          <table:table-cell office:value-type="float" office:value="57.61" calcext:value-type="float">
            <text:p>57.61</text:p>
          </table:table-cell>
          <table:table-cell table:number-columns-repeated="3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74" calcext:value-type="float">
            <text:p>57.74</text:p>
          </table:table-cell>
          <table:table-cell office:value-type="float" office:value="57.84" calcext:value-type="float">
            <text:p>57.84</text:p>
          </table:table-cell>
          <table:table-cell office:value-type="float" office:value="57.6" calcext:value-type="float">
            <text:p>57.6</text:p>
          </table:table-cell>
          <table:table-cell table:number-columns-repeated="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58.02" calcext:value-type="float">
            <text:p>58.02</text:p>
          </table:table-cell>
          <table:table-cell office:value-type="float" office:value="57.58" calcext:value-type="float">
            <text:p>57.5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42" calcext:value-type="float">
            <text:p>58.42</text:p>
          </table:table-cell>
          <table:table-cell office:value-type="float" office:value="58.9" calcext:value-type="float">
            <text:p>58.9</text:p>
          </table:table-cell>
          <table:table-cell office:value-type="float" office:value="57.57" calcext:value-type="float">
            <text:p>57.5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29" calcext:value-type="float">
            <text:p>57.29</text:p>
          </table:table-cell>
          <table:table-cell office:value-type="float" office:value="57.98" calcext:value-type="float">
            <text:p>57.98</text:p>
          </table:table-cell>
          <table:table-cell office:value-type="float" office:value="57.54" calcext:value-type="float">
            <text:p>57.5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57" calcext:value-type="float">
            <text:p>55.57</text:p>
          </table:table-cell>
          <table:table-cell office:value-type="float" office:value="56.25" calcext:value-type="float">
            <text:p>56.25</text:p>
          </table:table-cell>
          <table:table-cell office:value-type="float" office:value="57.54" calcext:value-type="float">
            <text:p>57.54</text:p>
          </table:table-cell>
          <table:table-cell table:number-columns-repeated="3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01" calcext:value-type="float">
            <text:p>57.01</text:p>
          </table:table-cell>
          <table:table-cell office:value-type="float" office:value="57.72" calcext:value-type="float">
            <text:p>57.72</text:p>
          </table:table-cell>
          <table:table-cell office:value-type="float" office:value="57.51" calcext:value-type="float">
            <text:p>57.5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39" calcext:value-type="float">
            <text:p>53.39</text:p>
          </table:table-cell>
          <table:table-cell office:value-type="float" office:value="53.65" calcext:value-type="float">
            <text:p>53.65</text:p>
          </table:table-cell>
          <table:table-cell office:value-type="float" office:value="57.48" calcext:value-type="float">
            <text:p>57.4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15" calcext:value-type="float">
            <text:p>55.15</text:p>
          </table:table-cell>
          <table:table-cell office:value-type="float" office:value="54.78" calcext:value-type="float">
            <text:p>54.78</text:p>
          </table:table-cell>
          <table:table-cell office:value-type="float" office:value="57.43" calcext:value-type="float">
            <text:p>57.4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71" calcext:value-type="float">
            <text:p>55.71</text:p>
          </table:table-cell>
          <table:table-cell office:value-type="float" office:value="55.41" calcext:value-type="float">
            <text:p>55.41</text:p>
          </table:table-cell>
          <table:table-cell office:value-type="float" office:value="57.34" calcext:value-type="float">
            <text:p>57.3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94" calcext:value-type="float">
            <text:p>54.94</text:p>
          </table:table-cell>
          <table:table-cell office:value-type="float" office:value="55.65" calcext:value-type="float">
            <text:p>55.65</text:p>
          </table:table-cell>
          <table:table-cell office:value-type="float" office:value="57.33" calcext:value-type="float">
            <text:p>57.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1.36" calcext:value-type="float">
            <text:p>51.36</text:p>
          </table:table-cell>
          <table:table-cell office:value-type="float" office:value="51.8" calcext:value-type="float">
            <text:p>51.8</text:p>
          </table:table-cell>
          <table:table-cell office:value-type="float" office:value="57.3" calcext:value-type="float">
            <text:p>57.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.39" calcext:value-type="float">
            <text:p>58.39</text:p>
          </table:table-cell>
          <table:table-cell office:value-type="float" office:value="58.03" calcext:value-type="float">
            <text:p>58.03</text:p>
          </table:table-cell>
          <table:table-cell office:value-type="float" office:value="57.29" calcext:value-type="float">
            <text:p>57.2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29" calcext:value-type="float">
            <text:p>57.29</text:p>
          </table:table-cell>
          <table:table-cell office:value-type="float" office:value="57.59" calcext:value-type="float">
            <text:p>57.59</text:p>
          </table:table-cell>
          <table:table-cell office:value-type="float" office:value="57.22" calcext:value-type="float">
            <text:p>57.2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94" calcext:value-type="float">
            <text:p>55.94</text:p>
          </table:table-cell>
          <table:table-cell office:value-type="float" office:value="56.34" calcext:value-type="float">
            <text:p>56.34</text:p>
          </table:table-cell>
          <table:table-cell office:value-type="float" office:value="57.19" calcext:value-type="float">
            <text:p>57.1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81" calcext:value-type="float">
            <text:p>56.81</text:p>
          </table:table-cell>
          <table:table-cell office:value-type="float" office:value="56.82" calcext:value-type="float">
            <text:p>56.82</text:p>
          </table:table-cell>
          <table:table-cell office:value-type="float" office:value="57.18" calcext:value-type="float">
            <text:p>57.1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98" calcext:value-type="float">
            <text:p>56.98</text:p>
          </table:table-cell>
          <table:table-cell office:value-type="float" office:value="57.28" calcext:value-type="float">
            <text:p>57.28</text:p>
          </table:table-cell>
          <table:table-cell office:value-type="float" office:value="57.15" calcext:value-type="float">
            <text:p>57.1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76" calcext:value-type="float">
            <text:p>55.76</text:p>
          </table:table-cell>
          <table:table-cell office:value-type="float" office:value="56.18" calcext:value-type="float">
            <text:p>56.18</text:p>
          </table:table-cell>
          <table:table-cell office:value-type="float" office:value="57.03" calcext:value-type="float">
            <text:p>57.0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.69" calcext:value-type="float">
            <text:p>49.69</text:p>
          </table:table-cell>
          <table:table-cell office:value-type="float" office:value="50.26" calcext:value-type="float">
            <text:p>50.26</text:p>
          </table:table-cell>
          <table:table-cell office:value-type="float" office:value="57.01" calcext:value-type="float">
            <text:p>57.0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98" calcext:value-type="float">
            <text:p>56.98</text:p>
          </table:table-cell>
          <table:table-cell office:value-type="float" office:value="57.59" calcext:value-type="float">
            <text:p>57.59</text:p>
          </table:table-cell>
          <table:table-cell office:value-type="float" office:value="56.93" calcext:value-type="float">
            <text:p>56.9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35" calcext:value-type="float">
            <text:p>56.35</text:p>
          </table:table-cell>
          <table:table-cell office:value-type="float" office:value="56.83" calcext:value-type="float">
            <text:p>56.83</text:p>
          </table:table-cell>
          <table:table-cell office:value-type="float" office:value="56.84" calcext:value-type="float">
            <text:p>56.8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64" calcext:value-type="float">
            <text:p>56.64</text:p>
          </table:table-cell>
          <table:table-cell office:value-type="float" office:value="56.87" calcext:value-type="float">
            <text:p>56.87</text:p>
          </table:table-cell>
          <table:table-cell office:value-type="float" office:value="56.83" calcext:value-type="float">
            <text:p>56.8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38" calcext:value-type="float">
            <text:p>53.38</text:p>
          </table:table-cell>
          <table:table-cell office:value-type="float" office:value="51.31" calcext:value-type="float">
            <text:p>51.31</text:p>
          </table:table-cell>
          <table:table-cell office:value-type="float" office:value="56.72" calcext:value-type="float">
            <text:p>56.7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03" calcext:value-type="float">
            <text:p>56.03</text:p>
          </table:table-cell>
          <table:table-cell office:value-type="float" office:value="56.44" calcext:value-type="float">
            <text:p>56.44</text:p>
          </table:table-cell>
          <table:table-cell office:value-type="float" office:value="56.69" calcext:value-type="float">
            <text:p>56.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1.65" calcext:value-type="float">
            <text:p>51.65</text:p>
          </table:table-cell>
          <table:table-cell office:value-type="float" office:value="50.96" calcext:value-type="float">
            <text:p>50.96</text:p>
          </table:table-cell>
          <table:table-cell office:value-type="float" office:value="56.55" calcext:value-type="float">
            <text:p>56.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61" calcext:value-type="float">
            <text:p>53.61</text:p>
          </table:table-cell>
          <table:table-cell office:value-type="float" office:value="54.19" calcext:value-type="float">
            <text:p>54.19</text:p>
          </table:table-cell>
          <table:table-cell office:value-type="float" office:value="56.54" calcext:value-type="float">
            <text:p>56.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01" calcext:value-type="float">
            <text:p>53.01</text:p>
          </table:table-cell>
          <table:table-cell office:value-type="float" office:value="52.5" calcext:value-type="float">
            <text:p>52.5</text:p>
          </table:table-cell>
          <table:table-cell office:value-type="float" office:value="56.43" calcext:value-type="float">
            <text:p>56.4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33" calcext:value-type="float">
            <text:p>54.33</text:p>
          </table:table-cell>
          <table:table-cell office:value-type="float" office:value="54.27" calcext:value-type="float">
            <text:p>54.27</text:p>
          </table:table-cell>
          <table:table-cell office:value-type="float" office:value="56.41" calcext:value-type="float">
            <text:p>56.4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99" calcext:value-type="float">
            <text:p>53.99</text:p>
          </table:table-cell>
          <table:table-cell office:value-type="float" office:value="54.36" calcext:value-type="float">
            <text:p>54.36</text:p>
          </table:table-cell>
          <table:table-cell office:value-type="float" office:value="56.28" calcext:value-type="float">
            <text:p>56.2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69" calcext:value-type="float">
            <text:p>54.69</text:p>
          </table:table-cell>
          <table:table-cell office:value-type="float" office:value="54.71" calcext:value-type="float">
            <text:p>54.71</text:p>
          </table:table-cell>
          <table:table-cell office:value-type="float" office:value="56.2" calcext:value-type="float">
            <text:p>56.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38" calcext:value-type="float">
            <text:p>56.38</text:p>
          </table:table-cell>
          <table:table-cell office:value-type="float" office:value="56.48" calcext:value-type="float">
            <text:p>56.48</text:p>
          </table:table-cell>
          <table:table-cell office:value-type="float" office:value="56.08" calcext:value-type="float">
            <text:p>56.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02" calcext:value-type="float">
            <text:p>56.02</text:p>
          </table:table-cell>
          <table:table-cell office:value-type="float" office:value="56.05" calcext:value-type="float">
            <text:p>56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29" calcext:value-type="float">
            <text:p>55.29</text:p>
          </table:table-cell>
          <table:table-cell office:value-type="float" office:value="55.94" calcext:value-type="float">
            <text:p>55.94</text:p>
          </table:table-cell>
          <table:table-cell office:value-type="float" office:value="56.04" calcext:value-type="float">
            <text:p>56.0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53" calcext:value-type="float">
            <text:p>55.53</text:p>
          </table:table-cell>
          <table:table-cell office:value-type="float" office:value="55.54" calcext:value-type="float">
            <text:p>55.54</text:p>
          </table:table-cell>
          <table:table-cell office:value-type="float" office:value="56.03" calcext:value-type="float">
            <text:p>56.0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97" calcext:value-type="float">
            <text:p>56.97</text:p>
          </table:table-cell>
          <table:table-cell office:value-type="float" office:value="57.19" calcext:value-type="float">
            <text:p>57.19</text:p>
          </table:table-cell>
          <table:table-cell office:value-type="float" office:value="56.01" calcext:value-type="float">
            <text:p>56.0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.82" calcext:value-type="float">
            <text:p>50.82</text:p>
          </table:table-cell>
          <table:table-cell office:value-type="float" office:value="51" calcext:value-type="float">
            <text:p>51</text:p>
          </table:table-cell>
          <table:table-cell office:value-type="float" office:value="55.99" calcext:value-type="float">
            <text:p>55.9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53" calcext:value-type="float">
            <text:p>56.53</text:p>
          </table:table-cell>
          <table:table-cell office:value-type="float" office:value="56.38" calcext:value-type="float">
            <text:p>56.38</text:p>
          </table:table-cell>
          <table:table-cell office:value-type="float" office:value="55.93" calcext:value-type="float">
            <text:p>55.9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77" calcext:value-type="float">
            <text:p>55.77</text:p>
          </table:table-cell>
          <table:table-cell office:value-type="float" office:value="55.56" calcext:value-type="float">
            <text:p>55.56</text:p>
          </table:table-cell>
          <table:table-cell office:value-type="float" office:value="55.93" calcext:value-type="float">
            <text:p>55.9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66" calcext:value-type="float">
            <text:p>54.66</text:p>
          </table:table-cell>
          <table:table-cell office:value-type="float" office:value="54.97" calcext:value-type="float">
            <text:p>54.97</text:p>
          </table:table-cell>
          <table:table-cell office:value-type="float" office:value="55.91" calcext:value-type="float">
            <text:p>55.9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98" calcext:value-type="float">
            <text:p>55.98</text:p>
          </table:table-cell>
          <table:table-cell office:value-type="float" office:value="56.47" calcext:value-type="float">
            <text:p>56.47</text:p>
          </table:table-cell>
          <table:table-cell office:value-type="float" office:value="55.78" calcext:value-type="float">
            <text:p>55.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.88" calcext:value-type="float">
            <text:p>55.88</text:p>
          </table:table-cell>
          <table:table-cell office:value-type="float" office:value="55.78" calcext:value-type="float">
            <text:p>55.7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2" calcext:value-type="float">
            <text:p>56.2</text:p>
          </table:table-cell>
          <table:table-cell office:value-type="float" office:value="57.04" calcext:value-type="float">
            <text:p>57.04</text:p>
          </table:table-cell>
          <table:table-cell office:value-type="float" office:value="55.71" calcext:value-type="float">
            <text:p>55.7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33" calcext:value-type="float">
            <text:p>54.33</text:p>
          </table:table-cell>
          <table:table-cell office:value-type="float" office:value="54.53" calcext:value-type="float">
            <text:p>54.53</text:p>
          </table:table-cell>
          <table:table-cell office:value-type="float" office:value="55.71" calcext:value-type="float">
            <text:p>55.71</text:p>
          </table:table-cell>
          <table:table-cell table:number-columns-repeated="3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93" calcext:value-type="float">
            <text:p>54.93</text:p>
          </table:table-cell>
          <table:table-cell office:value-type="float" office:value="55.22" calcext:value-type="float">
            <text:p>55.22</text:p>
          </table:table-cell>
          <table:table-cell office:value-type="float" office:value="55.7" calcext:value-type="float">
            <text:p>55.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03" calcext:value-type="float">
            <text:p>54.03</text:p>
          </table:table-cell>
          <table:table-cell office:value-type="float" office:value="54.18" calcext:value-type="float">
            <text:p>54.18</text:p>
          </table:table-cell>
          <table:table-cell office:value-type="float" office:value="55.68" calcext:value-type="float">
            <text:p>55.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34" calcext:value-type="float">
            <text:p>54.34</text:p>
          </table:table-cell>
          <table:table-cell office:value-type="float" office:value="53.96" calcext:value-type="float">
            <text:p>53.96</text:p>
          </table:table-cell>
          <table:table-cell office:value-type="float" office:value="55.65" calcext:value-type="float">
            <text:p>55.6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59" calcext:value-type="float">
            <text:p>54.59</text:p>
          </table:table-cell>
          <table:table-cell office:value-type="float" office:value="54.87" calcext:value-type="float">
            <text:p>54.87</text:p>
          </table:table-cell>
          <table:table-cell office:value-type="float" office:value="55.6" calcext:value-type="float">
            <text:p>55.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8" calcext:value-type="float">
            <text:p>54.8</text:p>
          </table:table-cell>
          <table:table-cell office:value-type="float" office:value="54.98" calcext:value-type="float">
            <text:p>54.98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54" calcext:value-type="float">
            <text:p>55.54</text:p>
          </table:table-cell>
          <table:table-cell office:value-type="float" office:value="55.74" calcext:value-type="float">
            <text:p>55.74</text:p>
          </table:table-cell>
          <table:table-cell office:value-type="float" office:value="55.49" calcext:value-type="float">
            <text:p>55.4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05" calcext:value-type="float">
            <text:p>54.05</text:p>
          </table:table-cell>
          <table:table-cell office:value-type="float" office:value="55.26" calcext:value-type="float">
            <text:p>55.26</text:p>
          </table:table-cell>
          <table:table-cell office:value-type="float" office:value="55.37" calcext:value-type="float">
            <text:p>55.3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54.6" calcext:value-type="float">
            <text:p>54.6</text:p>
          </table:table-cell>
          <table:table-cell office:value-type="float" office:value="55.36" calcext:value-type="float">
            <text:p>55.3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.56" calcext:value-type="float">
            <text:p>50.56</text:p>
          </table:table-cell>
          <table:table-cell office:value-type="float" office:value="50.04" calcext:value-type="float">
            <text:p>50.04</text:p>
          </table:table-cell>
          <table:table-cell office:value-type="float" office:value="55.35" calcext:value-type="float">
            <text:p>55.3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2" calcext:value-type="float">
            <text:p>55.2</text:p>
          </table:table-cell>
          <table:table-cell office:value-type="float" office:value="55.05" calcext:value-type="float">
            <text:p>55.05</text:p>
          </table:table-cell>
          <table:table-cell office:value-type="float" office:value="55.31" calcext:value-type="float">
            <text:p>55.3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61" calcext:value-type="float">
            <text:p>54.61</text:p>
          </table:table-cell>
          <table:table-cell office:value-type="float" office:value="54.98" calcext:value-type="float">
            <text:p>54.98</text:p>
          </table:table-cell>
          <table:table-cell office:value-type="float" office:value="55.26" calcext:value-type="float">
            <text:p>55.2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2.91" calcext:value-type="float">
            <text:p>52.91</text:p>
          </table:table-cell>
          <table:table-cell office:value-type="float" office:value="52.47" calcext:value-type="float">
            <text:p>52.47</text:p>
          </table:table-cell>
          <table:table-cell office:value-type="float" office:value="55.14" calcext:value-type="float">
            <text:p>55.1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.49" calcext:value-type="float">
            <text:p>57.49</text:p>
          </table:table-cell>
          <table:table-cell office:value-type="float" office:value="57.85" calcext:value-type="float">
            <text:p>57.85</text:p>
          </table:table-cell>
          <table:table-cell office:value-type="float" office:value="54.99" calcext:value-type="float">
            <text:p>54.9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29" calcext:value-type="float">
            <text:p>53.29</text:p>
          </table:table-cell>
          <table:table-cell office:value-type="float" office:value="53.4" calcext:value-type="float">
            <text:p>53.4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38" calcext:value-type="float">
            <text:p>55.38</text:p>
          </table:table-cell>
          <table:table-cell office:value-type="float" office:value="55.47" calcext:value-type="float">
            <text:p>55.47</text:p>
          </table:table-cell>
          <table:table-cell office:value-type="float" office:value="54.81" calcext:value-type="float">
            <text:p>54.8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.69" calcext:value-type="float">
            <text:p>56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4.76" calcext:value-type="float">
            <text:p>54.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7" calcext:value-type="float">
            <text:p>53.7</text:p>
          </table:table-cell>
          <table:table-cell office:value-type="float" office:value="53.77" calcext:value-type="float">
            <text:p>53.77</text:p>
          </table:table-cell>
          <table:table-cell office:value-type="float" office:value="54.62" calcext:value-type="float">
            <text:p>54.6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.81" calcext:value-type="float">
            <text:p>50.81</text:p>
          </table:table-cell>
          <table:table-cell office:value-type="float" office:value="50.97" calcext:value-type="float">
            <text:p>50.97</text:p>
          </table:table-cell>
          <table:table-cell office:value-type="float" office:value="54.36" calcext:value-type="float">
            <text:p>54.3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2.94" calcext:value-type="float">
            <text:p>52.94</text:p>
          </table:table-cell>
          <table:table-cell office:value-type="float" office:value="53.2" calcext:value-type="float">
            <text:p>53.2</text:p>
          </table:table-cell>
          <table:table-cell office:value-type="float" office:value="54.23" calcext:value-type="float">
            <text:p>54.2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44" calcext:value-type="float">
            <text:p>55.44</text:p>
          </table:table-cell>
          <table:table-cell office:value-type="float" office:value="56.23" calcext:value-type="float">
            <text:p>56.23</text:p>
          </table:table-cell>
          <table:table-cell office:value-type="float" office:value="53.89" calcext:value-type="float">
            <text:p>53.8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2.53" calcext:value-type="float">
            <text:p>52.53</text:p>
          </table:table-cell>
          <table:table-cell office:value-type="float" office:value="52.52" calcext:value-type="float">
            <text:p>52.52</text:p>
          </table:table-cell>
          <table:table-cell office:value-type="float" office:value="53.51" calcext:value-type="float">
            <text:p>53.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65" calcext:value-type="float">
            <text:p>55.65</text:p>
          </table:table-cell>
          <table:table-cell office:value-type="float" office:value="55.71" calcext:value-type="float">
            <text:p>55.71</text:p>
          </table:table-cell>
          <table:table-cell office:value-type="float" office:value="53.48" calcext:value-type="float">
            <text:p>53.4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95" calcext:value-type="float">
            <text:p>53.95</text:p>
          </table:table-cell>
          <table:table-cell office:value-type="float" office:value="54.12" calcext:value-type="float">
            <text:p>54.12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2.76" calcext:value-type="float">
            <text:p>52.76</text:p>
          </table:table-cell>
          <table:table-cell office:value-type="float" office:value="52.81" calcext:value-type="float">
            <text:p>52.81</text:p>
          </table:table-cell>
          <table:table-cell office:value-type="float" office:value="53.11" calcext:value-type="float">
            <text:p>53.1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62" calcext:value-type="float">
            <text:p>54.62</text:p>
          </table:table-cell>
          <table:table-cell office:value-type="float" office:value="54.88" calcext:value-type="float">
            <text:p>54.88</text:p>
          </table:table-cell>
          <table:table-cell office:value-type="float" office:value="53.03" calcext:value-type="float">
            <text:p>53.0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6.27" calcext:value-type="float">
            <text:p>46.27</text:p>
          </table:table-cell>
          <table:table-cell office:value-type="float" office:value="46.81" calcext:value-type="float">
            <text:p>46.81</text:p>
          </table:table-cell>
          <table:table-cell office:value-type="float" office:value="52.85" calcext:value-type="float">
            <text:p>52.8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1.79" calcext:value-type="float">
            <text:p>51.79</text:p>
          </table:table-cell>
          <table:table-cell office:value-type="float" office:value="52.69" calcext:value-type="float">
            <text:p>52.69</text:p>
          </table:table-cell>
          <table:table-cell office:value-type="float" office:value="52.72" calcext:value-type="float">
            <text:p>52.7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3.11" calcext:value-type="float">
            <text:p>53.11</text:p>
          </table:table-cell>
          <table:table-cell office:value-type="float" office:value="53.01" calcext:value-type="float">
            <text:p>53.01</text:p>
          </table:table-cell>
          <table:table-cell office:value-type="float" office:value="52.33" calcext:value-type="float">
            <text:p>52.3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84" calcext:value-type="float">
            <text:p>54.84</text:p>
          </table:table-cell>
          <table:table-cell office:value-type="float" office:value="55.54" calcext:value-type="float">
            <text:p>55.54</text:p>
          </table:table-cell>
          <table:table-cell office:value-type="float" office:value="52.28" calcext:value-type="float">
            <text:p>52.2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5.76" calcext:value-type="float">
            <text:p>55.76</text:p>
          </table:table-cell>
          <table:table-cell office:value-type="float" office:value="56.3" calcext:value-type="float">
            <text:p>56.3</text:p>
          </table:table-cell>
          <table:table-cell office:value-type="float" office:value="52.16" calcext:value-type="float">
            <text:p>52.1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.39" calcext:value-type="float">
            <text:p>50.39</text:p>
          </table:table-cell>
          <table:table-cell office:value-type="float" office:value="50.52" calcext:value-type="float">
            <text:p>50.52</text:p>
          </table:table-cell>
          <table:table-cell office:value-type="float" office:value="52.08" calcext:value-type="float">
            <text:p>52.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.83" calcext:value-type="float">
            <text:p>47.83</text:p>
          </table:table-cell>
          <table:table-cell office:value-type="float" office:value="48.8" calcext:value-type="float">
            <text:p>48.8</text:p>
          </table:table-cell>
          <table:table-cell office:value-type="float" office:value="51.87" calcext:value-type="float">
            <text:p>51.8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1.06" calcext:value-type="float">
            <text:p>51.06</text:p>
          </table:table-cell>
          <table:table-cell office:value-type="float" office:value="51.07" calcext:value-type="float">
            <text:p>51.07</text:p>
          </table:table-cell>
          <table:table-cell office:value-type="float" office:value="51.81" calcext:value-type="float">
            <text:p>51.8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4.83" calcext:value-type="float">
            <text:p>44.83</text:p>
          </table:table-cell>
          <table:table-cell office:value-type="float" office:value="45.94" calcext:value-type="float">
            <text:p>45.94</text:p>
          </table:table-cell>
          <table:table-cell office:value-type="float" office:value="51.45" calcext:value-type="float">
            <text:p>51.4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1.76" calcext:value-type="float">
            <text:p>51.76</text:p>
          </table:table-cell>
          <table:table-cell office:value-type="float" office:value="53.39" calcext:value-type="float">
            <text:p>53.39</text:p>
          </table:table-cell>
          <table:table-cell office:value-type="float" office:value="51.19" calcext:value-type="float">
            <text:p>51.1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17" calcext:value-type="float">
            <text:p>54.17</text:p>
          </table:table-cell>
          <table:table-cell office:value-type="float" office:value="54.53" calcext:value-type="float">
            <text:p>54.53</text:p>
          </table:table-cell>
          <table:table-cell office:value-type="float" office:value="50.99" calcext:value-type="float">
            <text:p>50.9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</table:table>
      <table:table table:name="Pivot Table_test_1" table:style-name="ta1">
        <table:table-column table:style-name="co19" table:default-cell-style-name="ce5"/>
        <table:table-column table:style-name="co20" table:default-cell-style-name="ce13"/>
        <table:table-column table:style-name="co15" table:default-cell-style-name="ce21"/>
        <table:table-column table:style-name="co15" table:default-cell-style-name="ce24"/>
        <table:table-column table:style-name="co15" table:default-cell-style-name="ce35"/>
        <table:table-column table:style-name="co15" table:default-cell-style-name="ce24"/>
        <table:table-column table:style-name="co18" table:number-columns-repeated="2" table:default-cell-style-name="ce24"/>
        <table:table-column table:style-name="co18" table:default-cell-style-name="ce21"/>
        <table:table-column table:style-name="co18" table:default-cell-style-name="ce24"/>
        <table:table-column table:style-name="co18" table:default-cell-style-name="ce35"/>
        <table:table-column table:style-name="co18" table:default-cell-style-name="ce43"/>
        <table:table-row table:style-name="ro1">
          <table:table-cell table:style-name="ce1"/>
          <table:table-cell table:style-name="ce9"/>
          <table:table-cell table:style-name="ce17" office:value-type="string" calcext:value-type="string">
            <text:p>theta_plus</text:p>
          </table:table-cell>
          <table:table-cell table:style-name="ce17" office:value-type="string" calcext:value-type="string">
            <text:p>norm</text:p>
          </table:table-cell>
          <table:table-cell table:style-name="ce33" table:number-columns-repeated="7"/>
          <table:table-cell table:style-name="ce39"/>
        </table:table-row>
        <table:table-row table:style-name="ro1">
          <table:table-cell table:style-name="ce2"/>
          <table:table-cell table:style-name="ce10"/>
          <table:table-cell table:style-name="ce18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2.5" calcext:value-type="float">
            <text:p>2.5</text:p>
          </table:table-cell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40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n_neurons</text:p>
          </table:table-cell>
          <table:table-cell table:style-name="ce11" office:value-type="string" calcext:value-type="string">
            <text:p>Data</text:p>
          </table:table-cell>
          <table:table-cell table:style-name="ce19" office:value-type="float" office:value="50" calcext:value-type="float">
            <text:p>50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75" calcext:value-type="float">
            <text:p>75</text:p>
          </table:table-cell>
          <table:table-cell table:style-name="ce4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12" office:value-type="string" calcext:value-type="string">
            <text:p>Average - mean_all_activity</text:p>
          </table:table-cell>
          <table:table-cell table:style-name="ce20" office:value-type="float" office:value="53.69" calcext:value-type="float">
            <text:p>53.69</text:p>
          </table:table-cell>
          <table:table-cell table:style-name="ce23" office:value-type="float" office:value="52.3725" calcext:value-type="float">
            <text:p>52.3725</text:p>
          </table:table-cell>
          <table:table-cell table:style-name="ce34" office:value-type="float" office:value="53.842" calcext:value-type="float">
            <text:p>53.842</text:p>
          </table:table-cell>
          <table:table-cell table:style-name="ce23" office:value-type="float" office:value="53.62" calcext:value-type="float">
            <text:p>53.62</text:p>
          </table:table-cell>
          <table:table-cell table:style-name="ce23" office:value-type="float" office:value="52.374" calcext:value-type="float">
            <text:p>52.374</text:p>
          </table:table-cell>
          <table:table-cell table:style-name="ce23" office:value-type="float" office:value="52.348" calcext:value-type="float">
            <text:p>52.348</text:p>
          </table:table-cell>
          <table:table-cell table:style-name="ce20" office:value-type="float" office:value="54.588" calcext:value-type="float">
            <text:p>54.588</text:p>
          </table:table-cell>
          <table:table-cell table:style-name="ce23" office:value-type="float" office:value="55.53" calcext:value-type="float">
            <text:p>55.53</text:p>
          </table:table-cell>
          <table:table-cell table:style-name="ce34" office:value-type="float" office:value="55.612" calcext:value-type="float">
            <text:p>55.612</text:p>
          </table:table-cell>
          <table:table-cell table:style-name="ce42" office:value-type="float" office:value="53.8097674418605" calcext:value-type="float">
            <text:p>53.8097674419</text:p>
          </table:table-cell>
        </table:table-row>
        <table:table-row table:style-name="ro1">
          <table:table-cell/>
          <table:table-cell office:value-type="string" calcext:value-type="string">
            <text:p>Average - mean_proportion_weighting</text:p>
          </table:table-cell>
          <table:table-cell office:value-type="float" office:value="54.3575" calcext:value-type="float">
            <text:p>54.3575</text:p>
          </table:table-cell>
          <table:table-cell office:value-type="float" office:value="52.5875" calcext:value-type="float">
            <text:p>52.5875</text:p>
          </table:table-cell>
          <table:table-cell office:value-type="float" office:value="53.312" calcext:value-type="float">
            <text:p>53.312</text:p>
          </table:table-cell>
          <table:table-cell office:value-type="float" office:value="53.902" calcext:value-type="float">
            <text:p>53.902</text:p>
          </table:table-cell>
          <table:table-cell office:value-type="float" office:value="52.84" calcext:value-type="float">
            <text:p>52.84</text:p>
          </table:table-cell>
          <table:table-cell office:value-type="float" office:value="52.978" calcext:value-type="float">
            <text:p>52.978</text:p>
          </table:table-cell>
          <table:table-cell office:value-type="float" office:value="54.804" calcext:value-type="float">
            <text:p>54.804</text:p>
          </table:table-cell>
          <table:table-cell office:value-type="float" office:value="55.784" calcext:value-type="float">
            <text:p>55.784</text:p>
          </table:table-cell>
          <table:table-cell office:value-type="float" office:value="55.664" calcext:value-type="float">
            <text:p>55.664</text:p>
          </table:table-cell>
          <table:table-cell office:value-type="float" office:value="54.0511627906977" calcext:value-type="float">
            <text:p>54.0511627907</text:p>
          </table:table-cell>
        </table:table-row>
        <table:table-row table:style-name="ro1">
          <table:table-cell/>
          <table:table-cell office:value-type="string" calcext:value-type="string">
            <text:p>Average - mean_ngram</text:p>
          </table:table-cell>
          <table:table-cell office:value-type="float" office:value="54.7075" calcext:value-type="float">
            <text:p>54.7075</text:p>
          </table:table-cell>
          <table:table-cell office:value-type="float" office:value="55.5425" calcext:value-type="float">
            <text:p>55.5425</text:p>
          </table:table-cell>
          <table:table-cell office:value-type="float" office:value="55.424" calcext:value-type="float">
            <text:p>55.424</text:p>
          </table:table-cell>
          <table:table-cell office:value-type="float" office:value="55.332" calcext:value-type="float">
            <text:p>55.332</text:p>
          </table:table-cell>
          <table:table-cell office:value-type="float" office:value="54.402" calcext:value-type="float">
            <text:p>54.402</text:p>
          </table:table-cell>
          <table:table-cell office:value-type="float" office:value="53.316" calcext:value-type="float">
            <text:p>53.316</text:p>
          </table:table-cell>
          <table:table-cell office:value-type="float" office:value="55.068" calcext:value-type="float">
            <text:p>55.068</text:p>
          </table:table-cell>
          <table:table-cell office:value-type="float" office:value="54.848" calcext:value-type="float">
            <text:p>54.848</text:p>
          </table:table-cell>
          <table:table-cell office:value-type="float" office:value="54.606" calcext:value-type="float">
            <text:p>54.606</text:p>
          </table:table-cell>
          <table:table-cell office:value-type="float" office:value="54.7902325581395" calcext:value-type="float">
            <text:p>54.7902325581</text:p>
          </table:table-cell>
        </table:table-row>
        <table:table-row table:style-name="ro1">
          <table:table-cell/>
          <table:table-cell office:value-type="string" calcext:value-type="string">
            <text:p>StDev - mean_all_activity</text:p>
          </table:table-cell>
          <table:table-cell office:value-type="float" office:value="1.38725147924473" calcext:value-type="float">
            <text:p>1.3872514792</text:p>
          </table:table-cell>
          <table:table-cell office:value-type="float" office:value="1.53358784119676" calcext:value-type="float">
            <text:p>1.5335878412</text:p>
          </table:table-cell>
          <table:table-cell office:value-type="float" office:value="1.67978272404507" calcext:value-type="float">
            <text:p>1.679782724</text:p>
          </table:table-cell>
          <table:table-cell office:value-type="float" office:value="3.25301398705871" calcext:value-type="float">
            <text:p>3.2530139871</text:p>
          </table:table-cell>
          <table:table-cell office:value-type="float" office:value="4.54696932032747" calcext:value-type="float">
            <text:p>4.5469693203</text:p>
          </table:table-cell>
          <table:table-cell office:value-type="float" office:value="3.70951748883865" calcext:value-type="float">
            <text:p>3.7095174888</text:p>
          </table:table-cell>
          <table:table-cell office:value-type="float" office:value="1.57364862660008" calcext:value-type="float">
            <text:p>1.5736486266</text:p>
          </table:table-cell>
          <table:table-cell office:value-type="float" office:value="1.77956455347932" calcext:value-type="float">
            <text:p>1.7795645535</text:p>
          </table:table-cell>
          <table:table-cell office:value-type="float" office:value="0.698906288425161" calcext:value-type="float">
            <text:p>0.6989062884</text:p>
          </table:table-cell>
          <table:table-cell office:value-type="float" office:value="2.63797224467493" calcext:value-type="float">
            <text:p>2.6379722447</text:p>
          </table:table-cell>
        </table:table-row>
        <table:table-row table:style-name="ro1">
          <table:table-cell/>
          <table:table-cell office:value-type="string" calcext:value-type="string">
            <text:p>StDev - mean_proportion_weighting</text:p>
          </table:table-cell>
          <table:table-cell office:value-type="float" office:value="0.733547317264557" calcext:value-type="float">
            <text:p>0.7335473173</text:p>
          </table:table-cell>
          <table:table-cell office:value-type="float" office:value="1.46431724704724" calcext:value-type="float">
            <text:p>1.464317247</text:p>
          </table:table-cell>
          <table:table-cell office:value-type="float" office:value="2.26330952368419" calcext:value-type="float">
            <text:p>2.2633095237</text:p>
          </table:table-cell>
          <table:table-cell office:value-type="float" office:value="3.24982614919628" calcext:value-type="float">
            <text:p>3.2498261492</text:p>
          </table:table-cell>
          <table:table-cell office:value-type="float" office:value="4.31309053927691" calcext:value-type="float">
            <text:p>4.3130905393</text:p>
          </table:table-cell>
          <table:table-cell office:value-type="float" office:value="3.7029542260201" calcext:value-type="float">
            <text:p>3.702954226</text:p>
          </table:table-cell>
          <table:table-cell office:value-type="float" office:value="2.18362771552298" calcext:value-type="float">
            <text:p>2.1836277155</text:p>
          </table:table-cell>
          <table:table-cell office:value-type="float" office:value="1.88504111361007" calcext:value-type="float">
            <text:p>1.8850411136</text:p>
          </table:table-cell>
          <table:table-cell office:value-type="float" office:value="0.550844805728955" calcext:value-type="float">
            <text:p>0.5508448057</text:p>
          </table:table-cell>
          <table:table-cell office:value-type="float" office:value="2.62893986355722" calcext:value-type="float">
            <text:p>2.6289398636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tDev - mean_proportion_weighting</text:p>
          </table:table-cell>
          <table:table-cell table:style-name="ce22" office:value-type="float" office:value="0.733547317264557" calcext:value-type="float">
            <text:p>0.7335473173</text:p>
          </table:table-cell>
          <table:table-cell table:style-name="ce25" office:value-type="float" office:value="1.46431724704724" calcext:value-type="float">
            <text:p>1.464317247</text:p>
          </table:table-cell>
          <table:table-cell table:style-name="ce36" office:value-type="float" office:value="2.26330952368419" calcext:value-type="float">
            <text:p>2.2633095237</text:p>
          </table:table-cell>
          <table:table-cell table:style-name="ce25" office:value-type="float" office:value="3.24982614919628" calcext:value-type="float">
            <text:p>3.2498261492</text:p>
          </table:table-cell>
          <table:table-cell table:style-name="ce25" office:value-type="float" office:value="4.31309053927691" calcext:value-type="float">
            <text:p>4.3130905393</text:p>
          </table:table-cell>
          <table:table-cell table:style-name="ce25" office:value-type="float" office:value="3.7029542260201" calcext:value-type="float">
            <text:p>3.702954226</text:p>
          </table:table-cell>
          <table:table-cell table:style-name="ce22" office:value-type="float" office:value="2.18362771552298" calcext:value-type="float">
            <text:p>2.1836277155</text:p>
          </table:table-cell>
          <table:table-cell table:style-name="ce25" office:value-type="float" office:value="1.88504111361007" calcext:value-type="float">
            <text:p>1.8850411136</text:p>
          </table:table-cell>
          <table:table-cell table:style-name="ce36" office:value-type="float" office:value="0.550844805728955" calcext:value-type="float">
            <text:p>0.5508448057</text:p>
          </table:table-cell>
          <table:table-cell table:style-name="ce44" office:value-type="float" office:value="2.62893986355722" calcext:value-type="float">
            <text:p>2.6289398636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12" office:value-type="string" calcext:value-type="string">
            <text:p>Average - mean_all_activity</text:p>
          </table:table-cell>
          <table:table-cell table:style-name="ce23" office:value-type="float" office:value="56.924" calcext:value-type="float">
            <text:p>56.924</text:p>
          </table:table-cell>
          <table:table-cell table:style-name="ce23" office:value-type="float" office:value="56.056" calcext:value-type="float">
            <text:p>56.056</text:p>
          </table:table-cell>
          <table:table-cell table:style-name="ce23" office:value-type="float" office:value="54.772" calcext:value-type="float">
            <text:p>54.772</text:p>
          </table:table-cell>
          <table:table-cell table:style-name="ce20" office:value-type="float" office:value="56.164" calcext:value-type="float">
            <text:p>56.164</text:p>
          </table:table-cell>
          <table:table-cell table:style-name="ce23" office:value-type="float" office:value="57.798" calcext:value-type="float">
            <text:p>57.798</text:p>
          </table:table-cell>
          <table:table-cell table:style-name="ce34" office:value-type="float" office:value="54.892" calcext:value-type="float">
            <text:p>54.892</text:p>
          </table:table-cell>
          <table:table-cell table:style-name="ce23" office:value-type="float" office:value="57.032" calcext:value-type="float">
            <text:p>57.032</text:p>
          </table:table-cell>
          <table:table-cell table:style-name="ce23" office:value-type="float" office:value="56.906" calcext:value-type="float">
            <text:p>56.906</text:p>
          </table:table-cell>
          <table:table-cell table:style-name="ce23" office:value-type="float" office:value="57.904" calcext:value-type="float">
            <text:p>57.904</text:p>
          </table:table-cell>
          <table:table-cell table:style-name="ce42" office:value-type="float" office:value="56.4942222222222" calcext:value-type="float">
            <text:p>56.4942222222</text:p>
          </table:table-cell>
        </table:table-row>
        <table:table-row table:style-name="ro1">
          <table:table-cell/>
          <table:table-cell office:value-type="string" calcext:value-type="string">
            <text:p>Average - mean_proportion_weighting</text:p>
          </table:table-cell>
          <table:table-cell table:style-name="ce24" office:value-type="float" office:value="57.154" calcext:value-type="float">
            <text:p>57.154</text:p>
          </table:table-cell>
          <table:table-cell office:value-type="float" office:value="56.21" calcext:value-type="float">
            <text:p>56.21</text:p>
          </table:table-cell>
          <table:table-cell table:style-name="ce24" office:value-type="float" office:value="54.712" calcext:value-type="float">
            <text:p>54.712</text:p>
          </table:table-cell>
          <table:table-cell table:style-name="ce21" office:value-type="float" office:value="56.472" calcext:value-type="float">
            <text:p>56.472</text:p>
          </table:table-cell>
          <table:table-cell office:value-type="float" office:value="57.906" calcext:value-type="float">
            <text:p>57.906</text:p>
          </table:table-cell>
          <table:table-cell table:style-name="ce35" office:value-type="float" office:value="55.214" calcext:value-type="float">
            <text:p>55.214</text:p>
          </table:table-cell>
          <table:table-cell table:style-name="ce24" office:value-type="float" office:value="57.448" calcext:value-type="float">
            <text:p>57.448</text:p>
          </table:table-cell>
          <table:table-cell office:value-type="float" office:value="57.278" calcext:value-type="float">
            <text:p>57.278</text:p>
          </table:table-cell>
          <table:table-cell table:style-name="ce24" office:value-type="float" office:value="58.302" calcext:value-type="float">
            <text:p>58.302</text:p>
          </table:table-cell>
          <table:table-cell office:value-type="float" office:value="56.744" calcext:value-type="float">
            <text:p>56.744</text:p>
          </table:table-cell>
        </table:table-row>
        <table:table-row table:style-name="ro1">
          <table:table-cell/>
          <table:table-cell office:value-type="string" calcext:value-type="string">
            <text:p>Average - mean_ngram</text:p>
          </table:table-cell>
          <table:table-cell table:style-name="ce24" office:value-type="float" office:value="58.462" calcext:value-type="float">
            <text:p>58.462</text:p>
          </table:table-cell>
          <table:table-cell office:value-type="float" office:value="57.218" calcext:value-type="float">
            <text:p>57.218</text:p>
          </table:table-cell>
          <table:table-cell table:style-name="ce24" office:value-type="float" office:value="57.182" calcext:value-type="float">
            <text:p>57.182</text:p>
          </table:table-cell>
          <table:table-cell table:style-name="ce21" office:value-type="float" office:value="58.006" calcext:value-type="float">
            <text:p>58.006</text:p>
          </table:table-cell>
          <table:table-cell office:value-type="float" office:value="59.002" calcext:value-type="float">
            <text:p>59.002</text:p>
          </table:table-cell>
          <table:table-cell table:style-name="ce35" office:value-type="float" office:value="57.656" calcext:value-type="float">
            <text:p>57.656</text:p>
          </table:table-cell>
          <table:table-cell table:style-name="ce24" office:value-type="float" office:value="58.318" calcext:value-type="float">
            <text:p>58.318</text:p>
          </table:table-cell>
          <table:table-cell office:value-type="float" office:value="58.058" calcext:value-type="float">
            <text:p>58.058</text:p>
          </table:table-cell>
          <table:table-cell table:style-name="ce24" office:value-type="float" office:value="57.694" calcext:value-type="float">
            <text:p>57.694</text:p>
          </table:table-cell>
          <table:table-cell office:value-type="float" office:value="57.9551111111111" calcext:value-type="float">
            <text:p>57.9551111111</text:p>
          </table:table-cell>
        </table:table-row>
        <table:table-row table:style-name="ro1">
          <table:table-cell/>
          <table:table-cell office:value-type="string" calcext:value-type="string">
            <text:p>StDev - mean_all_activity</text:p>
          </table:table-cell>
          <table:table-cell table:style-name="ce24" office:value-type="float" office:value="0.307131893492608" calcext:value-type="float">
            <text:p>0.3071318935</text:p>
          </table:table-cell>
          <table:table-cell office:value-type="float" office:value="1.4101170164211" calcext:value-type="float">
            <text:p>1.4101170164</text:p>
          </table:table-cell>
          <table:table-cell table:style-name="ce24" office:value-type="float" office:value="2.54290581815355" calcext:value-type="float">
            <text:p>2.5429058182</text:p>
          </table:table-cell>
          <table:table-cell table:style-name="ce21" office:value-type="float" office:value="2.03009359390148" calcext:value-type="float">
            <text:p>2.0300935939</text:p>
          </table:table-cell>
          <table:table-cell office:value-type="float" office:value="1.520647888237" calcext:value-type="float">
            <text:p>1.5206478882</text:p>
          </table:table-cell>
          <table:table-cell table:style-name="ce35" office:value-type="float" office:value="4.85341838295431" calcext:value-type="float">
            <text:p>4.853418383</text:p>
          </table:table-cell>
          <table:table-cell table:style-name="ce24" office:value-type="float" office:value="3.61027284287473" calcext:value-type="float">
            <text:p>3.6102728429</text:p>
          </table:table-cell>
          <table:table-cell office:value-type="float" office:value="1.78282921223544" calcext:value-type="float">
            <text:p>1.7828292122</text:p>
          </table:table-cell>
          <table:table-cell table:style-name="ce24" office:value-type="float" office:value="1.39338795746198" calcext:value-type="float">
            <text:p>1.3933879575</text:p>
          </table:table-cell>
          <table:table-cell office:value-type="float" office:value="2.51176910571063" calcext:value-type="float">
            <text:p>2.5117691057</text:p>
          </table:table-cell>
        </table:table-row>
        <table:table-row table:style-name="ro1">
          <table:table-cell/>
          <table:table-cell office:value-type="string" calcext:value-type="string">
            <text:p>StDev - mean_proportion_weighting</text:p>
          </table:table-cell>
          <table:table-cell table:style-name="ce24" office:value-type="float" office:value="0.439124128238096" calcext:value-type="float">
            <text:p>0.4391241282</text:p>
          </table:table-cell>
          <table:table-cell office:value-type="float" office:value="1.48984898563625" calcext:value-type="float">
            <text:p>1.4898489856</text:p>
          </table:table-cell>
          <table:table-cell table:style-name="ce24" office:value-type="float" office:value="2.7884529761141" calcext:value-type="float">
            <text:p>2.7884529761</text:p>
          </table:table-cell>
          <table:table-cell table:style-name="ce21" office:value-type="float" office:value="2.05184551075369" calcext:value-type="float">
            <text:p>2.0518455108</text:p>
          </table:table-cell>
          <table:table-cell office:value-type="float" office:value="1.82797155338943" calcext:value-type="float">
            <text:p>1.8279715534</text:p>
          </table:table-cell>
          <table:table-cell table:style-name="ce35" office:value-type="float" office:value="4.73633613671996" calcext:value-type="float">
            <text:p>4.7363361367</text:p>
          </table:table-cell>
          <table:table-cell table:style-name="ce24" office:value-type="float" office:value="3.75447999062443" calcext:value-type="float">
            <text:p>3.7544799906</text:p>
          </table:table-cell>
          <table:table-cell office:value-type="float" office:value="1.85366393933762" calcext:value-type="float">
            <text:p>1.8536639393</text:p>
          </table:table-cell>
          <table:table-cell table:style-name="ce24" office:value-type="float" office:value="1.44624340966556" calcext:value-type="float">
            <text:p>1.4462434097</text:p>
          </table:table-cell>
          <table:table-cell office:value-type="float" office:value="2.59791209873024" calcext:value-type="float">
            <text:p>2.5979120987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tDev - mean_proportion_weighting</text:p>
          </table:table-cell>
          <table:table-cell table:style-name="ce25" office:value-type="float" office:value="0.439124128238096" calcext:value-type="float">
            <text:p>0.4391241282</text:p>
          </table:table-cell>
          <table:table-cell table:style-name="ce25" office:value-type="float" office:value="1.48984898563625" calcext:value-type="float">
            <text:p>1.4898489856</text:p>
          </table:table-cell>
          <table:table-cell table:style-name="ce25" office:value-type="float" office:value="2.7884529761141" calcext:value-type="float">
            <text:p>2.7884529761</text:p>
          </table:table-cell>
          <table:table-cell table:style-name="ce22" office:value-type="float" office:value="2.05184551075369" calcext:value-type="float">
            <text:p>2.0518455108</text:p>
          </table:table-cell>
          <table:table-cell table:style-name="ce25" office:value-type="float" office:value="1.82797155338943" calcext:value-type="float">
            <text:p>1.8279715534</text:p>
          </table:table-cell>
          <table:table-cell table:style-name="ce36" office:value-type="float" office:value="4.73633613671996" calcext:value-type="float">
            <text:p>4.7363361367</text:p>
          </table:table-cell>
          <table:table-cell table:style-name="ce25" office:value-type="float" office:value="3.75447999062443" calcext:value-type="float">
            <text:p>3.7544799906</text:p>
          </table:table-cell>
          <table:table-cell table:style-name="ce25" office:value-type="float" office:value="1.85366393933762" calcext:value-type="float">
            <text:p>1.8536639393</text:p>
          </table:table-cell>
          <table:table-cell table:style-name="ce25" office:value-type="float" office:value="1.44624340966556" calcext:value-type="float">
            <text:p>1.4462434097</text:p>
          </table:table-cell>
          <table:table-cell table:style-name="ce44" office:value-type="float" office:value="2.59791209873024" calcext:value-type="float">
            <text:p>2.5979120987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12" office:value-type="string" calcext:value-type="string">
            <text:p>Average - mean_all_activity</text:p>
          </table:table-cell>
          <table:table-cell table:style-name="ce20" office:value-type="float" office:value="57.258" calcext:value-type="float">
            <text:p>57.258</text:p>
          </table:table-cell>
          <table:table-cell table:style-name="ce23" office:value-type="float" office:value="55.788" calcext:value-type="float">
            <text:p>55.788</text:p>
          </table:table-cell>
          <table:table-cell table:style-name="ce34" office:value-type="float" office:value="56.768" calcext:value-type="float">
            <text:p>56.768</text:p>
          </table:table-cell>
          <table:table-cell table:style-name="ce23" office:value-type="float" office:value="58.076" calcext:value-type="float">
            <text:p>58.076</text:p>
          </table:table-cell>
          <table:table-cell table:style-name="ce23" office:value-type="float" office:value="57.976" calcext:value-type="float">
            <text:p>57.976</text:p>
          </table:table-cell>
          <table:table-cell table:style-name="ce23" office:value-type="float" office:value="58.348" calcext:value-type="float">
            <text:p>58.348</text:p>
          </table:table-cell>
          <table:table-cell table:style-name="ce20" office:value-type="float" office:value="58.316" calcext:value-type="float">
            <text:p>58.316</text:p>
          </table:table-cell>
          <table:table-cell table:style-name="ce23" office:value-type="float" office:value="60.038" calcext:value-type="float">
            <text:p>60.038</text:p>
          </table:table-cell>
          <table:table-cell table:style-name="ce34" office:value-type="float" office:value="59.28" calcext:value-type="float">
            <text:p>59.28</text:p>
          </table:table-cell>
          <table:table-cell table:style-name="ce42" office:value-type="float" office:value="57.9831111111111" calcext:value-type="float">
            <text:p>57.9831111111</text:p>
          </table:table-cell>
        </table:table-row>
        <table:table-row table:style-name="ro1">
          <table:table-cell/>
          <table:table-cell office:value-type="string" calcext:value-type="string">
            <text:p>Average - mean_proportion_weighting</text:p>
          </table:table-cell>
          <table:table-cell office:value-type="float" office:value="57.506" calcext:value-type="float">
            <text:p>57.506</text:p>
          </table:table-cell>
          <table:table-cell office:value-type="float" office:value="56.072" calcext:value-type="float">
            <text:p>56.072</text:p>
          </table:table-cell>
          <table:table-cell office:value-type="float" office:value="57.174" calcext:value-type="float">
            <text:p>57.174</text:p>
          </table:table-cell>
          <table:table-cell office:value-type="float" office:value="58.558" calcext:value-type="float">
            <text:p>58.558</text:p>
          </table:table-cell>
          <table:table-cell office:value-type="float" office:value="58.354" calcext:value-type="float">
            <text:p>58.354</text:p>
          </table:table-cell>
          <table:table-cell office:value-type="float" office:value="58.798" calcext:value-type="float">
            <text:p>58.798</text:p>
          </table:table-cell>
          <table:table-cell office:value-type="float" office:value="58.85" calcext:value-type="float">
            <text:p>58.85</text:p>
          </table:table-cell>
          <table:table-cell office:value-type="float" office:value="60.486" calcext:value-type="float">
            <text:p>60.486</text:p>
          </table:table-cell>
          <table:table-cell office:value-type="float" office:value="59.87" calcext:value-type="float">
            <text:p>59.87</text:p>
          </table:table-cell>
          <table:table-cell office:value-type="float" office:value="58.4075555555556" calcext:value-type="float">
            <text:p>58.4075555556</text:p>
          </table:table-cell>
        </table:table-row>
        <table:table-row table:style-name="ro1">
          <table:table-cell/>
          <table:table-cell office:value-type="string" calcext:value-type="string">
            <text:p>Average - mean_ngram</text:p>
          </table:table-cell>
          <table:table-cell office:value-type="float" office:value="57.65" calcext:value-type="float">
            <text:p>57.65</text:p>
          </table:table-cell>
          <table:table-cell office:value-type="float" office:value="57.032" calcext:value-type="float">
            <text:p>57.032</text:p>
          </table:table-cell>
          <table:table-cell office:value-type="float" office:value="57.754" calcext:value-type="float">
            <text:p>57.754</text:p>
          </table:table-cell>
          <table:table-cell office:value-type="float" office:value="59.386" calcext:value-type="float">
            <text:p>59.386</text:p>
          </table:table-cell>
          <table:table-cell office:value-type="float" office:value="59.054" calcext:value-type="float">
            <text:p>59.054</text:p>
          </table:table-cell>
          <table:table-cell office:value-type="float" office:value="60.14" calcext:value-type="float">
            <text:p>60.14</text:p>
          </table:table-cell>
          <table:table-cell office:value-type="float" office:value="59.392" calcext:value-type="float">
            <text:p>59.392</text:p>
          </table:table-cell>
          <table:table-cell office:value-type="float" office:value="60.24" calcext:value-type="float">
            <text:p>60.24</text:p>
          </table:table-cell>
          <table:table-cell office:value-type="float" office:value="59.372" calcext:value-type="float">
            <text:p>59.372</text:p>
          </table:table-cell>
          <table:table-cell office:value-type="float" office:value="58.8911111111111" calcext:value-type="float">
            <text:p>58.8911111111</text:p>
          </table:table-cell>
        </table:table-row>
        <table:table-row table:style-name="ro1">
          <table:table-cell/>
          <table:table-cell office:value-type="string" calcext:value-type="string">
            <text:p>StDev - mean_all_activity</text:p>
          </table:table-cell>
          <table:table-cell office:value-type="float" office:value="1.5746332906424" calcext:value-type="float">
            <text:p>1.5746332906</text:p>
          </table:table-cell>
          <table:table-cell office:value-type="float" office:value="1.66268457621995" calcext:value-type="float">
            <text:p>1.6626845762</text:p>
          </table:table-cell>
          <table:table-cell office:value-type="float" office:value="1.89411456886838" calcext:value-type="float">
            <text:p>1.8941145689</text:p>
          </table:table-cell>
          <table:table-cell office:value-type="float" office:value="1.07064466561079" calcext:value-type="float">
            <text:p>1.0706446656</text:p>
          </table:table-cell>
          <table:table-cell office:value-type="float" office:value="1.2098470977774" calcext:value-type="float">
            <text:p>1.2098470978</text:p>
          </table:table-cell>
          <table:table-cell office:value-type="float" office:value="1.08125852597817" calcext:value-type="float">
            <text:p>1.081258526</text:p>
          </table:table-cell>
          <table:table-cell office:value-type="float" office:value="0.912458218222152" calcext:value-type="float">
            <text:p>0.9124582182</text:p>
          </table:table-cell>
          <table:table-cell office:value-type="float" office:value="1.24888750494198" calcext:value-type="float">
            <text:p>1.2488875049</text:p>
          </table:table-cell>
          <table:table-cell office:value-type="float" office:value="1.2531759652982" calcext:value-type="float">
            <text:p>1.2531759653</text:p>
          </table:table-cell>
          <table:table-cell office:value-type="float" office:value="1.72668734631266" calcext:value-type="float">
            <text:p>1.7266873463</text:p>
          </table:table-cell>
        </table:table-row>
        <table:table-row table:style-name="ro1">
          <table:table-cell/>
          <table:table-cell office:value-type="string" calcext:value-type="string">
            <text:p>StDev - mean_proportion_weighting</text:p>
          </table:table-cell>
          <table:table-cell office:value-type="float" office:value="1.73860001150368" calcext:value-type="float">
            <text:p>1.7386000115</text:p>
          </table:table-cell>
          <table:table-cell office:value-type="float" office:value="1.32148401428082" calcext:value-type="float">
            <text:p>1.3214840143</text:p>
          </table:table-cell>
          <table:table-cell office:value-type="float" office:value="1.92589719351777" calcext:value-type="float">
            <text:p>1.9258971935</text:p>
          </table:table-cell>
          <table:table-cell office:value-type="float" office:value="0.94032972940439" calcext:value-type="float">
            <text:p>0.9403297294</text:p>
          </table:table-cell>
          <table:table-cell office:value-type="float" office:value="1.11046386703959" calcext:value-type="float">
            <text:p>1.110463867</text:p>
          </table:table-cell>
          <table:table-cell office:value-type="float" office:value="1.1971507841535" calcext:value-type="float">
            <text:p>1.1971507842</text:p>
          </table:table-cell>
          <table:table-cell office:value-type="float" office:value="0.888200427830193" calcext:value-type="float">
            <text:p>0.8882004278</text:p>
          </table:table-cell>
          <table:table-cell office:value-type="float" office:value="1.09864917057247" calcext:value-type="float">
            <text:p>1.0986491706</text:p>
          </table:table-cell>
          <table:table-cell office:value-type="float" office:value="1.17170815478876" calcext:value-type="float">
            <text:p>1.1717081548</text:p>
          </table:table-cell>
          <table:table-cell office:value-type="float" office:value="1.74966380609075" calcext:value-type="float">
            <text:p>1.749663806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tDev - mean_proportion_weighting</text:p>
          </table:table-cell>
          <table:table-cell table:style-name="ce22" office:value-type="float" office:value="1.73860001150368" calcext:value-type="float">
            <text:p>1.7386000115</text:p>
          </table:table-cell>
          <table:table-cell table:style-name="ce25" office:value-type="float" office:value="1.32148401428082" calcext:value-type="float">
            <text:p>1.3214840143</text:p>
          </table:table-cell>
          <table:table-cell table:style-name="ce36" office:value-type="float" office:value="1.92589719351777" calcext:value-type="float">
            <text:p>1.9258971935</text:p>
          </table:table-cell>
          <table:table-cell table:style-name="ce25" office:value-type="float" office:value="0.94032972940439" calcext:value-type="float">
            <text:p>0.9403297294</text:p>
          </table:table-cell>
          <table:table-cell table:style-name="ce25" office:value-type="float" office:value="1.11046386703959" calcext:value-type="float">
            <text:p>1.110463867</text:p>
          </table:table-cell>
          <table:table-cell table:style-name="ce25" office:value-type="float" office:value="1.1971507841535" calcext:value-type="float">
            <text:p>1.1971507842</text:p>
          </table:table-cell>
          <table:table-cell table:style-name="ce22" office:value-type="float" office:value="0.888200427830193" calcext:value-type="float">
            <text:p>0.8882004278</text:p>
          </table:table-cell>
          <table:table-cell table:style-name="ce25" office:value-type="float" office:value="1.09864917057247" calcext:value-type="float">
            <text:p>1.0986491706</text:p>
          </table:table-cell>
          <table:table-cell table:style-name="ce36" office:value-type="float" office:value="1.17170815478876" calcext:value-type="float">
            <text:p>1.1717081548</text:p>
          </table:table-cell>
          <table:table-cell table:style-name="ce44" office:value-type="float" office:value="1.74966380609075" calcext:value-type="float">
            <text:p>1.7496638061</text:p>
          </table:table-cell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12" office:value-type="string" calcext:value-type="string">
            <text:p>Average - mean_all_activity</text:p>
          </table:table-cell>
          <table:table-cell table:style-name="ce23" office:value-type="float" office:value="56.158" calcext:value-type="float">
            <text:p>56.158</text:p>
          </table:table-cell>
          <table:table-cell table:style-name="ce23" office:value-type="float" office:value="56.478" calcext:value-type="float">
            <text:p>56.478</text:p>
          </table:table-cell>
          <table:table-cell table:style-name="ce23" office:value-type="float" office:value="56.396" calcext:value-type="float">
            <text:p>56.396</text:p>
          </table:table-cell>
          <table:table-cell table:style-name="ce20" office:value-type="float" office:value="58.136" calcext:value-type="float">
            <text:p>58.136</text:p>
          </table:table-cell>
          <table:table-cell table:style-name="ce23" office:value-type="float" office:value="57.642" calcext:value-type="float">
            <text:p>57.642</text:p>
          </table:table-cell>
          <table:table-cell table:style-name="ce34" office:value-type="float" office:value="57.778" calcext:value-type="float">
            <text:p>57.778</text:p>
          </table:table-cell>
          <table:table-cell table:style-name="ce23" office:value-type="float" office:value="59.568" calcext:value-type="float">
            <text:p>59.568</text:p>
          </table:table-cell>
          <table:table-cell table:style-name="ce23" office:value-type="float" office:value="58.688" calcext:value-type="float">
            <text:p>58.688</text:p>
          </table:table-cell>
          <table:table-cell table:style-name="ce23" office:value-type="float" office:value="59.164" calcext:value-type="float">
            <text:p>59.164</text:p>
          </table:table-cell>
          <table:table-cell table:style-name="ce42" office:value-type="float" office:value="57.7786666666667" calcext:value-type="float">
            <text:p>57.7786666667</text:p>
          </table:table-cell>
        </table:table-row>
        <table:table-row table:style-name="ro1">
          <table:table-cell/>
          <table:table-cell office:value-type="string" calcext:value-type="string">
            <text:p>Average - mean_proportion_weighting</text:p>
          </table:table-cell>
          <table:table-cell table:style-name="ce24" office:value-type="float" office:value="56.136" calcext:value-type="float">
            <text:p>56.136</text:p>
          </table:table-cell>
          <table:table-cell office:value-type="float" office:value="57.016" calcext:value-type="float">
            <text:p>57.016</text:p>
          </table:table-cell>
          <table:table-cell table:style-name="ce24" office:value-type="float" office:value="56.66" calcext:value-type="float">
            <text:p>56.66</text:p>
          </table:table-cell>
          <table:table-cell table:style-name="ce21" office:value-type="float" office:value="58.308" calcext:value-type="float">
            <text:p>58.308</text:p>
          </table:table-cell>
          <table:table-cell office:value-type="float" office:value="58.274" calcext:value-type="float">
            <text:p>58.274</text:p>
          </table:table-cell>
          <table:table-cell table:style-name="ce35" office:value-type="float" office:value="58.292" calcext:value-type="float">
            <text:p>58.292</text:p>
          </table:table-cell>
          <table:table-cell table:style-name="ce24" office:value-type="float" office:value="60.112" calcext:value-type="float">
            <text:p>60.112</text:p>
          </table:table-cell>
          <table:table-cell office:value-type="float" office:value="59.836" calcext:value-type="float">
            <text:p>59.836</text:p>
          </table:table-cell>
          <table:table-cell table:style-name="ce24" office:value-type="float" office:value="59.466" calcext:value-type="float">
            <text:p>59.466</text:p>
          </table:table-cell>
          <table:table-cell office:value-type="float" office:value="58.2333333333333" calcext:value-type="float">
            <text:p>58.2333333333</text:p>
          </table:table-cell>
        </table:table-row>
        <table:table-row table:style-name="ro1">
          <table:table-cell/>
          <table:table-cell office:value-type="string" calcext:value-type="string">
            <text:p>Average - mean_ngram</text:p>
          </table:table-cell>
          <table:table-cell table:style-name="ce24" office:value-type="float" office:value="57.998" calcext:value-type="float">
            <text:p>57.998</text:p>
          </table:table-cell>
          <table:table-cell office:value-type="float" office:value="57.676" calcext:value-type="float">
            <text:p>57.676</text:p>
          </table:table-cell>
          <table:table-cell table:style-name="ce24" office:value-type="float" office:value="56.92" calcext:value-type="float">
            <text:p>56.92</text:p>
          </table:table-cell>
          <table:table-cell table:style-name="ce21" office:value-type="float" office:value="59.286" calcext:value-type="float">
            <text:p>59.286</text:p>
          </table:table-cell>
          <table:table-cell office:value-type="float" office:value="59.154" calcext:value-type="float">
            <text:p>59.154</text:p>
          </table:table-cell>
          <table:table-cell table:style-name="ce35" office:value-type="float" office:value="58.032" calcext:value-type="float">
            <text:p>58.032</text:p>
          </table:table-cell>
          <table:table-cell table:style-name="ce24" office:value-type="float" office:value="59.966" calcext:value-type="float">
            <text:p>59.966</text:p>
          </table:table-cell>
          <table:table-cell office:value-type="float" office:value="60.096" calcext:value-type="float">
            <text:p>60.096</text:p>
          </table:table-cell>
          <table:table-cell table:style-name="ce24" office:value-type="float" office:value="59.822" calcext:value-type="float">
            <text:p>59.822</text:p>
          </table:table-cell>
          <table:table-cell office:value-type="float" office:value="58.7722222222222" calcext:value-type="float">
            <text:p>58.7722222222</text:p>
          </table:table-cell>
        </table:table-row>
        <table:table-row table:style-name="ro1">
          <table:table-cell/>
          <table:table-cell office:value-type="string" calcext:value-type="string">
            <text:p>StDev - mean_all_activity</text:p>
          </table:table-cell>
          <table:table-cell table:style-name="ce24" office:value-type="float" office:value="1.84503929497432" calcext:value-type="float">
            <text:p>1.845039295</text:p>
          </table:table-cell>
          <table:table-cell office:value-type="float" office:value="1.91610803453244" calcext:value-type="float">
            <text:p>1.9161080345</text:p>
          </table:table-cell>
          <table:table-cell table:style-name="ce24" office:value-type="float" office:value="1.55790885484355" calcext:value-type="float">
            <text:p>1.5579088548</text:p>
          </table:table-cell>
          <table:table-cell table:style-name="ce21" office:value-type="float" office:value="1.23293552142838" calcext:value-type="float">
            <text:p>1.2329355214</text:p>
          </table:table-cell>
          <table:table-cell office:value-type="float" office:value="0.772120456922942" calcext:value-type="float">
            <text:p>0.7721204569</text:p>
          </table:table-cell>
          <table:table-cell table:style-name="ce35" office:value-type="float" office:value="1.5438652790967" calcext:value-type="float">
            <text:p>1.5438652791</text:p>
          </table:table-cell>
          <table:table-cell table:style-name="ce24" office:value-type="float" office:value="1.02568026206961" calcext:value-type="float">
            <text:p>1.0256802621</text:p>
          </table:table-cell>
          <table:table-cell office:value-type="float" office:value="0.718310517812721" calcext:value-type="float">
            <text:p>0.7183105178</text:p>
          </table:table-cell>
          <table:table-cell table:style-name="ce24" office:value-type="float" office:value="1.38277980893563" calcext:value-type="float">
            <text:p>1.3827798089</text:p>
          </table:table-cell>
          <table:table-cell office:value-type="float" office:value="1.7291046027564" calcext:value-type="float">
            <text:p>1.7291046028</text:p>
          </table:table-cell>
        </table:table-row>
        <table:table-row table:style-name="ro1">
          <table:table-cell/>
          <table:table-cell office:value-type="string" calcext:value-type="string">
            <text:p>StDev - mean_proportion_weighting</text:p>
          </table:table-cell>
          <table:table-cell table:style-name="ce24" office:value-type="float" office:value="1.86960691055656" calcext:value-type="float">
            <text:p>1.8696069106</text:p>
          </table:table-cell>
          <table:table-cell office:value-type="float" office:value="2.10768356258732" calcext:value-type="float">
            <text:p>2.1076835626</text:p>
          </table:table-cell>
          <table:table-cell table:style-name="ce24" office:value-type="float" office:value="1.70030879548384" calcext:value-type="float">
            <text:p>1.7003087955</text:p>
          </table:table-cell>
          <table:table-cell table:style-name="ce21" office:value-type="float" office:value="1.13660459263586" calcext:value-type="float">
            <text:p>1.1366045926</text:p>
          </table:table-cell>
          <table:table-cell office:value-type="float" office:value="0.436268266092606" calcext:value-type="float">
            <text:p>0.4362682661</text:p>
          </table:table-cell>
          <table:table-cell table:style-name="ce35" office:value-type="float" office:value="1.58330982438721" calcext:value-type="float">
            <text:p>1.5833098244</text:p>
          </table:table-cell>
          <table:table-cell table:style-name="ce24" office:value-type="float" office:value="0.961129543817805" calcext:value-type="float">
            <text:p>0.9611295438</text:p>
          </table:table-cell>
          <table:table-cell office:value-type="float" office:value="0.549254039584215" calcext:value-type="float">
            <text:p>0.5492540396</text:p>
          </table:table-cell>
          <table:table-cell table:style-name="ce24" office:value-type="float" office:value="1.47094527430512" calcext:value-type="float">
            <text:p>1.4709452743</text:p>
          </table:table-cell>
          <table:table-cell office:value-type="float" office:value="1.86321325573922" calcext:value-type="float">
            <text:p>1.8632132557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tDev - mean_proportion_weighting</text:p>
          </table:table-cell>
          <table:table-cell table:style-name="ce25" office:value-type="float" office:value="1.86960691055656" calcext:value-type="float">
            <text:p>1.8696069106</text:p>
          </table:table-cell>
          <table:table-cell table:style-name="ce25" office:value-type="float" office:value="2.10768356258732" calcext:value-type="float">
            <text:p>2.1076835626</text:p>
          </table:table-cell>
          <table:table-cell table:style-name="ce25" office:value-type="float" office:value="1.70030879548384" calcext:value-type="float">
            <text:p>1.7003087955</text:p>
          </table:table-cell>
          <table:table-cell table:style-name="ce22" office:value-type="float" office:value="1.13660459263586" calcext:value-type="float">
            <text:p>1.1366045926</text:p>
          </table:table-cell>
          <table:table-cell table:style-name="ce25" office:value-type="float" office:value="0.436268266092606" calcext:value-type="float">
            <text:p>0.4362682661</text:p>
          </table:table-cell>
          <table:table-cell table:style-name="ce36" office:value-type="float" office:value="1.58330982438721" calcext:value-type="float">
            <text:p>1.5833098244</text:p>
          </table:table-cell>
          <table:table-cell table:style-name="ce25" office:value-type="float" office:value="0.961129543817805" calcext:value-type="float">
            <text:p>0.9611295438</text:p>
          </table:table-cell>
          <table:table-cell table:style-name="ce25" office:value-type="float" office:value="0.549254039584215" calcext:value-type="float">
            <text:p>0.5492540396</text:p>
          </table:table-cell>
          <table:table-cell table:style-name="ce25" office:value-type="float" office:value="1.47094527430512" calcext:value-type="float">
            <text:p>1.4709452743</text:p>
          </table:table-cell>
          <table:table-cell table:style-name="ce44" office:value-type="float" office:value="1.86321325573922" calcext:value-type="float">
            <text:p>1.8632132557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12" office:value-type="string" calcext:value-type="string">
            <text:p>Average - mean_all_activity</text:p>
          </table:table-cell>
          <table:table-cell table:style-name="ce20" office:value-type="float" office:value="56.802" calcext:value-type="float">
            <text:p>56.802</text:p>
          </table:table-cell>
          <table:table-cell table:style-name="ce23" office:value-type="float" office:value="56.722" calcext:value-type="float">
            <text:p>56.722</text:p>
          </table:table-cell>
          <table:table-cell table:style-name="ce34" office:value-type="float" office:value="57.184" calcext:value-type="float">
            <text:p>57.184</text:p>
          </table:table-cell>
          <table:table-cell table:style-name="ce23" office:value-type="float" office:value="57.056" calcext:value-type="float">
            <text:p>57.056</text:p>
          </table:table-cell>
          <table:table-cell table:style-name="ce23" office:value-type="float" office:value="58.536" calcext:value-type="float">
            <text:p>58.536</text:p>
          </table:table-cell>
          <table:table-cell table:style-name="ce23" office:value-type="float" office:value="57.856" calcext:value-type="float">
            <text:p>57.856</text:p>
          </table:table-cell>
          <table:table-cell table:style-name="ce20" office:value-type="float" office:value="59.892" calcext:value-type="float">
            <text:p>59.892</text:p>
          </table:table-cell>
          <table:table-cell table:style-name="ce23" office:value-type="float" office:value="59.66" calcext:value-type="float">
            <text:p>59.66</text:p>
          </table:table-cell>
          <table:table-cell table:style-name="ce34" office:value-type="float" office:value="59.69" calcext:value-type="float">
            <text:p>59.69</text:p>
          </table:table-cell>
          <table:table-cell table:style-name="ce42" office:value-type="float" office:value="58.1553333333333" calcext:value-type="float">
            <text:p>58.1553333333</text:p>
          </table:table-cell>
        </table:table-row>
        <table:table-row table:style-name="ro1">
          <table:table-cell/>
          <table:table-cell office:value-type="string" calcext:value-type="string">
            <text:p>Average - mean_proportion_weighting</text:p>
          </table:table-cell>
          <table:table-cell office:value-type="float" office:value="56.914" calcext:value-type="float">
            <text:p>56.914</text:p>
          </table:table-cell>
          <table:table-cell office:value-type="float" office:value="57.202" calcext:value-type="float">
            <text:p>57.202</text:p>
          </table:table-cell>
          <table:table-cell office:value-type="float" office:value="57.42" calcext:value-type="float">
            <text:p>57.42</text:p>
          </table:table-cell>
          <table:table-cell office:value-type="float" office:value="57.318" calcext:value-type="float">
            <text:p>57.318</text:p>
          </table:table-cell>
          <table:table-cell office:value-type="float" office:value="58.868" calcext:value-type="float">
            <text:p>58.868</text:p>
          </table:table-cell>
          <table:table-cell office:value-type="float" office:value="58.374" calcext:value-type="float">
            <text:p>58.374</text:p>
          </table:table-cell>
          <table:table-cell office:value-type="float" office:value="60.14" calcext:value-type="float">
            <text:p>60.14</text:p>
          </table:table-cell>
          <table:table-cell office:value-type="float" office:value="60.598" calcext:value-type="float">
            <text:p>60.598</text:p>
          </table:table-cell>
          <table:table-cell office:value-type="float" office:value="60.108" calcext:value-type="float">
            <text:p>60.108</text:p>
          </table:table-cell>
          <table:table-cell office:value-type="float" office:value="58.5491111111111" calcext:value-type="float">
            <text:p>58.5491111111</text:p>
          </table:table-cell>
        </table:table-row>
        <table:table-row table:style-name="ro1">
          <table:table-cell/>
          <table:table-cell office:value-type="string" calcext:value-type="string">
            <text:p>Average - mean_ngram</text:p>
          </table:table-cell>
          <table:table-cell office:value-type="float" office:value="58.036" calcext:value-type="float">
            <text:p>58.036</text:p>
          </table:table-cell>
          <table:table-cell office:value-type="float" office:value="58.618" calcext:value-type="float">
            <text:p>58.618</text:p>
          </table:table-cell>
          <table:table-cell office:value-type="float" office:value="58.088" calcext:value-type="float">
            <text:p>58.088</text:p>
          </table:table-cell>
          <table:table-cell office:value-type="float" office:value="59.14" calcext:value-type="float">
            <text:p>59.14</text:p>
          </table:table-cell>
          <table:table-cell office:value-type="float" office:value="59.176" calcext:value-type="float">
            <text:p>59.176</text:p>
          </table:table-cell>
          <table:table-cell office:value-type="float" office:value="58.742" calcext:value-type="float">
            <text:p>58.742</text:p>
          </table:table-cell>
          <table:table-cell office:value-type="float" office:value="59.68" calcext:value-type="float">
            <text:p>59.68</text:p>
          </table:table-cell>
          <table:table-cell office:value-type="float" office:value="60.332" calcext:value-type="float">
            <text:p>60.332</text:p>
          </table:table-cell>
          <table:table-cell office:value-type="float" office:value="60.156" calcext:value-type="float">
            <text:p>60.156</text:p>
          </table:table-cell>
          <table:table-cell office:value-type="float" office:value="59.1075555555555" calcext:value-type="float">
            <text:p>59.1075555556</text:p>
          </table:table-cell>
        </table:table-row>
        <table:table-row table:style-name="ro1">
          <table:table-cell/>
          <table:table-cell office:value-type="string" calcext:value-type="string">
            <text:p>StDev - mean_all_activity</text:p>
          </table:table-cell>
          <table:table-cell office:value-type="float" office:value="1.18269607253964" calcext:value-type="float">
            <text:p>1.1826960725</text:p>
          </table:table-cell>
          <table:table-cell office:value-type="float" office:value="2.04293171692055" calcext:value-type="float">
            <text:p>2.0429317169</text:p>
          </table:table-cell>
          <table:table-cell office:value-type="float" office:value="0.796542528682946" calcext:value-type="float">
            <text:p>0.7965425287</text:p>
          </table:table-cell>
          <table:table-cell office:value-type="float" office:value="1.06476758027302" calcext:value-type="float">
            <text:p>1.0647675803</text:p>
          </table:table-cell>
          <table:table-cell office:value-type="float" office:value="0.408937648058989" calcext:value-type="float">
            <text:p>0.4089376481</text:p>
          </table:table-cell>
          <table:table-cell office:value-type="float" office:value="0.853773974773844" calcext:value-type="float">
            <text:p>0.8537739748</text:p>
          </table:table-cell>
          <table:table-cell office:value-type="float" office:value="0.709697118495606" calcext:value-type="float">
            <text:p>0.7096971185</text:p>
          </table:table-cell>
          <table:table-cell office:value-type="float" office:value="0.968116728499177" calcext:value-type="float">
            <text:p>0.9681167285</text:p>
          </table:table-cell>
          <table:table-cell office:value-type="float" office:value="0.677753642558264" calcext:value-type="float">
            <text:p>0.6777536426</text:p>
          </table:table-cell>
          <table:table-cell office:value-type="float" office:value="1.58176052664089" calcext:value-type="float">
            <text:p>1.5817605266</text:p>
          </table:table-cell>
        </table:table-row>
        <table:table-row table:style-name="ro1">
          <table:table-cell/>
          <table:table-cell office:value-type="string" calcext:value-type="string">
            <text:p>StDev - mean_proportion_weighting</text:p>
          </table:table-cell>
          <table:table-cell office:value-type="float" office:value="1.10863880502176" calcext:value-type="float">
            <text:p>1.108638805</text:p>
          </table:table-cell>
          <table:table-cell office:value-type="float" office:value="2.14464915545659" calcext:value-type="float">
            <text:p>2.1446491555</text:p>
          </table:table-cell>
          <table:table-cell office:value-type="float" office:value="0.746893566714317" calcext:value-type="float">
            <text:p>0.7468935667</text:p>
          </table:table-cell>
          <table:table-cell office:value-type="float" office:value="1.32942468760005" calcext:value-type="float">
            <text:p>1.3294246876</text:p>
          </table:table-cell>
          <table:table-cell office:value-type="float" office:value="0.685215294632817" calcext:value-type="float">
            <text:p>0.6852152946</text:p>
          </table:table-cell>
          <table:table-cell office:value-type="float" office:value="1.20464932656808" calcext:value-type="float">
            <text:p>1.2046493266</text:p>
          </table:table-cell>
          <table:table-cell office:value-type="float" office:value="0.800499843847659" calcext:value-type="float">
            <text:p>0.8004998438</text:p>
          </table:table-cell>
          <table:table-cell office:value-type="float" office:value="0.76731349525431" calcext:value-type="float">
            <text:p>0.7673134953</text:p>
          </table:table-cell>
          <table:table-cell office:value-type="float" office:value="0.244274435827272" calcext:value-type="float">
            <text:p>0.2442744358</text:p>
          </table:table-cell>
          <table:table-cell office:value-type="float" office:value="1.70764300908142" calcext:value-type="float">
            <text:p>1.707643009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tDev - mean_proportion_weighting</text:p>
          </table:table-cell>
          <table:table-cell table:style-name="ce22" office:value-type="float" office:value="1.10863880502176" calcext:value-type="float">
            <text:p>1.108638805</text:p>
          </table:table-cell>
          <table:table-cell table:style-name="ce25" office:value-type="float" office:value="2.14464915545659" calcext:value-type="float">
            <text:p>2.1446491555</text:p>
          </table:table-cell>
          <table:table-cell table:style-name="ce36" office:value-type="float" office:value="0.746893566714317" calcext:value-type="float">
            <text:p>0.7468935667</text:p>
          </table:table-cell>
          <table:table-cell table:style-name="ce25" office:value-type="float" office:value="1.32942468760005" calcext:value-type="float">
            <text:p>1.3294246876</text:p>
          </table:table-cell>
          <table:table-cell table:style-name="ce25" office:value-type="float" office:value="0.685215294632817" calcext:value-type="float">
            <text:p>0.6852152946</text:p>
          </table:table-cell>
          <table:table-cell table:style-name="ce25" office:value-type="float" office:value="1.20464932656808" calcext:value-type="float">
            <text:p>1.2046493266</text:p>
          </table:table-cell>
          <table:table-cell table:style-name="ce22" office:value-type="float" office:value="0.800499843847659" calcext:value-type="float">
            <text:p>0.8004998438</text:p>
          </table:table-cell>
          <table:table-cell table:style-name="ce25" office:value-type="float" office:value="0.76731349525431" calcext:value-type="float">
            <text:p>0.7673134953</text:p>
          </table:table-cell>
          <table:table-cell table:style-name="ce36" office:value-type="float" office:value="0.244274435827272" calcext:value-type="float">
            <text:p>0.2442744358</text:p>
          </table:table-cell>
          <table:table-cell table:style-name="ce44" office:value-type="float" office:value="1.70764300908142" calcext:value-type="float">
            <text:p>1.7076430091</text:p>
          </table:table-cell>
        </table:table-row>
        <table:table-row table:style-name="ro1">
          <table:table-cell table:style-name="ce7" office:value-type="string" calcext:value-type="string">
            <text:p>Total Average - mean_all_activity</text:p>
          </table:table-cell>
          <table:table-cell table:style-name="ce15"/>
          <table:table-cell table:style-name="ce26" office:value-type="float" office:value="56.2695833333333" calcext:value-type="float">
            <text:p>56.2695833333</text:p>
          </table:table-cell>
          <table:table-cell table:style-name="ce26" office:value-type="float" office:value="55.6129166666667" calcext:value-type="float">
            <text:p>55.6129166667</text:p>
          </table:table-cell>
          <table:table-cell table:style-name="ce26" office:value-type="float" office:value="55.7924" calcext:value-type="float">
            <text:p>55.7924</text:p>
          </table:table-cell>
          <table:table-cell table:style-name="ce27" office:value-type="float" office:value="56.6104" calcext:value-type="float">
            <text:p>56.6104</text:p>
          </table:table-cell>
          <table:table-cell table:style-name="ce31" office:value-type="float" office:value="56.8652" calcext:value-type="float">
            <text:p>56.8652</text:p>
          </table:table-cell>
          <table:table-cell table:style-name="ce37" office:value-type="float" office:value="56.2444" calcext:value-type="float">
            <text:p>56.2444</text:p>
          </table:table-cell>
          <table:table-cell table:style-name="ce26" office:value-type="float" office:value="57.8792" calcext:value-type="float">
            <text:p>57.8792</text:p>
          </table:table-cell>
          <table:table-cell table:style-name="ce26" office:value-type="float" office:value="58.1644" calcext:value-type="float">
            <text:p>58.1644</text:p>
          </table:table-cell>
          <table:table-cell table:style-name="ce26" office:value-type="float" office:value="58.33" calcext:value-type="float">
            <text:p>58.33</text:p>
          </table:table-cell>
          <table:table-cell table:style-name="ce45" office:value-type="float" office:value="56.8714349775785" calcext:value-type="float">
            <text:p>56.8714349776</text:p>
          </table:table-cell>
        </table:table-row>
        <table:table-row table:style-name="ro1">
          <table:table-cell table:style-name="ce7" office:value-type="string" calcext:value-type="string">
            <text:p>Total Average - mean_proportion_weighting</text:p>
          </table:table-cell>
          <table:table-cell table:style-name="ce15"/>
          <table:table-cell table:style-name="ce27" office:value-type="float" office:value="56.4991666666667" calcext:value-type="float">
            <text:p>56.4991666667</text:p>
          </table:table-cell>
          <table:table-cell table:style-name="ce31" office:value-type="float" office:value="55.9520833333334" calcext:value-type="float">
            <text:p>55.9520833333</text:p>
          </table:table-cell>
          <table:table-cell table:style-name="ce37" office:value-type="float" office:value="55.8556" calcext:value-type="float">
            <text:p>55.8556</text:p>
          </table:table-cell>
          <table:table-cell table:style-name="ce26" office:value-type="float" office:value="56.9116" calcext:value-type="float">
            <text:p>56.9116</text:p>
          </table:table-cell>
          <table:table-cell table:style-name="ce26" office:value-type="float" office:value="57.2484" calcext:value-type="float">
            <text:p>57.2484</text:p>
          </table:table-cell>
          <table:table-cell table:style-name="ce26" office:value-type="float" office:value="56.7312" calcext:value-type="float">
            <text:p>56.7312</text:p>
          </table:table-cell>
          <table:table-cell table:style-name="ce27" office:value-type="float" office:value="58.2708" calcext:value-type="float">
            <text:p>58.2708</text:p>
          </table:table-cell>
          <table:table-cell table:style-name="ce31" office:value-type="float" office:value="58.7964" calcext:value-type="float">
            <text:p>58.7964</text:p>
          </table:table-cell>
          <table:table-cell table:style-name="ce37" office:value-type="float" office:value="58.682" calcext:value-type="float">
            <text:p>58.682</text:p>
          </table:table-cell>
          <table:table-cell table:style-name="ce45" office:value-type="float" office:value="57.2252466367713" calcext:value-type="float">
            <text:p>57.2252466368</text:p>
          </table:table-cell>
        </table:table-row>
        <table:table-row table:style-name="ro1">
          <table:table-cell table:style-name="ce7" office:value-type="string" calcext:value-type="string">
            <text:p>Total Average - mean_ngram</text:p>
          </table:table-cell>
          <table:table-cell table:style-name="ce15"/>
          <table:table-cell table:style-name="ce26" office:value-type="float" office:value="57.4816666666667" calcext:value-type="float">
            <text:p>57.4816666667</text:p>
          </table:table-cell>
          <table:table-cell table:style-name="ce26" office:value-type="float" office:value="57.2870833333333" calcext:value-type="float">
            <text:p>57.2870833333</text:p>
          </table:table-cell>
          <table:table-cell table:style-name="ce26" office:value-type="float" office:value="57.0736" calcext:value-type="float">
            <text:p>57.0736</text:p>
          </table:table-cell>
          <table:table-cell table:style-name="ce27" office:value-type="float" office:value="58.23" calcext:value-type="float">
            <text:p>58.23</text:p>
          </table:table-cell>
          <table:table-cell table:style-name="ce31" office:value-type="float" office:value="58.1576" calcext:value-type="float">
            <text:p>58.1576</text:p>
          </table:table-cell>
          <table:table-cell table:style-name="ce37" office:value-type="float" office:value="57.5772" calcext:value-type="float">
            <text:p>57.5772</text:p>
          </table:table-cell>
          <table:table-cell table:style-name="ce26" office:value-type="float" office:value="58.4848" calcext:value-type="float">
            <text:p>58.4848</text:p>
          </table:table-cell>
          <table:table-cell table:style-name="ce26" office:value-type="float" office:value="58.7148" calcext:value-type="float">
            <text:p>58.7148</text:p>
          </table:table-cell>
          <table:table-cell table:style-name="ce26" office:value-type="float" office:value="58.33" calcext:value-type="float">
            <text:p>58.33</text:p>
          </table:table-cell>
          <table:table-cell table:style-name="ce45" office:value-type="float" office:value="57.9311659192826" calcext:value-type="float">
            <text:p>57.9311659193</text:p>
          </table:table-cell>
        </table:table-row>
        <table:table-row table:style-name="ro1">
          <table:table-cell table:style-name="ce7" office:value-type="string" calcext:value-type="string">
            <text:p>Total StDev - mean_all_activity</text:p>
          </table:table-cell>
          <table:table-cell table:style-name="ce15"/>
          <table:table-cell table:style-name="ce27" office:value-type="float" office:value="1.74957256684803" calcext:value-type="float">
            <text:p>1.7495725668</text:p>
          </table:table-cell>
          <table:table-cell table:style-name="ce31" office:value-type="float" office:value="2.19164317781009" calcext:value-type="float">
            <text:p>2.1916431778</text:p>
          </table:table-cell>
          <table:table-cell table:style-name="ce37" office:value-type="float" office:value="2.08405510163875" calcext:value-type="float">
            <text:p>2.0840551016</text:p>
          </table:table-cell>
          <table:table-cell table:style-name="ce26" office:value-type="float" office:value="2.44176247821082" calcext:value-type="float">
            <text:p>2.4417624782</text:p>
          </table:table-cell>
          <table:table-cell table:style-name="ce26" office:value-type="float" office:value="3.09035478006448" calcext:value-type="float">
            <text:p>3.0903547801</text:p>
          </table:table-cell>
          <table:table-cell table:style-name="ce26" office:value-type="float" office:value="3.52560406171771" calcext:value-type="float">
            <text:p>3.5256040617</text:p>
          </table:table-cell>
          <table:table-cell table:style-name="ce27" office:value-type="float" office:value="2.6205484794857" calcext:value-type="float">
            <text:p>2.6205484795</text:p>
          </table:table-cell>
          <table:table-cell table:style-name="ce31" office:value-type="float" office:value="2.14240923572789" calcext:value-type="float">
            <text:p>2.1424092357</text:p>
          </table:table-cell>
          <table:table-cell table:style-name="ce37" office:value-type="float" office:value="1.83224361553428" calcext:value-type="float">
            <text:p>1.8322436155</text:p>
          </table:table-cell>
          <table:table-cell table:style-name="ce45" office:value-type="float" office:value="2.61578312460799" calcext:value-type="float">
            <text:p>2.6157831246</text:p>
          </table:table-cell>
        </table:table-row>
        <table:table-row table:style-name="ro1">
          <table:table-cell table:style-name="ce7" office:value-type="string" calcext:value-type="string">
            <text:p>Total StDev - mean_proportion_weighting</text:p>
          </table:table-cell>
          <table:table-cell table:style-name="ce15"/>
          <table:table-cell table:style-name="ce26" office:value-type="float" office:value="1.6212446015236" calcext:value-type="float">
            <text:p>1.6212446015</text:p>
          </table:table-cell>
          <table:table-cell table:style-name="ce26" office:value-type="float" office:value="2.26140775541029" calcext:value-type="float">
            <text:p>2.2614077554</text:p>
          </table:table-cell>
          <table:table-cell table:style-name="ce26" office:value-type="float" office:value="2.44332096404351" calcext:value-type="float">
            <text:p>2.443320964</text:p>
          </table:table-cell>
          <table:table-cell table:style-name="ce27" office:value-type="float" office:value="2.46003841433454" calcext:value-type="float">
            <text:p>2.4600384143</text:p>
          </table:table-cell>
          <table:table-cell table:style-name="ce31" office:value-type="float" office:value="3.02191672067024" calcext:value-type="float">
            <text:p>3.0219167207</text:p>
          </table:table-cell>
          <table:table-cell table:style-name="ce37" office:value-type="float" office:value="3.50665239223978" calcext:value-type="float">
            <text:p>3.5066523922</text:p>
          </table:table-cell>
          <table:table-cell table:style-name="ce26" office:value-type="float" office:value="2.77223423733769" calcext:value-type="float">
            <text:p>2.7722342373</text:p>
          </table:table-cell>
          <table:table-cell table:style-name="ce26" office:value-type="float" office:value="2.31979323791296" calcext:value-type="float">
            <text:p>2.3197932379</text:p>
          </table:table-cell>
          <table:table-cell table:style-name="ce26" office:value-type="float" office:value="1.94214443335141" calcext:value-type="float">
            <text:p>1.9421444334</text:p>
          </table:table-cell>
          <table:table-cell table:style-name="ce45" office:value-type="float" office:value="2.71310779003336" calcext:value-type="float">
            <text:p>2.71310779</text:p>
          </table:table-cell>
        </table:table-row>
        <table:table-row table:style-name="ro1">
          <table:table-cell table:style-name="ce8" office:value-type="string" calcext:value-type="string">
            <text:p>Total StDev - mean_proportion_weighting</text:p>
          </table:table-cell>
          <table:table-cell table:style-name="ce16"/>
          <table:table-cell table:style-name="ce28" office:value-type="float" office:value="1.6212446015236" calcext:value-type="float">
            <text:p>1.6212446015</text:p>
          </table:table-cell>
          <table:table-cell table:style-name="ce32" office:value-type="float" office:value="2.26140775541029" calcext:value-type="float">
            <text:p>2.2614077554</text:p>
          </table:table-cell>
          <table:table-cell table:style-name="ce38" office:value-type="float" office:value="2.44332096404351" calcext:value-type="float">
            <text:p>2.443320964</text:p>
          </table:table-cell>
          <table:table-cell table:style-name="ce28" office:value-type="float" office:value="2.46003841433454" calcext:value-type="float">
            <text:p>2.4600384143</text:p>
          </table:table-cell>
          <table:table-cell table:style-name="ce32" office:value-type="float" office:value="3.02191672067024" calcext:value-type="float">
            <text:p>3.0219167207</text:p>
          </table:table-cell>
          <table:table-cell table:style-name="ce38" office:value-type="float" office:value="3.50665239223978" calcext:value-type="float">
            <text:p>3.5066523922</text:p>
          </table:table-cell>
          <table:table-cell table:style-name="ce28" office:value-type="float" office:value="2.77223423733769" calcext:value-type="float">
            <text:p>2.7722342373</text:p>
          </table:table-cell>
          <table:table-cell table:style-name="ce32" office:value-type="float" office:value="2.31979323791296" calcext:value-type="float">
            <text:p>2.3197932379</text:p>
          </table:table-cell>
          <table:table-cell table:style-name="ce38" office:value-type="float" office:value="1.94214443335141" calcext:value-type="float">
            <text:p>1.9421444334</text:p>
          </table:table-cell>
          <table:table-cell table:style-name="ce46" office:value-type="float" office:value="2.71310779003336" calcext:value-type="float">
            <text:p>2.71310779</text:p>
          </table:table-cell>
        </table:table-row>
      </table:table>
      <table:named-expressions/>
      <table:database-ranges>
        <table:database-range table:name="__Anonymous_Sheet_DB__0" table:target-range-address="test.A1:test.S224">
          <table:sort>
            <table:sort-by table:field-number="15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test_1'.A1:'Pivot Table_test_1'.L39" table:buttons="'Pivot Table_test_1'.A3 'Pivot Table_test_1'.B3 'Pivot Table_test_1'.C1 'Pivot Table_test_1'.D1" table:show-filter-button="false" table:drill-down-on-double-click="false">
          <table:source-cell-range table:cell-range-address="test.A1:test.S224"/>
          <table:data-pilot-field table:source-field-name="theta_plu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.5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" table:orientation="column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62.5" table:display="true" table:show-details="true"/>
                <table:data-pilot-member table:name="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_neuron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_all_activity" table:orientation="data" table:used-hierarchy="0" table:function="average">
            <table:data-pilot-level table:show-empty="false" calcext:repeat-item-labels="false">
              <table:data-pilot-members>
                <table:data-pilot-member table:name="44.83" table:display="true" table:show-details="true"/>
                <table:data-pilot-member table:name="46.27" table:display="true" table:show-details="true"/>
                <table:data-pilot-member table:name="47.83" table:display="true" table:show-details="true"/>
                <table:data-pilot-member table:name="49.69" table:display="true" table:show-details="true"/>
                <table:data-pilot-member table:name="50.39" table:display="true" table:show-details="true"/>
                <table:data-pilot-member table:name="50.56" table:display="true" table:show-details="true"/>
                <table:data-pilot-member table:name="50.81" table:display="true" table:show-details="true"/>
                <table:data-pilot-member table:name="50.82" table:display="true" table:show-details="true"/>
                <table:data-pilot-member table:name="51.06" table:display="true" table:show-details="true"/>
                <table:data-pilot-member table:name="51.36" table:display="true" table:show-details="true"/>
                <table:data-pilot-member table:name="51.65" table:display="true" table:show-details="true"/>
                <table:data-pilot-member table:name="51.76" table:display="true" table:show-details="true"/>
                <table:data-pilot-member table:name="51.79" table:display="true" table:show-details="true"/>
                <table:data-pilot-member table:name="52.53" table:display="true" table:show-details="true"/>
                <table:data-pilot-member table:name="52.76" table:display="true" table:show-details="true"/>
                <table:data-pilot-member table:name="52.91" table:display="true" table:show-details="true"/>
                <table:data-pilot-member table:name="52.94" table:display="true" table:show-details="true"/>
                <table:data-pilot-member table:name="53.01" table:display="true" table:show-details="true"/>
                <table:data-pilot-member table:name="53.11" table:display="true" table:show-details="true"/>
                <table:data-pilot-member table:name="53.29" table:display="true" table:show-details="true"/>
                <table:data-pilot-member table:name="53.38" table:display="true" table:show-details="true"/>
                <table:data-pilot-member table:name="53.39" table:display="true" table:show-details="true"/>
                <table:data-pilot-member table:name="53.61" table:display="true" table:show-details="true"/>
                <table:data-pilot-member table:name="53.7" table:display="true" table:show-details="true"/>
                <table:data-pilot-member table:name="53.71" table:display="true" table:show-details="true"/>
                <table:data-pilot-member table:name="53.95" table:display="true" table:show-details="true"/>
                <table:data-pilot-member table:name="53.99" table:display="true" table:show-details="true"/>
                <table:data-pilot-member table:name="54.03" table:display="true" table:show-details="true"/>
                <table:data-pilot-member table:name="54.05" table:display="true" table:show-details="true"/>
                <table:data-pilot-member table:name="54.17" table:display="true" table:show-details="true"/>
                <table:data-pilot-member table:name="54.33" table:display="true" table:show-details="true"/>
                <table:data-pilot-member table:name="54.34" table:display="true" table:show-details="true"/>
                <table:data-pilot-member table:name="54.59" table:display="true" table:show-details="true"/>
                <table:data-pilot-member table:name="54.61" table:display="true" table:show-details="true"/>
                <table:data-pilot-member table:name="54.62" table:display="true" table:show-details="true"/>
                <table:data-pilot-member table:name="54.66" table:display="true" table:show-details="true"/>
                <table:data-pilot-member table:name="54.69" table:display="true" table:show-details="true"/>
                <table:data-pilot-member table:name="54.8" table:display="true" table:show-details="true"/>
                <table:data-pilot-member table:name="54.84" table:display="true" table:show-details="true"/>
                <table:data-pilot-member table:name="54.9" table:display="true" table:show-details="true"/>
                <table:data-pilot-member table:name="54.93" table:display="true" table:show-details="true"/>
                <table:data-pilot-member table:name="54.94" table:display="true" table:show-details="true"/>
                <table:data-pilot-member table:name="55.12" table:display="true" table:show-details="true"/>
                <table:data-pilot-member table:name="55.15" table:display="true" table:show-details="true"/>
                <table:data-pilot-member table:name="55.2" table:display="true" table:show-details="true"/>
                <table:data-pilot-member table:name="55.29" table:display="true" table:show-details="true"/>
                <table:data-pilot-member table:name="55.38" table:display="true" table:show-details="true"/>
                <table:data-pilot-member table:name="55.44" table:display="true" table:show-details="true"/>
                <table:data-pilot-member table:name="55.46" table:display="true" table:show-details="true"/>
                <table:data-pilot-member table:name="55.5" table:display="true" table:show-details="true"/>
                <table:data-pilot-member table:name="55.53" table:display="true" table:show-details="true"/>
                <table:data-pilot-member table:name="55.54" table:display="true" table:show-details="true"/>
                <table:data-pilot-member table:name="55.57" table:display="true" table:show-details="true"/>
                <table:data-pilot-member table:name="55.61" table:display="true" table:show-details="true"/>
                <table:data-pilot-member table:name="55.65" table:display="true" table:show-details="true"/>
                <table:data-pilot-member table:name="55.71" table:display="true" table:show-details="true"/>
                <table:data-pilot-member table:name="55.72" table:display="true" table:show-details="true"/>
                <table:data-pilot-member table:name="55.76" table:display="true" table:show-details="true"/>
                <table:data-pilot-member table:name="55.77" table:display="true" table:show-details="true"/>
                <table:data-pilot-member table:name="55.88" table:display="true" table:show-details="true"/>
                <table:data-pilot-member table:name="55.91" table:display="true" table:show-details="true"/>
                <table:data-pilot-member table:name="55.93" table:display="true" table:show-details="true"/>
                <table:data-pilot-member table:name="55.94" table:display="true" table:show-details="true"/>
                <table:data-pilot-member table:name="55.98" table:display="true" table:show-details="true"/>
                <table:data-pilot-member table:name="56.02" table:display="true" table:show-details="true"/>
                <table:data-pilot-member table:name="56.03" table:display="true" table:show-details="true"/>
                <table:data-pilot-member table:name="56.14" table:display="true" table:show-details="true"/>
                <table:data-pilot-member table:name="56.15" table:display="true" table:show-details="true"/>
                <table:data-pilot-member table:name="56.2" table:display="true" table:show-details="true"/>
                <table:data-pilot-member table:name="56.24" table:display="true" table:show-details="true"/>
                <table:data-pilot-member table:name="56.27" table:display="true" table:show-details="true"/>
                <table:data-pilot-member table:name="56.35" table:display="true" table:show-details="true"/>
                <table:data-pilot-member table:name="56.38" table:display="true" table:show-details="true"/>
                <table:data-pilot-member table:name="56.4" table:display="true" table:show-details="true"/>
                <table:data-pilot-member table:name="56.42" table:display="true" table:show-details="true"/>
                <table:data-pilot-member table:name="56.43" table:display="true" table:show-details="true"/>
                <table:data-pilot-member table:name="56.46" table:display="true" table:show-details="true"/>
                <table:data-pilot-member table:name="56.51" table:display="true" table:show-details="true"/>
                <table:data-pilot-member table:name="56.53" table:display="true" table:show-details="true"/>
                <table:data-pilot-member table:name="56.56" table:display="true" table:show-details="true"/>
                <table:data-pilot-member table:name="56.62" table:display="true" table:show-details="true"/>
                <table:data-pilot-member table:name="56.64" table:display="true" table:show-details="true"/>
                <table:data-pilot-member table:name="56.68" table:display="true" table:show-details="true"/>
                <table:data-pilot-member table:name="56.69" table:display="true" table:show-details="true"/>
                <table:data-pilot-member table:name="56.7" table:display="true" table:show-details="true"/>
                <table:data-pilot-member table:name="56.77" table:display="true" table:show-details="true"/>
                <table:data-pilot-member table:name="56.8" table:display="true" table:show-details="true"/>
                <table:data-pilot-member table:name="56.81" table:display="true" table:show-details="true"/>
                <table:data-pilot-member table:name="56.82" table:display="true" table:show-details="true"/>
                <table:data-pilot-member table:name="56.89" table:display="true" table:show-details="true"/>
                <table:data-pilot-member table:name="56.91" table:display="true" table:show-details="true"/>
                <table:data-pilot-member table:name="56.96" table:display="true" table:show-details="true"/>
                <table:data-pilot-member table:name="56.97" table:display="true" table:show-details="true"/>
                <table:data-pilot-member table:name="56.98" table:display="true" table:show-details="true"/>
                <table:data-pilot-member table:name="57.01" table:display="true" table:show-details="true"/>
                <table:data-pilot-member table:name="57.04" table:display="true" table:show-details="true"/>
                <table:data-pilot-member table:name="57.07" table:display="true" table:show-details="true"/>
                <table:data-pilot-member table:name="57.09" table:display="true" table:show-details="true"/>
                <table:data-pilot-member table:name="57.1" table:display="true" table:show-details="true"/>
                <table:data-pilot-member table:name="57.13" table:display="true" table:show-details="true"/>
                <table:data-pilot-member table:name="57.2" table:display="true" table:show-details="true"/>
                <table:data-pilot-member table:name="57.28" table:display="true" table:show-details="true"/>
                <table:data-pilot-member table:name="57.29" table:display="true" table:show-details="true"/>
                <table:data-pilot-member table:name="57.35" table:display="true" table:show-details="true"/>
                <table:data-pilot-member table:name="57.36" table:display="true" table:show-details="true"/>
                <table:data-pilot-member table:name="57.45" table:display="true" table:show-details="true"/>
                <table:data-pilot-member table:name="57.49" table:display="true" table:show-details="true"/>
                <table:data-pilot-member table:name="57.5" table:display="true" table:show-details="true"/>
                <table:data-pilot-member table:name="57.52" table:display="true" table:show-details="true"/>
                <table:data-pilot-member table:name="57.55" table:display="true" table:show-details="true"/>
                <table:data-pilot-member table:name="57.56" table:display="true" table:show-details="true"/>
                <table:data-pilot-member table:name="57.62" table:display="true" table:show-details="true"/>
                <table:data-pilot-member table:name="57.63" table:display="true" table:show-details="true"/>
                <table:data-pilot-member table:name="57.65" table:display="true" table:show-details="true"/>
                <table:data-pilot-member table:name="57.69" table:display="true" table:show-details="true"/>
                <table:data-pilot-member table:name="57.7" table:display="true" table:show-details="true"/>
                <table:data-pilot-member table:name="57.72" table:display="true" table:show-details="true"/>
                <table:data-pilot-member table:name="57.74" table:display="true" table:show-details="true"/>
                <table:data-pilot-member table:name="57.75" table:display="true" table:show-details="true"/>
                <table:data-pilot-member table:name="57.86" table:display="true" table:show-details="true"/>
                <table:data-pilot-member table:name="57.87" table:display="true" table:show-details="true"/>
                <table:data-pilot-member table:name="57.9" table:display="true" table:show-details="true"/>
                <table:data-pilot-member table:name="57.91" table:display="true" table:show-details="true"/>
                <table:data-pilot-member table:name="57.98" table:display="true" table:show-details="true"/>
                <table:data-pilot-member table:name="58" table:display="true" table:show-details="true"/>
                <table:data-pilot-member table:name="58.02" table:display="true" table:show-details="true"/>
                <table:data-pilot-member table:name="58.03" table:display="true" table:show-details="true"/>
                <table:data-pilot-member table:name="58.13" table:display="true" table:show-details="true"/>
                <table:data-pilot-member table:name="58.15" table:display="true" table:show-details="true"/>
                <table:data-pilot-member table:name="58.16" table:display="true" table:show-details="true"/>
                <table:data-pilot-member table:name="58.19" table:display="true" table:show-details="true"/>
                <table:data-pilot-member table:name="58.22" table:display="true" table:show-details="true"/>
                <table:data-pilot-member table:name="58.24" table:display="true" table:show-details="true"/>
                <table:data-pilot-member table:name="58.25" table:display="true" table:show-details="true"/>
                <table:data-pilot-member table:name="58.27" table:display="true" table:show-details="true"/>
                <table:data-pilot-member table:name="58.31" table:display="true" table:show-details="true"/>
                <table:data-pilot-member table:name="58.33" table:display="true" table:show-details="true"/>
                <table:data-pilot-member table:name="58.35" table:display="true" table:show-details="true"/>
                <table:data-pilot-member table:name="58.37" table:display="true" table:show-details="true"/>
                <table:data-pilot-member table:name="58.39" table:display="true" table:show-details="true"/>
                <table:data-pilot-member table:name="58.41" table:display="true" table:show-details="true"/>
                <table:data-pilot-member table:name="58.42" table:display="true" table:show-details="true"/>
                <table:data-pilot-member table:name="58.45" table:display="true" table:show-details="true"/>
                <table:data-pilot-member table:name="58.47" table:display="true" table:show-details="true"/>
                <table:data-pilot-member table:name="58.49" table:display="true" table:show-details="true"/>
                <table:data-pilot-member table:name="58.5" table:display="true" table:show-details="true"/>
                <table:data-pilot-member table:name="58.51" table:display="true" table:show-details="true"/>
                <table:data-pilot-member table:name="58.52" table:display="true" table:show-details="true"/>
                <table:data-pilot-member table:name="58.53" table:display="true" table:show-details="true"/>
                <table:data-pilot-member table:name="58.61" table:display="true" table:show-details="true"/>
                <table:data-pilot-member table:name="58.62" table:display="true" table:show-details="true"/>
                <table:data-pilot-member table:name="58.65" table:display="true" table:show-details="true"/>
                <table:data-pilot-member table:name="58.66" table:display="true" table:show-details="true"/>
                <table:data-pilot-member table:name="58.68" table:display="true" table:show-details="true"/>
                <table:data-pilot-member table:name="58.7" table:display="true" table:show-details="true"/>
                <table:data-pilot-member table:name="58.72" table:display="true" table:show-details="true"/>
                <table:data-pilot-member table:name="58.75" table:display="true" table:show-details="true"/>
                <table:data-pilot-member table:name="58.77" table:display="true" table:show-details="true"/>
                <table:data-pilot-member table:name="58.79" table:display="true" table:show-details="true"/>
                <table:data-pilot-member table:name="58.8" table:display="true" table:show-details="true"/>
                <table:data-pilot-member table:name="58.81" table:display="true" table:show-details="true"/>
                <table:data-pilot-member table:name="58.83" table:display="true" table:show-details="true"/>
                <table:data-pilot-member table:name="58.85" table:display="true" table:show-details="true"/>
                <table:data-pilot-member table:name="58.95" table:display="true" table:show-details="true"/>
                <table:data-pilot-member table:name="58.99" table:display="true" table:show-details="true"/>
                <table:data-pilot-member table:name="59.1" table:display="true" table:show-details="true"/>
                <table:data-pilot-member table:name="59.14" table:display="true" table:show-details="true"/>
                <table:data-pilot-member table:name="59.18" table:display="true" table:show-details="true"/>
                <table:data-pilot-member table:name="59.23" table:display="true" table:show-details="true"/>
                <table:data-pilot-member table:name="59.25" table:display="true" table:show-details="true"/>
                <table:data-pilot-member table:name="59.27" table:display="true" table:show-details="true"/>
                <table:data-pilot-member table:name="59.42" table:display="true" table:show-details="true"/>
                <table:data-pilot-member table:name="59.44" table:display="true" table:show-details="true"/>
                <table:data-pilot-member table:name="59.46" table:display="true" table:show-details="true"/>
                <table:data-pilot-member table:name="59.47" table:display="true" table:show-details="true"/>
                <table:data-pilot-member table:name="59.48" table:display="true" table:show-details="true"/>
                <table:data-pilot-member table:name="59.5" table:display="true" table:show-details="true"/>
                <table:data-pilot-member table:name="59.51" table:display="true" table:show-details="true"/>
                <table:data-pilot-member table:name="59.56" table:display="true" table:show-details="true"/>
                <table:data-pilot-member table:name="59.6" table:display="true" table:show-details="true"/>
                <table:data-pilot-member table:name="59.76" table:display="true" table:show-details="true"/>
                <table:data-pilot-member table:name="59.84" table:display="true" table:show-details="true"/>
                <table:data-pilot-member table:name="59.9" table:display="true" table:show-details="true"/>
                <table:data-pilot-member table:name="59.92" table:display="true" table:show-details="true"/>
                <table:data-pilot-member table:name="59.96" table:display="true" table:show-details="true"/>
                <table:data-pilot-member table:name="60" table:display="true" table:show-details="true"/>
                <table:data-pilot-member table:name="60.03" table:display="true" table:show-details="true"/>
                <table:data-pilot-member table:name="60.06" table:display="true" table:show-details="true"/>
                <table:data-pilot-member table:name="60.07" table:display="true" table:show-details="true"/>
                <table:data-pilot-member table:name="60.15" table:display="true" table:show-details="true"/>
                <table:data-pilot-member table:name="60.26" table:display="true" table:show-details="true"/>
                <table:data-pilot-member table:name="60.38" table:display="true" table:show-details="true"/>
                <table:data-pilot-member table:name="60.53" table:display="true" table:show-details="true"/>
                <table:data-pilot-member table:name="60.63" table:display="true" table:show-details="true"/>
                <table:data-pilot-member table:name="60.67" table:display="true" table:show-details="true"/>
                <table:data-pilot-member table:name="60.71" table:display="true" table:show-details="true"/>
                <table:data-pilot-member table:name="60.76" table:display="true" table:show-details="true"/>
                <table:data-pilot-member table:name="60.89" table:display="true" table:show-details="true"/>
                <table:data-pilot-member table:name="61.09" table:display="true" table:show-details="true"/>
                <table:data-pilot-member table:name="6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_proportion_weighting" table:orientation="data" table:used-hierarchy="0" table:function="average">
            <table:data-pilot-level table:show-empty="false" calcext:repeat-item-labels="false">
              <table:data-pilot-members>
                <table:data-pilot-member table:name="45.94" table:display="true" table:show-details="true"/>
                <table:data-pilot-member table:name="46.81" table:display="true" table:show-details="true"/>
                <table:data-pilot-member table:name="48.8" table:display="true" table:show-details="true"/>
                <table:data-pilot-member table:name="50.04" table:display="true" table:show-details="true"/>
                <table:data-pilot-member table:name="50.26" table:display="true" table:show-details="true"/>
                <table:data-pilot-member table:name="50.52" table:display="true" table:show-details="true"/>
                <table:data-pilot-member table:name="50.96" table:display="true" table:show-details="true"/>
                <table:data-pilot-member table:name="50.97" table:display="true" table:show-details="true"/>
                <table:data-pilot-member table:name="51" table:display="true" table:show-details="true"/>
                <table:data-pilot-member table:name="51.07" table:display="true" table:show-details="true"/>
                <table:data-pilot-member table:name="51.31" table:display="true" table:show-details="true"/>
                <table:data-pilot-member table:name="51.8" table:display="true" table:show-details="true"/>
                <table:data-pilot-member table:name="52.47" table:display="true" table:show-details="true"/>
                <table:data-pilot-member table:name="52.5" table:display="true" table:show-details="true"/>
                <table:data-pilot-member table:name="52.52" table:display="true" table:show-details="true"/>
                <table:data-pilot-member table:name="52.69" table:display="true" table:show-details="true"/>
                <table:data-pilot-member table:name="52.81" table:display="true" table:show-details="true"/>
                <table:data-pilot-member table:name="53.01" table:display="true" table:show-details="true"/>
                <table:data-pilot-member table:name="53.2" table:display="true" table:show-details="true"/>
                <table:data-pilot-member table:name="53.39" table:display="true" table:show-details="true"/>
                <table:data-pilot-member table:name="53.4" table:display="true" table:show-details="true"/>
                <table:data-pilot-member table:name="53.65" table:display="true" table:show-details="true"/>
                <table:data-pilot-member table:name="53.77" table:display="true" table:show-details="true"/>
                <table:data-pilot-member table:name="53.96" table:display="true" table:show-details="true"/>
                <table:data-pilot-member table:name="54.12" table:display="true" table:show-details="true"/>
                <table:data-pilot-member table:name="54.18" table:display="true" table:show-details="true"/>
                <table:data-pilot-member table:name="54.19" table:display="true" table:show-details="true"/>
                <table:data-pilot-member table:name="54.27" table:display="true" table:show-details="true"/>
                <table:data-pilot-member table:name="54.36" table:display="true" table:show-details="true"/>
                <table:data-pilot-member table:name="54.53" table:display="true" table:show-details="true"/>
                <table:data-pilot-member table:name="54.6" table:display="true" table:show-details="true"/>
                <table:data-pilot-member table:name="54.71" table:display="true" table:show-details="true"/>
                <table:data-pilot-member table:name="54.78" table:display="true" table:show-details="true"/>
                <table:data-pilot-member table:name="54.87" table:display="true" table:show-details="true"/>
                <table:data-pilot-member table:name="54.88" table:display="true" table:show-details="true"/>
                <table:data-pilot-member table:name="54.9" table:display="true" table:show-details="true"/>
                <table:data-pilot-member table:name="54.97" table:display="true" table:show-details="true"/>
                <table:data-pilot-member table:name="54.98" table:display="true" table:show-details="true"/>
                <table:data-pilot-member table:name="55.05" table:display="true" table:show-details="true"/>
                <table:data-pilot-member table:name="55.22" table:display="true" table:show-details="true"/>
                <table:data-pilot-member table:name="55.26" table:display="true" table:show-details="true"/>
                <table:data-pilot-member table:name="55.41" table:display="true" table:show-details="true"/>
                <table:data-pilot-member table:name="55.43" table:display="true" table:show-details="true"/>
                <table:data-pilot-member table:name="55.47" table:display="true" table:show-details="true"/>
                <table:data-pilot-member table:name="55.54" table:display="true" table:show-details="true"/>
                <table:data-pilot-member table:name="55.56" table:display="true" table:show-details="true"/>
                <table:data-pilot-member table:name="55.65" table:display="true" table:show-details="true"/>
                <table:data-pilot-member table:name="55.71" table:display="true" table:show-details="true"/>
                <table:data-pilot-member table:name="55.74" table:display="true" table:show-details="true"/>
                <table:data-pilot-member table:name="55.78" table:display="true" table:show-details="true"/>
                <table:data-pilot-member table:name="55.79" table:display="true" table:show-details="true"/>
                <table:data-pilot-member table:name="55.88" table:display="true" table:show-details="true"/>
                <table:data-pilot-member table:name="55.89" table:display="true" table:show-details="true"/>
                <table:data-pilot-member table:name="55.94" table:display="true" table:show-details="true"/>
                <table:data-pilot-member table:name="56.05" table:display="true" table:show-details="true"/>
                <table:data-pilot-member table:name="56.18" table:display="true" table:show-details="true"/>
                <table:data-pilot-member table:name="56.21" table:display="true" table:show-details="true"/>
                <table:data-pilot-member table:name="56.23" table:display="true" table:show-details="true"/>
                <table:data-pilot-member table:name="56.25" table:display="true" table:show-details="true"/>
                <table:data-pilot-member table:name="56.3" table:display="true" table:show-details="true"/>
                <table:data-pilot-member table:name="56.32" table:display="true" table:show-details="true"/>
                <table:data-pilot-member table:name="56.33" table:display="true" table:show-details="true"/>
                <table:data-pilot-member table:name="56.34" table:display="true" table:show-details="true"/>
                <table:data-pilot-member table:name="56.38" table:display="true" table:show-details="true"/>
                <table:data-pilot-member table:name="56.44" table:display="true" table:show-details="true"/>
                <table:data-pilot-member table:name="56.47" table:display="true" table:show-details="true"/>
                <table:data-pilot-member table:name="56.48" table:display="true" table:show-details="true"/>
                <table:data-pilot-member table:name="56.58" table:display="true" table:show-details="true"/>
                <table:data-pilot-member table:name="56.67" table:display="true" table:show-details="true"/>
                <table:data-pilot-member table:name="56.7" table:display="true" table:show-details="true"/>
                <table:data-pilot-member table:name="56.71" table:display="true" table:show-details="true"/>
                <table:data-pilot-member table:name="56.82" table:display="true" table:show-details="true"/>
                <table:data-pilot-member table:name="56.83" table:display="true" table:show-details="true"/>
                <table:data-pilot-member table:name="56.87" table:display="true" table:show-details="true"/>
                <table:data-pilot-member table:name="56.88" table:display="true" table:show-details="true"/>
                <table:data-pilot-member table:name="56.9" table:display="true" table:show-details="true"/>
                <table:data-pilot-member table:name="56.93" table:display="true" table:show-details="true"/>
                <table:data-pilot-member table:name="56.94" table:display="true" table:show-details="true"/>
                <table:data-pilot-member table:name="56.98" table:display="true" table:show-details="true"/>
                <table:data-pilot-member table:name="57.03" table:display="true" table:show-details="true"/>
                <table:data-pilot-member table:name="57.04" table:display="true" table:show-details="true"/>
                <table:data-pilot-member table:name="57.09" table:display="true" table:show-details="true"/>
                <table:data-pilot-member table:name="57.1" table:display="true" table:show-details="true"/>
                <table:data-pilot-member table:name="57.12" table:display="true" table:show-details="true"/>
                <table:data-pilot-member table:name="57.17" table:display="true" table:show-details="true"/>
                <table:data-pilot-member table:name="57.19" table:display="true" table:show-details="true"/>
                <table:data-pilot-member table:name="57.28" table:display="true" table:show-details="true"/>
                <table:data-pilot-member table:name="57.31" table:display="true" table:show-details="true"/>
                <table:data-pilot-member table:name="57.32" table:display="true" table:show-details="true"/>
                <table:data-pilot-member table:name="57.35" table:display="true" table:show-details="true"/>
                <table:data-pilot-member table:name="57.48" table:display="true" table:show-details="true"/>
                <table:data-pilot-member table:name="57.49" table:display="true" table:show-details="true"/>
                <table:data-pilot-member table:name="57.52" table:display="true" table:show-details="true"/>
                <table:data-pilot-member table:name="57.53" table:display="true" table:show-details="true"/>
                <table:data-pilot-member table:name="57.55" table:display="true" table:show-details="true"/>
                <table:data-pilot-member table:name="57.58" table:display="true" table:show-details="true"/>
                <table:data-pilot-member table:name="57.59" table:display="true" table:show-details="true"/>
                <table:data-pilot-member table:name="57.62" table:display="true" table:show-details="true"/>
                <table:data-pilot-member table:name="57.69" table:display="true" table:show-details="true"/>
                <table:data-pilot-member table:name="57.72" table:display="true" table:show-details="true"/>
                <table:data-pilot-member table:name="57.74" table:display="true" table:show-details="true"/>
                <table:data-pilot-member table:name="57.79" table:display="true" table:show-details="true"/>
                <table:data-pilot-member table:name="57.82" table:display="true" table:show-details="true"/>
                <table:data-pilot-member table:name="57.84" table:display="true" table:show-details="true"/>
                <table:data-pilot-member table:name="57.85" table:display="true" table:show-details="true"/>
                <table:data-pilot-member table:name="57.86" table:display="true" table:show-details="true"/>
                <table:data-pilot-member table:name="57.87" table:display="true" table:show-details="true"/>
                <table:data-pilot-member table:name="57.89" table:display="true" table:show-details="true"/>
                <table:data-pilot-member table:name="57.94" table:display="true" table:show-details="true"/>
                <table:data-pilot-member table:name="57.95" table:display="true" table:show-details="true"/>
                <table:data-pilot-member table:name="57.98" table:display="true" table:show-details="true"/>
                <table:data-pilot-member table:name="57.99" table:display="true" table:show-details="true"/>
                <table:data-pilot-member table:name="58.01" table:display="true" table:show-details="true"/>
                <table:data-pilot-member table:name="58.02" table:display="true" table:show-details="true"/>
                <table:data-pilot-member table:name="58.03" table:display="true" table:show-details="true"/>
                <table:data-pilot-member table:name="58.1" table:display="true" table:show-details="true"/>
                <table:data-pilot-member table:name="58.11" table:display="true" table:show-details="true"/>
                <table:data-pilot-member table:name="58.12" table:display="true" table:show-details="true"/>
                <table:data-pilot-member table:name="58.13" table:display="true" table:show-details="true"/>
                <table:data-pilot-member table:name="58.15" table:display="true" table:show-details="true"/>
                <table:data-pilot-member table:name="58.24" table:display="true" table:show-details="true"/>
                <table:data-pilot-member table:name="58.26" table:display="true" table:show-details="true"/>
                <table:data-pilot-member table:name="58.35" table:display="true" table:show-details="true"/>
                <table:data-pilot-member table:name="58.4" table:display="true" table:show-details="true"/>
                <table:data-pilot-member table:name="58.42" table:display="true" table:show-details="true"/>
                <table:data-pilot-member table:name="58.44" table:display="true" table:show-details="true"/>
                <table:data-pilot-member table:name="58.54" table:display="true" table:show-details="true"/>
                <table:data-pilot-member table:name="58.56" table:display="true" table:show-details="true"/>
                <table:data-pilot-member table:name="58.6" table:display="true" table:show-details="true"/>
                <table:data-pilot-member table:name="58.64" table:display="true" table:show-details="true"/>
                <table:data-pilot-member table:name="58.65" table:display="true" table:show-details="true"/>
                <table:data-pilot-member table:name="58.7" table:display="true" table:show-details="true"/>
                <table:data-pilot-member table:name="58.75" table:display="true" table:show-details="true"/>
                <table:data-pilot-member table:name="58.76" table:display="true" table:show-details="true"/>
                <table:data-pilot-member table:name="58.78" table:display="true" table:show-details="true"/>
                <table:data-pilot-member table:name="58.82" table:display="true" table:show-details="true"/>
                <table:data-pilot-member table:name="58.84" table:display="true" table:show-details="true"/>
                <table:data-pilot-member table:name="58.85" table:display="true" table:show-details="true"/>
                <table:data-pilot-member table:name="58.86" table:display="true" table:show-details="true"/>
                <table:data-pilot-member table:name="58.87" table:display="true" table:show-details="true"/>
                <table:data-pilot-member table:name="58.88" table:display="true" table:show-details="true"/>
                <table:data-pilot-member table:name="58.9" table:display="true" table:show-details="true"/>
                <table:data-pilot-member table:name="58.94" table:display="true" table:show-details="true"/>
                <table:data-pilot-member table:name="58.96" table:display="true" table:show-details="true"/>
                <table:data-pilot-member table:name="59.04" table:display="true" table:show-details="true"/>
                <table:data-pilot-member table:name="59.06" table:display="true" table:show-details="true"/>
                <table:data-pilot-member table:name="59.16" table:display="true" table:show-details="true"/>
                <table:data-pilot-member table:name="59.2" table:display="true" table:show-details="true"/>
                <table:data-pilot-member table:name="59.21" table:display="true" table:show-details="true"/>
                <table:data-pilot-member table:name="59.23" table:display="true" table:show-details="true"/>
                <table:data-pilot-member table:name="59.27" table:display="true" table:show-details="true"/>
                <table:data-pilot-member table:name="59.29" table:display="true" table:show-details="true"/>
                <table:data-pilot-member table:name="59.31" table:display="true" table:show-details="true"/>
                <table:data-pilot-member table:name="59.35" table:display="true" table:show-details="true"/>
                <table:data-pilot-member table:name="59.36" table:display="true" table:show-details="true"/>
                <table:data-pilot-member table:name="59.4" table:display="true" table:show-details="true"/>
                <table:data-pilot-member table:name="59.42" table:display="true" table:show-details="true"/>
                <table:data-pilot-member table:name="59.44" table:display="true" table:show-details="true"/>
                <table:data-pilot-member table:name="59.48" table:display="true" table:show-details="true"/>
                <table:data-pilot-member table:name="59.59" table:display="true" table:show-details="true"/>
                <table:data-pilot-member table:name="59.61" table:display="true" table:show-details="true"/>
                <table:data-pilot-member table:name="59.64" table:display="true" table:show-details="true"/>
                <table:data-pilot-member table:name="59.65" table:display="true" table:show-details="true"/>
                <table:data-pilot-member table:name="59.72" table:display="true" table:show-details="true"/>
                <table:data-pilot-member table:name="59.75" table:display="true" table:show-details="true"/>
                <table:data-pilot-member table:name="59.78" table:display="true" table:show-details="true"/>
                <table:data-pilot-member table:name="59.81" table:display="true" table:show-details="true"/>
                <table:data-pilot-member table:name="59.82" table:display="true" table:show-details="true"/>
                <table:data-pilot-member table:name="59.83" table:display="true" table:show-details="true"/>
                <table:data-pilot-member table:name="59.85" table:display="true" table:show-details="true"/>
                <table:data-pilot-member table:name="59.89" table:display="true" table:show-details="true"/>
                <table:data-pilot-member table:name="59.9" table:display="true" table:show-details="true"/>
                <table:data-pilot-member table:name="59.95" table:display="true" table:show-details="true"/>
                <table:data-pilot-member table:name="59.96" table:display="true" table:show-details="true"/>
                <table:data-pilot-member table:name="59.98" table:display="true" table:show-details="true"/>
                <table:data-pilot-member table:name="59.99" table:display="true" table:show-details="true"/>
                <table:data-pilot-member table:name="60" table:display="true" table:show-details="true"/>
                <table:data-pilot-member table:name="60.02" table:display="true" table:show-details="true"/>
                <table:data-pilot-member table:name="60.11" table:display="true" table:show-details="true"/>
                <table:data-pilot-member table:name="60.24" table:display="true" table:show-details="true"/>
                <table:data-pilot-member table:name="60.25" table:display="true" table:show-details="true"/>
                <table:data-pilot-member table:name="60.33" table:display="true" table:show-details="true"/>
                <table:data-pilot-member table:name="60.34" table:display="true" table:show-details="true"/>
                <table:data-pilot-member table:name="60.35" table:display="true" table:show-details="true"/>
                <table:data-pilot-member table:name="60.46" table:display="true" table:show-details="true"/>
                <table:data-pilot-member table:name="60.7" table:display="true" table:show-details="true"/>
                <table:data-pilot-member table:name="60.73" table:display="true" table:show-details="true"/>
                <table:data-pilot-member table:name="60.75" table:display="true" table:show-details="true"/>
                <table:data-pilot-member table:name="60.8" table:display="true" table:show-details="true"/>
                <table:data-pilot-member table:name="60.86" table:display="true" table:show-details="true"/>
                <table:data-pilot-member table:name="60.9" table:display="true" table:show-details="true"/>
                <table:data-pilot-member table:name="60.94" table:display="true" table:show-details="true"/>
                <table:data-pilot-member table:name="61.26" table:display="true" table:show-details="true"/>
                <table:data-pilot-member table:name="61.37" table:display="true" table:show-details="true"/>
                <table:data-pilot-member table:name="61.38" table:display="true" table:show-details="true"/>
                <table:data-pilot-member table:name="61.39" table:display="true" table:show-details="true"/>
                <table:data-pilot-member table:name="61.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_ngram" table:orientation="data" table:used-hierarchy="0" table:function="average">
            <table:data-pilot-level table:show-empty="false" calcext:repeat-item-labels="false">
              <table:data-pilot-members>
                <table:data-pilot-member table:name="50.99" table:display="true" table:show-details="true"/>
                <table:data-pilot-member table:name="51.19" table:display="true" table:show-details="true"/>
                <table:data-pilot-member table:name="51.45" table:display="true" table:show-details="true"/>
                <table:data-pilot-member table:name="51.81" table:display="true" table:show-details="true"/>
                <table:data-pilot-member table:name="51.87" table:display="true" table:show-details="true"/>
                <table:data-pilot-member table:name="52.08" table:display="true" table:show-details="true"/>
                <table:data-pilot-member table:name="52.16" table:display="true" table:show-details="true"/>
                <table:data-pilot-member table:name="52.28" table:display="true" table:show-details="true"/>
                <table:data-pilot-member table:name="52.33" table:display="true" table:show-details="true"/>
                <table:data-pilot-member table:name="52.72" table:display="true" table:show-details="true"/>
                <table:data-pilot-member table:name="52.85" table:display="true" table:show-details="true"/>
                <table:data-pilot-member table:name="53.03" table:display="true" table:show-details="true"/>
                <table:data-pilot-member table:name="53.11" table:display="true" table:show-details="true"/>
                <table:data-pilot-member table:name="53.2" table:display="true" table:show-details="true"/>
                <table:data-pilot-member table:name="53.48" table:display="true" table:show-details="true"/>
                <table:data-pilot-member table:name="53.51" table:display="true" table:show-details="true"/>
                <table:data-pilot-member table:name="53.89" table:display="true" table:show-details="true"/>
                <table:data-pilot-member table:name="54.23" table:display="true" table:show-details="true"/>
                <table:data-pilot-member table:name="54.36" table:display="true" table:show-details="true"/>
                <table:data-pilot-member table:name="54.62" table:display="true" table:show-details="true"/>
                <table:data-pilot-member table:name="54.76" table:display="true" table:show-details="true"/>
                <table:data-pilot-member table:name="54.81" table:display="true" table:show-details="true"/>
                <table:data-pilot-member table:name="54.83" table:display="true" table:show-details="true"/>
                <table:data-pilot-member table:name="54.99" table:display="true" table:show-details="true"/>
                <table:data-pilot-member table:name="55.14" table:display="true" table:show-details="true"/>
                <table:data-pilot-member table:name="55.26" table:display="true" table:show-details="true"/>
                <table:data-pilot-member table:name="55.31" table:display="true" table:show-details="true"/>
                <table:data-pilot-member table:name="55.35" table:display="true" table:show-details="true"/>
                <table:data-pilot-member table:name="55.36" table:display="true" table:show-details="true"/>
                <table:data-pilot-member table:name="55.37" table:display="true" table:show-details="true"/>
                <table:data-pilot-member table:name="55.49" table:display="true" table:show-details="true"/>
                <table:data-pilot-member table:name="55.5" table:display="true" table:show-details="true"/>
                <table:data-pilot-member table:name="55.6" table:display="true" table:show-details="true"/>
                <table:data-pilot-member table:name="55.65" table:display="true" table:show-details="true"/>
                <table:data-pilot-member table:name="55.68" table:display="true" table:show-details="true"/>
                <table:data-pilot-member table:name="55.7" table:display="true" table:show-details="true"/>
                <table:data-pilot-member table:name="55.71" table:display="true" table:show-details="true"/>
                <table:data-pilot-member table:name="55.78" table:display="true" table:show-details="true"/>
                <table:data-pilot-member table:name="55.91" table:display="true" table:show-details="true"/>
                <table:data-pilot-member table:name="55.93" table:display="true" table:show-details="true"/>
                <table:data-pilot-member table:name="55.99" table:display="true" table:show-details="true"/>
                <table:data-pilot-member table:name="56.01" table:display="true" table:show-details="true"/>
                <table:data-pilot-member table:name="56.03" table:display="true" table:show-details="true"/>
                <table:data-pilot-member table:name="56.04" table:display="true" table:show-details="true"/>
                <table:data-pilot-member table:name="56.07" table:display="true" table:show-details="true"/>
                <table:data-pilot-member table:name="56.08" table:display="true" table:show-details="true"/>
                <table:data-pilot-member table:name="56.2" table:display="true" table:show-details="true"/>
                <table:data-pilot-member table:name="56.28" table:display="true" table:show-details="true"/>
                <table:data-pilot-member table:name="56.41" table:display="true" table:show-details="true"/>
                <table:data-pilot-member table:name="56.43" table:display="true" table:show-details="true"/>
                <table:data-pilot-member table:name="56.54" table:display="true" table:show-details="true"/>
                <table:data-pilot-member table:name="56.55" table:display="true" table:show-details="true"/>
                <table:data-pilot-member table:name="56.67" table:display="true" table:show-details="true"/>
                <table:data-pilot-member table:name="56.69" table:display="true" table:show-details="true"/>
                <table:data-pilot-member table:name="56.72" table:display="true" table:show-details="true"/>
                <table:data-pilot-member table:name="56.83" table:display="true" table:show-details="true"/>
                <table:data-pilot-member table:name="56.84" table:display="true" table:show-details="true"/>
                <table:data-pilot-member table:name="56.93" table:display="true" table:show-details="true"/>
                <table:data-pilot-member table:name="57.01" table:display="true" table:show-details="true"/>
                <table:data-pilot-member table:name="57.03" table:display="true" table:show-details="true"/>
                <table:data-pilot-member table:name="57.15" table:display="true" table:show-details="true"/>
                <table:data-pilot-member table:name="57.18" table:display="true" table:show-details="true"/>
                <table:data-pilot-member table:name="57.19" table:display="true" table:show-details="true"/>
                <table:data-pilot-member table:name="57.22" table:display="true" table:show-details="true"/>
                <table:data-pilot-member table:name="57.29" table:display="true" table:show-details="true"/>
                <table:data-pilot-member table:name="57.3" table:display="true" table:show-details="true"/>
                <table:data-pilot-member table:name="57.33" table:display="true" table:show-details="true"/>
                <table:data-pilot-member table:name="57.34" table:display="true" table:show-details="true"/>
                <table:data-pilot-member table:name="57.43" table:display="true" table:show-details="true"/>
                <table:data-pilot-member table:name="57.48" table:display="true" table:show-details="true"/>
                <table:data-pilot-member table:name="57.51" table:display="true" table:show-details="true"/>
                <table:data-pilot-member table:name="57.54" table:display="true" table:show-details="true"/>
                <table:data-pilot-member table:name="57.57" table:display="true" table:show-details="true"/>
                <table:data-pilot-member table:name="57.58" table:display="true" table:show-details="true"/>
                <table:data-pilot-member table:name="57.6" table:display="true" table:show-details="true"/>
                <table:data-pilot-member table:name="57.61" table:display="true" table:show-details="true"/>
                <table:data-pilot-member table:name="57.66" table:display="true" table:show-details="true"/>
                <table:data-pilot-member table:name="57.7" table:display="true" table:show-details="true"/>
                <table:data-pilot-member table:name="57.71" table:display="true" table:show-details="true"/>
                <table:data-pilot-member table:name="57.74" table:display="true" table:show-details="true"/>
                <table:data-pilot-member table:name="57.76" table:display="true" table:show-details="true"/>
                <table:data-pilot-member table:name="57.79" table:display="true" table:show-details="true"/>
                <table:data-pilot-member table:name="57.8" table:display="true" table:show-details="true"/>
                <table:data-pilot-member table:name="57.81" table:display="true" table:show-details="true"/>
                <table:data-pilot-member table:name="57.84" table:display="true" table:show-details="true"/>
                <table:data-pilot-member table:name="57.9" table:display="true" table:show-details="true"/>
                <table:data-pilot-member table:name="57.92" table:display="true" table:show-details="true"/>
                <table:data-pilot-member table:name="57.97" table:display="true" table:show-details="true"/>
                <table:data-pilot-member table:name="58.01" table:display="true" table:show-details="true"/>
                <table:data-pilot-member table:name="58.04" table:display="true" table:show-details="true"/>
                <table:data-pilot-member table:name="58.08" table:display="true" table:show-details="true"/>
                <table:data-pilot-member table:name="58.09" table:display="true" table:show-details="true"/>
                <table:data-pilot-member table:name="58.1" table:display="true" table:show-details="true"/>
                <table:data-pilot-member table:name="58.13" table:display="true" table:show-details="true"/>
                <table:data-pilot-member table:name="58.18" table:display="true" table:show-details="true"/>
                <table:data-pilot-member table:name="58.2" table:display="true" table:show-details="true"/>
                <table:data-pilot-member table:name="58.3" table:display="true" table:show-details="true"/>
                <table:data-pilot-member table:name="58.32" table:display="true" table:show-details="true"/>
                <table:data-pilot-member table:name="58.34" table:display="true" table:show-details="true"/>
                <table:data-pilot-member table:name="58.36" table:display="true" table:show-details="true"/>
                <table:data-pilot-member table:name="58.42" table:display="true" table:show-details="true"/>
                <table:data-pilot-member table:name="58.49" table:display="true" table:show-details="true"/>
                <table:data-pilot-member table:name="58.53" table:display="true" table:show-details="true"/>
                <table:data-pilot-member table:name="58.57" table:display="true" table:show-details="true"/>
                <table:data-pilot-member table:name="58.59" table:display="true" table:show-details="true"/>
                <table:data-pilot-member table:name="58.63" table:display="true" table:show-details="true"/>
                <table:data-pilot-member table:name="58.69" table:display="true" table:show-details="true"/>
                <table:data-pilot-member table:name="58.7" table:display="true" table:show-details="true"/>
                <table:data-pilot-member table:name="58.78" table:display="true" table:show-details="true"/>
                <table:data-pilot-member table:name="58.8" table:display="true" table:show-details="true"/>
                <table:data-pilot-member table:name="58.82" table:display="true" table:show-details="true"/>
                <table:data-pilot-member table:name="58.84" table:display="true" table:show-details="true"/>
                <table:data-pilot-member table:name="58.85" table:display="true" table:show-details="true"/>
                <table:data-pilot-member table:name="58.87" table:display="true" table:show-details="true"/>
                <table:data-pilot-member table:name="58.89" table:display="true" table:show-details="true"/>
                <table:data-pilot-member table:name="58.91" table:display="true" table:show-details="true"/>
                <table:data-pilot-member table:name="58.92" table:display="true" table:show-details="true"/>
                <table:data-pilot-member table:name="58.94" table:display="true" table:show-details="true"/>
                <table:data-pilot-member table:name="58.95" table:display="true" table:show-details="true"/>
                <table:data-pilot-member table:name="58.96" table:display="true" table:show-details="true"/>
                <table:data-pilot-member table:name="58.98" table:display="true" table:show-details="true"/>
                <table:data-pilot-member table:name="58.99" table:display="true" table:show-details="true"/>
                <table:data-pilot-member table:name="59" table:display="true" table:show-details="true"/>
                <table:data-pilot-member table:name="59.02" table:display="true" table:show-details="true"/>
                <table:data-pilot-member table:name="59.04" table:display="true" table:show-details="true"/>
                <table:data-pilot-member table:name="59.05" table:display="true" table:show-details="true"/>
                <table:data-pilot-member table:name="59.11" table:display="true" table:show-details="true"/>
                <table:data-pilot-member table:name="59.13" table:display="true" table:show-details="true"/>
                <table:data-pilot-member table:name="59.14" table:display="true" table:show-details="true"/>
                <table:data-pilot-member table:name="59.16" table:display="true" table:show-details="true"/>
                <table:data-pilot-member table:name="59.17" table:display="true" table:show-details="true"/>
                <table:data-pilot-member table:name="59.18" table:display="true" table:show-details="true"/>
                <table:data-pilot-member table:name="59.19" table:display="true" table:show-details="true"/>
                <table:data-pilot-member table:name="59.21" table:display="true" table:show-details="true"/>
                <table:data-pilot-member table:name="59.22" table:display="true" table:show-details="true"/>
                <table:data-pilot-member table:name="59.23" table:display="true" table:show-details="true"/>
                <table:data-pilot-member table:name="59.26" table:display="true" table:show-details="true"/>
                <table:data-pilot-member table:name="59.29" table:display="true" table:show-details="true"/>
                <table:data-pilot-member table:name="59.31" table:display="true" table:show-details="true"/>
                <table:data-pilot-member table:name="59.32" table:display="true" table:show-details="true"/>
                <table:data-pilot-member table:name="59.34" table:display="true" table:show-details="true"/>
                <table:data-pilot-member table:name="59.35" table:display="true" table:show-details="true"/>
                <table:data-pilot-member table:name="59.37" table:display="true" table:show-details="true"/>
                <table:data-pilot-member table:name="59.39" table:display="true" table:show-details="true"/>
                <table:data-pilot-member table:name="59.47" table:display="true" table:show-details="true"/>
                <table:data-pilot-member table:name="59.49" table:display="true" table:show-details="true"/>
                <table:data-pilot-member table:name="59.51" table:display="true" table:show-details="true"/>
                <table:data-pilot-member table:name="59.53" table:display="true" table:show-details="true"/>
                <table:data-pilot-member table:name="59.56" table:display="true" table:show-details="true"/>
                <table:data-pilot-member table:name="59.57" table:display="true" table:show-details="true"/>
                <table:data-pilot-member table:name="59.62" table:display="true" table:show-details="true"/>
                <table:data-pilot-member table:name="59.65" table:display="true" table:show-details="true"/>
                <table:data-pilot-member table:name="59.68" table:display="true" table:show-details="true"/>
                <table:data-pilot-member table:name="59.69" table:display="true" table:show-details="true"/>
                <table:data-pilot-member table:name="59.71" table:display="true" table:show-details="true"/>
                <table:data-pilot-member table:name="59.73" table:display="true" table:show-details="true"/>
                <table:data-pilot-member table:name="59.82" table:display="true" table:show-details="true"/>
                <table:data-pilot-member table:name="59.84" table:display="true" table:show-details="true"/>
                <table:data-pilot-member table:name="59.86" table:display="true" table:show-details="true"/>
                <table:data-pilot-member table:name="59.87" table:display="true" table:show-details="true"/>
                <table:data-pilot-member table:name="59.92" table:display="true" table:show-details="true"/>
                <table:data-pilot-member table:name="59.94" table:display="true" table:show-details="true"/>
                <table:data-pilot-member table:name="60.03" table:display="true" table:show-details="true"/>
                <table:data-pilot-member table:name="60.05" table:display="true" table:show-details="true"/>
                <table:data-pilot-member table:name="60.08" table:display="true" table:show-details="true"/>
                <table:data-pilot-member table:name="60.1" table:display="true" table:show-details="true"/>
                <table:data-pilot-member table:name="60.13" table:display="true" table:show-details="true"/>
                <table:data-pilot-member table:name="60.15" table:display="true" table:show-details="true"/>
                <table:data-pilot-member table:name="60.21" table:display="true" table:show-details="true"/>
                <table:data-pilot-member table:name="60.32" table:display="true" table:show-details="true"/>
                <table:data-pilot-member table:name="60.34" table:display="true" table:show-details="true"/>
                <table:data-pilot-member table:name="60.35" table:display="true" table:show-details="true"/>
                <table:data-pilot-member table:name="60.38" table:display="true" table:show-details="true"/>
                <table:data-pilot-member table:name="60.46" table:display="true" table:show-details="true"/>
                <table:data-pilot-member table:name="60.48" table:display="true" table:show-details="true"/>
                <table:data-pilot-member table:name="60.49" table:display="true" table:show-details="true"/>
                <table:data-pilot-member table:name="60.52" table:display="true" table:show-details="true"/>
                <table:data-pilot-member table:name="60.57" table:display="true" table:show-details="true"/>
                <table:data-pilot-member table:name="60.61" table:display="true" table:show-details="true"/>
                <table:data-pilot-member table:name="60.62" table:display="true" table:show-details="true"/>
                <table:data-pilot-member table:name="60.64" table:display="true" table:show-details="true"/>
                <table:data-pilot-member table:name="60.66" table:display="true" table:show-details="true"/>
                <table:data-pilot-member table:name="60.67" table:display="true" table:show-details="true"/>
                <table:data-pilot-member table:name="60.71" table:display="true" table:show-details="true"/>
                <table:data-pilot-member table:name="60.72" table:display="true" table:show-details="true"/>
                <table:data-pilot-member table:name="60.74" table:display="true" table:show-details="true"/>
                <table:data-pilot-member table:name="60.79" table:display="true" table:show-details="true"/>
                <table:data-pilot-member table:name="60.83" table:display="true" table:show-details="true"/>
                <table:data-pilot-member table:name="60.9" table:display="true" table:show-details="true"/>
                <table:data-pilot-member table:name="61.02" table:display="true" table:show-details="true"/>
                <table:data-pilot-member table:name="61.17" table:display="true" table:show-details="true"/>
                <table:data-pilot-member table:name="62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_all_activity" table:orientation="data" table:used-hierarchy="0" table:function="stdev">
            <table:data-pilot-level table:show-empty="false" calcext:repeat-item-labels="false">
              <table:data-pilot-members>
                <table:data-pilot-member table:name="44.83" table:display="true" table:show-details="true"/>
                <table:data-pilot-member table:name="46.27" table:display="true" table:show-details="true"/>
                <table:data-pilot-member table:name="47.83" table:display="true" table:show-details="true"/>
                <table:data-pilot-member table:name="49.69" table:display="true" table:show-details="true"/>
                <table:data-pilot-member table:name="50.39" table:display="true" table:show-details="true"/>
                <table:data-pilot-member table:name="50.56" table:display="true" table:show-details="true"/>
                <table:data-pilot-member table:name="50.81" table:display="true" table:show-details="true"/>
                <table:data-pilot-member table:name="50.82" table:display="true" table:show-details="true"/>
                <table:data-pilot-member table:name="51.06" table:display="true" table:show-details="true"/>
                <table:data-pilot-member table:name="51.36" table:display="true" table:show-details="true"/>
                <table:data-pilot-member table:name="51.65" table:display="true" table:show-details="true"/>
                <table:data-pilot-member table:name="51.76" table:display="true" table:show-details="true"/>
                <table:data-pilot-member table:name="51.79" table:display="true" table:show-details="true"/>
                <table:data-pilot-member table:name="52.53" table:display="true" table:show-details="true"/>
                <table:data-pilot-member table:name="52.76" table:display="true" table:show-details="true"/>
                <table:data-pilot-member table:name="52.91" table:display="true" table:show-details="true"/>
                <table:data-pilot-member table:name="52.94" table:display="true" table:show-details="true"/>
                <table:data-pilot-member table:name="53.01" table:display="true" table:show-details="true"/>
                <table:data-pilot-member table:name="53.11" table:display="true" table:show-details="true"/>
                <table:data-pilot-member table:name="53.29" table:display="true" table:show-details="true"/>
                <table:data-pilot-member table:name="53.38" table:display="true" table:show-details="true"/>
                <table:data-pilot-member table:name="53.39" table:display="true" table:show-details="true"/>
                <table:data-pilot-member table:name="53.61" table:display="true" table:show-details="true"/>
                <table:data-pilot-member table:name="53.7" table:display="true" table:show-details="true"/>
                <table:data-pilot-member table:name="53.71" table:display="true" table:show-details="true"/>
                <table:data-pilot-member table:name="53.95" table:display="true" table:show-details="true"/>
                <table:data-pilot-member table:name="53.99" table:display="true" table:show-details="true"/>
                <table:data-pilot-member table:name="54.03" table:display="true" table:show-details="true"/>
                <table:data-pilot-member table:name="54.05" table:display="true" table:show-details="true"/>
                <table:data-pilot-member table:name="54.17" table:display="true" table:show-details="true"/>
                <table:data-pilot-member table:name="54.33" table:display="true" table:show-details="true"/>
                <table:data-pilot-member table:name="54.34" table:display="true" table:show-details="true"/>
                <table:data-pilot-member table:name="54.59" table:display="true" table:show-details="true"/>
                <table:data-pilot-member table:name="54.61" table:display="true" table:show-details="true"/>
                <table:data-pilot-member table:name="54.62" table:display="true" table:show-details="true"/>
                <table:data-pilot-member table:name="54.66" table:display="true" table:show-details="true"/>
                <table:data-pilot-member table:name="54.69" table:display="true" table:show-details="true"/>
                <table:data-pilot-member table:name="54.8" table:display="true" table:show-details="true"/>
                <table:data-pilot-member table:name="54.84" table:display="true" table:show-details="true"/>
                <table:data-pilot-member table:name="54.9" table:display="true" table:show-details="true"/>
                <table:data-pilot-member table:name="54.93" table:display="true" table:show-details="true"/>
                <table:data-pilot-member table:name="54.94" table:display="true" table:show-details="true"/>
                <table:data-pilot-member table:name="55.12" table:display="true" table:show-details="true"/>
                <table:data-pilot-member table:name="55.15" table:display="true" table:show-details="true"/>
                <table:data-pilot-member table:name="55.2" table:display="true" table:show-details="true"/>
                <table:data-pilot-member table:name="55.29" table:display="true" table:show-details="true"/>
                <table:data-pilot-member table:name="55.38" table:display="true" table:show-details="true"/>
                <table:data-pilot-member table:name="55.44" table:display="true" table:show-details="true"/>
                <table:data-pilot-member table:name="55.46" table:display="true" table:show-details="true"/>
                <table:data-pilot-member table:name="55.5" table:display="true" table:show-details="true"/>
                <table:data-pilot-member table:name="55.53" table:display="true" table:show-details="true"/>
                <table:data-pilot-member table:name="55.54" table:display="true" table:show-details="true"/>
                <table:data-pilot-member table:name="55.57" table:display="true" table:show-details="true"/>
                <table:data-pilot-member table:name="55.61" table:display="true" table:show-details="true"/>
                <table:data-pilot-member table:name="55.65" table:display="true" table:show-details="true"/>
                <table:data-pilot-member table:name="55.71" table:display="true" table:show-details="true"/>
                <table:data-pilot-member table:name="55.72" table:display="true" table:show-details="true"/>
                <table:data-pilot-member table:name="55.76" table:display="true" table:show-details="true"/>
                <table:data-pilot-member table:name="55.77" table:display="true" table:show-details="true"/>
                <table:data-pilot-member table:name="55.88" table:display="true" table:show-details="true"/>
                <table:data-pilot-member table:name="55.91" table:display="true" table:show-details="true"/>
                <table:data-pilot-member table:name="55.93" table:display="true" table:show-details="true"/>
                <table:data-pilot-member table:name="55.94" table:display="true" table:show-details="true"/>
                <table:data-pilot-member table:name="55.98" table:display="true" table:show-details="true"/>
                <table:data-pilot-member table:name="56.02" table:display="true" table:show-details="true"/>
                <table:data-pilot-member table:name="56.03" table:display="true" table:show-details="true"/>
                <table:data-pilot-member table:name="56.14" table:display="true" table:show-details="true"/>
                <table:data-pilot-member table:name="56.15" table:display="true" table:show-details="true"/>
                <table:data-pilot-member table:name="56.2" table:display="true" table:show-details="true"/>
                <table:data-pilot-member table:name="56.24" table:display="true" table:show-details="true"/>
                <table:data-pilot-member table:name="56.27" table:display="true" table:show-details="true"/>
                <table:data-pilot-member table:name="56.35" table:display="true" table:show-details="true"/>
                <table:data-pilot-member table:name="56.38" table:display="true" table:show-details="true"/>
                <table:data-pilot-member table:name="56.4" table:display="true" table:show-details="true"/>
                <table:data-pilot-member table:name="56.42" table:display="true" table:show-details="true"/>
                <table:data-pilot-member table:name="56.43" table:display="true" table:show-details="true"/>
                <table:data-pilot-member table:name="56.46" table:display="true" table:show-details="true"/>
                <table:data-pilot-member table:name="56.51" table:display="true" table:show-details="true"/>
                <table:data-pilot-member table:name="56.53" table:display="true" table:show-details="true"/>
                <table:data-pilot-member table:name="56.56" table:display="true" table:show-details="true"/>
                <table:data-pilot-member table:name="56.62" table:display="true" table:show-details="true"/>
                <table:data-pilot-member table:name="56.64" table:display="true" table:show-details="true"/>
                <table:data-pilot-member table:name="56.68" table:display="true" table:show-details="true"/>
                <table:data-pilot-member table:name="56.69" table:display="true" table:show-details="true"/>
                <table:data-pilot-member table:name="56.7" table:display="true" table:show-details="true"/>
                <table:data-pilot-member table:name="56.77" table:display="true" table:show-details="true"/>
                <table:data-pilot-member table:name="56.8" table:display="true" table:show-details="true"/>
                <table:data-pilot-member table:name="56.81" table:display="true" table:show-details="true"/>
                <table:data-pilot-member table:name="56.82" table:display="true" table:show-details="true"/>
                <table:data-pilot-member table:name="56.89" table:display="true" table:show-details="true"/>
                <table:data-pilot-member table:name="56.91" table:display="true" table:show-details="true"/>
                <table:data-pilot-member table:name="56.96" table:display="true" table:show-details="true"/>
                <table:data-pilot-member table:name="56.97" table:display="true" table:show-details="true"/>
                <table:data-pilot-member table:name="56.98" table:display="true" table:show-details="true"/>
                <table:data-pilot-member table:name="57.01" table:display="true" table:show-details="true"/>
                <table:data-pilot-member table:name="57.04" table:display="true" table:show-details="true"/>
                <table:data-pilot-member table:name="57.07" table:display="true" table:show-details="true"/>
                <table:data-pilot-member table:name="57.09" table:display="true" table:show-details="true"/>
                <table:data-pilot-member table:name="57.1" table:display="true" table:show-details="true"/>
                <table:data-pilot-member table:name="57.13" table:display="true" table:show-details="true"/>
                <table:data-pilot-member table:name="57.2" table:display="true" table:show-details="true"/>
                <table:data-pilot-member table:name="57.28" table:display="true" table:show-details="true"/>
                <table:data-pilot-member table:name="57.29" table:display="true" table:show-details="true"/>
                <table:data-pilot-member table:name="57.35" table:display="true" table:show-details="true"/>
                <table:data-pilot-member table:name="57.36" table:display="true" table:show-details="true"/>
                <table:data-pilot-member table:name="57.45" table:display="true" table:show-details="true"/>
                <table:data-pilot-member table:name="57.49" table:display="true" table:show-details="true"/>
                <table:data-pilot-member table:name="57.5" table:display="true" table:show-details="true"/>
                <table:data-pilot-member table:name="57.52" table:display="true" table:show-details="true"/>
                <table:data-pilot-member table:name="57.55" table:display="true" table:show-details="true"/>
                <table:data-pilot-member table:name="57.56" table:display="true" table:show-details="true"/>
                <table:data-pilot-member table:name="57.62" table:display="true" table:show-details="true"/>
                <table:data-pilot-member table:name="57.63" table:display="true" table:show-details="true"/>
                <table:data-pilot-member table:name="57.65" table:display="true" table:show-details="true"/>
                <table:data-pilot-member table:name="57.69" table:display="true" table:show-details="true"/>
                <table:data-pilot-member table:name="57.7" table:display="true" table:show-details="true"/>
                <table:data-pilot-member table:name="57.72" table:display="true" table:show-details="true"/>
                <table:data-pilot-member table:name="57.74" table:display="true" table:show-details="true"/>
                <table:data-pilot-member table:name="57.75" table:display="true" table:show-details="true"/>
                <table:data-pilot-member table:name="57.86" table:display="true" table:show-details="true"/>
                <table:data-pilot-member table:name="57.87" table:display="true" table:show-details="true"/>
                <table:data-pilot-member table:name="57.9" table:display="true" table:show-details="true"/>
                <table:data-pilot-member table:name="57.91" table:display="true" table:show-details="true"/>
                <table:data-pilot-member table:name="57.98" table:display="true" table:show-details="true"/>
                <table:data-pilot-member table:name="58" table:display="true" table:show-details="true"/>
                <table:data-pilot-member table:name="58.02" table:display="true" table:show-details="true"/>
                <table:data-pilot-member table:name="58.03" table:display="true" table:show-details="true"/>
                <table:data-pilot-member table:name="58.13" table:display="true" table:show-details="true"/>
                <table:data-pilot-member table:name="58.15" table:display="true" table:show-details="true"/>
                <table:data-pilot-member table:name="58.16" table:display="true" table:show-details="true"/>
                <table:data-pilot-member table:name="58.19" table:display="true" table:show-details="true"/>
                <table:data-pilot-member table:name="58.22" table:display="true" table:show-details="true"/>
                <table:data-pilot-member table:name="58.24" table:display="true" table:show-details="true"/>
                <table:data-pilot-member table:name="58.25" table:display="true" table:show-details="true"/>
                <table:data-pilot-member table:name="58.27" table:display="true" table:show-details="true"/>
                <table:data-pilot-member table:name="58.31" table:display="true" table:show-details="true"/>
                <table:data-pilot-member table:name="58.33" table:display="true" table:show-details="true"/>
                <table:data-pilot-member table:name="58.35" table:display="true" table:show-details="true"/>
                <table:data-pilot-member table:name="58.37" table:display="true" table:show-details="true"/>
                <table:data-pilot-member table:name="58.39" table:display="true" table:show-details="true"/>
                <table:data-pilot-member table:name="58.41" table:display="true" table:show-details="true"/>
                <table:data-pilot-member table:name="58.42" table:display="true" table:show-details="true"/>
                <table:data-pilot-member table:name="58.45" table:display="true" table:show-details="true"/>
                <table:data-pilot-member table:name="58.47" table:display="true" table:show-details="true"/>
                <table:data-pilot-member table:name="58.49" table:display="true" table:show-details="true"/>
                <table:data-pilot-member table:name="58.5" table:display="true" table:show-details="true"/>
                <table:data-pilot-member table:name="58.51" table:display="true" table:show-details="true"/>
                <table:data-pilot-member table:name="58.52" table:display="true" table:show-details="true"/>
                <table:data-pilot-member table:name="58.53" table:display="true" table:show-details="true"/>
                <table:data-pilot-member table:name="58.61" table:display="true" table:show-details="true"/>
                <table:data-pilot-member table:name="58.62" table:display="true" table:show-details="true"/>
                <table:data-pilot-member table:name="58.65" table:display="true" table:show-details="true"/>
                <table:data-pilot-member table:name="58.66" table:display="true" table:show-details="true"/>
                <table:data-pilot-member table:name="58.68" table:display="true" table:show-details="true"/>
                <table:data-pilot-member table:name="58.7" table:display="true" table:show-details="true"/>
                <table:data-pilot-member table:name="58.72" table:display="true" table:show-details="true"/>
                <table:data-pilot-member table:name="58.75" table:display="true" table:show-details="true"/>
                <table:data-pilot-member table:name="58.77" table:display="true" table:show-details="true"/>
                <table:data-pilot-member table:name="58.79" table:display="true" table:show-details="true"/>
                <table:data-pilot-member table:name="58.8" table:display="true" table:show-details="true"/>
                <table:data-pilot-member table:name="58.81" table:display="true" table:show-details="true"/>
                <table:data-pilot-member table:name="58.83" table:display="true" table:show-details="true"/>
                <table:data-pilot-member table:name="58.85" table:display="true" table:show-details="true"/>
                <table:data-pilot-member table:name="58.95" table:display="true" table:show-details="true"/>
                <table:data-pilot-member table:name="58.99" table:display="true" table:show-details="true"/>
                <table:data-pilot-member table:name="59.1" table:display="true" table:show-details="true"/>
                <table:data-pilot-member table:name="59.14" table:display="true" table:show-details="true"/>
                <table:data-pilot-member table:name="59.18" table:display="true" table:show-details="true"/>
                <table:data-pilot-member table:name="59.23" table:display="true" table:show-details="true"/>
                <table:data-pilot-member table:name="59.25" table:display="true" table:show-details="true"/>
                <table:data-pilot-member table:name="59.27" table:display="true" table:show-details="true"/>
                <table:data-pilot-member table:name="59.42" table:display="true" table:show-details="true"/>
                <table:data-pilot-member table:name="59.44" table:display="true" table:show-details="true"/>
                <table:data-pilot-member table:name="59.46" table:display="true" table:show-details="true"/>
                <table:data-pilot-member table:name="59.47" table:display="true" table:show-details="true"/>
                <table:data-pilot-member table:name="59.48" table:display="true" table:show-details="true"/>
                <table:data-pilot-member table:name="59.5" table:display="true" table:show-details="true"/>
                <table:data-pilot-member table:name="59.51" table:display="true" table:show-details="true"/>
                <table:data-pilot-member table:name="59.56" table:display="true" table:show-details="true"/>
                <table:data-pilot-member table:name="59.6" table:display="true" table:show-details="true"/>
                <table:data-pilot-member table:name="59.76" table:display="true" table:show-details="true"/>
                <table:data-pilot-member table:name="59.84" table:display="true" table:show-details="true"/>
                <table:data-pilot-member table:name="59.9" table:display="true" table:show-details="true"/>
                <table:data-pilot-member table:name="59.92" table:display="true" table:show-details="true"/>
                <table:data-pilot-member table:name="59.96" table:display="true" table:show-details="true"/>
                <table:data-pilot-member table:name="60" table:display="true" table:show-details="true"/>
                <table:data-pilot-member table:name="60.03" table:display="true" table:show-details="true"/>
                <table:data-pilot-member table:name="60.06" table:display="true" table:show-details="true"/>
                <table:data-pilot-member table:name="60.07" table:display="true" table:show-details="true"/>
                <table:data-pilot-member table:name="60.15" table:display="true" table:show-details="true"/>
                <table:data-pilot-member table:name="60.26" table:display="true" table:show-details="true"/>
                <table:data-pilot-member table:name="60.38" table:display="true" table:show-details="true"/>
                <table:data-pilot-member table:name="60.53" table:display="true" table:show-details="true"/>
                <table:data-pilot-member table:name="60.63" table:display="true" table:show-details="true"/>
                <table:data-pilot-member table:name="60.67" table:display="true" table:show-details="true"/>
                <table:data-pilot-member table:name="60.71" table:display="true" table:show-details="true"/>
                <table:data-pilot-member table:name="60.76" table:display="true" table:show-details="true"/>
                <table:data-pilot-member table:name="60.89" table:display="true" table:show-details="true"/>
                <table:data-pilot-member table:name="61.09" table:display="true" table:show-details="true"/>
                <table:data-pilot-member table:name="6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_proportion_weighting" table:orientation="data" table:used-hierarchy="0" table:function="stdev">
            <table:data-pilot-level table:show-empty="false" calcext:repeat-item-labels="false">
              <table:data-pilot-members>
                <table:data-pilot-member table:name="45.94" table:display="true" table:show-details="true"/>
                <table:data-pilot-member table:name="46.81" table:display="true" table:show-details="true"/>
                <table:data-pilot-member table:name="48.8" table:display="true" table:show-details="true"/>
                <table:data-pilot-member table:name="50.04" table:display="true" table:show-details="true"/>
                <table:data-pilot-member table:name="50.26" table:display="true" table:show-details="true"/>
                <table:data-pilot-member table:name="50.52" table:display="true" table:show-details="true"/>
                <table:data-pilot-member table:name="50.96" table:display="true" table:show-details="true"/>
                <table:data-pilot-member table:name="50.97" table:display="true" table:show-details="true"/>
                <table:data-pilot-member table:name="51" table:display="true" table:show-details="true"/>
                <table:data-pilot-member table:name="51.07" table:display="true" table:show-details="true"/>
                <table:data-pilot-member table:name="51.31" table:display="true" table:show-details="true"/>
                <table:data-pilot-member table:name="51.8" table:display="true" table:show-details="true"/>
                <table:data-pilot-member table:name="52.47" table:display="true" table:show-details="true"/>
                <table:data-pilot-member table:name="52.5" table:display="true" table:show-details="true"/>
                <table:data-pilot-member table:name="52.52" table:display="true" table:show-details="true"/>
                <table:data-pilot-member table:name="52.69" table:display="true" table:show-details="true"/>
                <table:data-pilot-member table:name="52.81" table:display="true" table:show-details="true"/>
                <table:data-pilot-member table:name="53.01" table:display="true" table:show-details="true"/>
                <table:data-pilot-member table:name="53.2" table:display="true" table:show-details="true"/>
                <table:data-pilot-member table:name="53.39" table:display="true" table:show-details="true"/>
                <table:data-pilot-member table:name="53.4" table:display="true" table:show-details="true"/>
                <table:data-pilot-member table:name="53.65" table:display="true" table:show-details="true"/>
                <table:data-pilot-member table:name="53.77" table:display="true" table:show-details="true"/>
                <table:data-pilot-member table:name="53.96" table:display="true" table:show-details="true"/>
                <table:data-pilot-member table:name="54.12" table:display="true" table:show-details="true"/>
                <table:data-pilot-member table:name="54.18" table:display="true" table:show-details="true"/>
                <table:data-pilot-member table:name="54.19" table:display="true" table:show-details="true"/>
                <table:data-pilot-member table:name="54.27" table:display="true" table:show-details="true"/>
                <table:data-pilot-member table:name="54.36" table:display="true" table:show-details="true"/>
                <table:data-pilot-member table:name="54.53" table:display="true" table:show-details="true"/>
                <table:data-pilot-member table:name="54.6" table:display="true" table:show-details="true"/>
                <table:data-pilot-member table:name="54.71" table:display="true" table:show-details="true"/>
                <table:data-pilot-member table:name="54.78" table:display="true" table:show-details="true"/>
                <table:data-pilot-member table:name="54.87" table:display="true" table:show-details="true"/>
                <table:data-pilot-member table:name="54.88" table:display="true" table:show-details="true"/>
                <table:data-pilot-member table:name="54.9" table:display="true" table:show-details="true"/>
                <table:data-pilot-member table:name="54.97" table:display="true" table:show-details="true"/>
                <table:data-pilot-member table:name="54.98" table:display="true" table:show-details="true"/>
                <table:data-pilot-member table:name="55.05" table:display="true" table:show-details="true"/>
                <table:data-pilot-member table:name="55.22" table:display="true" table:show-details="true"/>
                <table:data-pilot-member table:name="55.26" table:display="true" table:show-details="true"/>
                <table:data-pilot-member table:name="55.41" table:display="true" table:show-details="true"/>
                <table:data-pilot-member table:name="55.43" table:display="true" table:show-details="true"/>
                <table:data-pilot-member table:name="55.47" table:display="true" table:show-details="true"/>
                <table:data-pilot-member table:name="55.54" table:display="true" table:show-details="true"/>
                <table:data-pilot-member table:name="55.56" table:display="true" table:show-details="true"/>
                <table:data-pilot-member table:name="55.65" table:display="true" table:show-details="true"/>
                <table:data-pilot-member table:name="55.71" table:display="true" table:show-details="true"/>
                <table:data-pilot-member table:name="55.74" table:display="true" table:show-details="true"/>
                <table:data-pilot-member table:name="55.78" table:display="true" table:show-details="true"/>
                <table:data-pilot-member table:name="55.79" table:display="true" table:show-details="true"/>
                <table:data-pilot-member table:name="55.88" table:display="true" table:show-details="true"/>
                <table:data-pilot-member table:name="55.89" table:display="true" table:show-details="true"/>
                <table:data-pilot-member table:name="55.94" table:display="true" table:show-details="true"/>
                <table:data-pilot-member table:name="56.05" table:display="true" table:show-details="true"/>
                <table:data-pilot-member table:name="56.18" table:display="true" table:show-details="true"/>
                <table:data-pilot-member table:name="56.21" table:display="true" table:show-details="true"/>
                <table:data-pilot-member table:name="56.23" table:display="true" table:show-details="true"/>
                <table:data-pilot-member table:name="56.25" table:display="true" table:show-details="true"/>
                <table:data-pilot-member table:name="56.3" table:display="true" table:show-details="true"/>
                <table:data-pilot-member table:name="56.32" table:display="true" table:show-details="true"/>
                <table:data-pilot-member table:name="56.33" table:display="true" table:show-details="true"/>
                <table:data-pilot-member table:name="56.34" table:display="true" table:show-details="true"/>
                <table:data-pilot-member table:name="56.38" table:display="true" table:show-details="true"/>
                <table:data-pilot-member table:name="56.44" table:display="true" table:show-details="true"/>
                <table:data-pilot-member table:name="56.47" table:display="true" table:show-details="true"/>
                <table:data-pilot-member table:name="56.48" table:display="true" table:show-details="true"/>
                <table:data-pilot-member table:name="56.58" table:display="true" table:show-details="true"/>
                <table:data-pilot-member table:name="56.67" table:display="true" table:show-details="true"/>
                <table:data-pilot-member table:name="56.7" table:display="true" table:show-details="true"/>
                <table:data-pilot-member table:name="56.71" table:display="true" table:show-details="true"/>
                <table:data-pilot-member table:name="56.82" table:display="true" table:show-details="true"/>
                <table:data-pilot-member table:name="56.83" table:display="true" table:show-details="true"/>
                <table:data-pilot-member table:name="56.87" table:display="true" table:show-details="true"/>
                <table:data-pilot-member table:name="56.88" table:display="true" table:show-details="true"/>
                <table:data-pilot-member table:name="56.9" table:display="true" table:show-details="true"/>
                <table:data-pilot-member table:name="56.93" table:display="true" table:show-details="true"/>
                <table:data-pilot-member table:name="56.94" table:display="true" table:show-details="true"/>
                <table:data-pilot-member table:name="56.98" table:display="true" table:show-details="true"/>
                <table:data-pilot-member table:name="57.03" table:display="true" table:show-details="true"/>
                <table:data-pilot-member table:name="57.04" table:display="true" table:show-details="true"/>
                <table:data-pilot-member table:name="57.09" table:display="true" table:show-details="true"/>
                <table:data-pilot-member table:name="57.1" table:display="true" table:show-details="true"/>
                <table:data-pilot-member table:name="57.12" table:display="true" table:show-details="true"/>
                <table:data-pilot-member table:name="57.17" table:display="true" table:show-details="true"/>
                <table:data-pilot-member table:name="57.19" table:display="true" table:show-details="true"/>
                <table:data-pilot-member table:name="57.28" table:display="true" table:show-details="true"/>
                <table:data-pilot-member table:name="57.31" table:display="true" table:show-details="true"/>
                <table:data-pilot-member table:name="57.32" table:display="true" table:show-details="true"/>
                <table:data-pilot-member table:name="57.35" table:display="true" table:show-details="true"/>
                <table:data-pilot-member table:name="57.48" table:display="true" table:show-details="true"/>
                <table:data-pilot-member table:name="57.49" table:display="true" table:show-details="true"/>
                <table:data-pilot-member table:name="57.52" table:display="true" table:show-details="true"/>
                <table:data-pilot-member table:name="57.53" table:display="true" table:show-details="true"/>
                <table:data-pilot-member table:name="57.55" table:display="true" table:show-details="true"/>
                <table:data-pilot-member table:name="57.58" table:display="true" table:show-details="true"/>
                <table:data-pilot-member table:name="57.59" table:display="true" table:show-details="true"/>
                <table:data-pilot-member table:name="57.62" table:display="true" table:show-details="true"/>
                <table:data-pilot-member table:name="57.69" table:display="true" table:show-details="true"/>
                <table:data-pilot-member table:name="57.72" table:display="true" table:show-details="true"/>
                <table:data-pilot-member table:name="57.74" table:display="true" table:show-details="true"/>
                <table:data-pilot-member table:name="57.79" table:display="true" table:show-details="true"/>
                <table:data-pilot-member table:name="57.82" table:display="true" table:show-details="true"/>
                <table:data-pilot-member table:name="57.84" table:display="true" table:show-details="true"/>
                <table:data-pilot-member table:name="57.85" table:display="true" table:show-details="true"/>
                <table:data-pilot-member table:name="57.86" table:display="true" table:show-details="true"/>
                <table:data-pilot-member table:name="57.87" table:display="true" table:show-details="true"/>
                <table:data-pilot-member table:name="57.89" table:display="true" table:show-details="true"/>
                <table:data-pilot-member table:name="57.94" table:display="true" table:show-details="true"/>
                <table:data-pilot-member table:name="57.95" table:display="true" table:show-details="true"/>
                <table:data-pilot-member table:name="57.98" table:display="true" table:show-details="true"/>
                <table:data-pilot-member table:name="57.99" table:display="true" table:show-details="true"/>
                <table:data-pilot-member table:name="58.01" table:display="true" table:show-details="true"/>
                <table:data-pilot-member table:name="58.02" table:display="true" table:show-details="true"/>
                <table:data-pilot-member table:name="58.03" table:display="true" table:show-details="true"/>
                <table:data-pilot-member table:name="58.1" table:display="true" table:show-details="true"/>
                <table:data-pilot-member table:name="58.11" table:display="true" table:show-details="true"/>
                <table:data-pilot-member table:name="58.12" table:display="true" table:show-details="true"/>
                <table:data-pilot-member table:name="58.13" table:display="true" table:show-details="true"/>
                <table:data-pilot-member table:name="58.15" table:display="true" table:show-details="true"/>
                <table:data-pilot-member table:name="58.24" table:display="true" table:show-details="true"/>
                <table:data-pilot-member table:name="58.26" table:display="true" table:show-details="true"/>
                <table:data-pilot-member table:name="58.35" table:display="true" table:show-details="true"/>
                <table:data-pilot-member table:name="58.4" table:display="true" table:show-details="true"/>
                <table:data-pilot-member table:name="58.42" table:display="true" table:show-details="true"/>
                <table:data-pilot-member table:name="58.44" table:display="true" table:show-details="true"/>
                <table:data-pilot-member table:name="58.54" table:display="true" table:show-details="true"/>
                <table:data-pilot-member table:name="58.56" table:display="true" table:show-details="true"/>
                <table:data-pilot-member table:name="58.6" table:display="true" table:show-details="true"/>
                <table:data-pilot-member table:name="58.64" table:display="true" table:show-details="true"/>
                <table:data-pilot-member table:name="58.65" table:display="true" table:show-details="true"/>
                <table:data-pilot-member table:name="58.7" table:display="true" table:show-details="true"/>
                <table:data-pilot-member table:name="58.75" table:display="true" table:show-details="true"/>
                <table:data-pilot-member table:name="58.76" table:display="true" table:show-details="true"/>
                <table:data-pilot-member table:name="58.78" table:display="true" table:show-details="true"/>
                <table:data-pilot-member table:name="58.82" table:display="true" table:show-details="true"/>
                <table:data-pilot-member table:name="58.84" table:display="true" table:show-details="true"/>
                <table:data-pilot-member table:name="58.85" table:display="true" table:show-details="true"/>
                <table:data-pilot-member table:name="58.86" table:display="true" table:show-details="true"/>
                <table:data-pilot-member table:name="58.87" table:display="true" table:show-details="true"/>
                <table:data-pilot-member table:name="58.88" table:display="true" table:show-details="true"/>
                <table:data-pilot-member table:name="58.9" table:display="true" table:show-details="true"/>
                <table:data-pilot-member table:name="58.94" table:display="true" table:show-details="true"/>
                <table:data-pilot-member table:name="58.96" table:display="true" table:show-details="true"/>
                <table:data-pilot-member table:name="59.04" table:display="true" table:show-details="true"/>
                <table:data-pilot-member table:name="59.06" table:display="true" table:show-details="true"/>
                <table:data-pilot-member table:name="59.16" table:display="true" table:show-details="true"/>
                <table:data-pilot-member table:name="59.2" table:display="true" table:show-details="true"/>
                <table:data-pilot-member table:name="59.21" table:display="true" table:show-details="true"/>
                <table:data-pilot-member table:name="59.23" table:display="true" table:show-details="true"/>
                <table:data-pilot-member table:name="59.27" table:display="true" table:show-details="true"/>
                <table:data-pilot-member table:name="59.29" table:display="true" table:show-details="true"/>
                <table:data-pilot-member table:name="59.31" table:display="true" table:show-details="true"/>
                <table:data-pilot-member table:name="59.35" table:display="true" table:show-details="true"/>
                <table:data-pilot-member table:name="59.36" table:display="true" table:show-details="true"/>
                <table:data-pilot-member table:name="59.4" table:display="true" table:show-details="true"/>
                <table:data-pilot-member table:name="59.42" table:display="true" table:show-details="true"/>
                <table:data-pilot-member table:name="59.44" table:display="true" table:show-details="true"/>
                <table:data-pilot-member table:name="59.48" table:display="true" table:show-details="true"/>
                <table:data-pilot-member table:name="59.59" table:display="true" table:show-details="true"/>
                <table:data-pilot-member table:name="59.61" table:display="true" table:show-details="true"/>
                <table:data-pilot-member table:name="59.64" table:display="true" table:show-details="true"/>
                <table:data-pilot-member table:name="59.65" table:display="true" table:show-details="true"/>
                <table:data-pilot-member table:name="59.72" table:display="true" table:show-details="true"/>
                <table:data-pilot-member table:name="59.75" table:display="true" table:show-details="true"/>
                <table:data-pilot-member table:name="59.78" table:display="true" table:show-details="true"/>
                <table:data-pilot-member table:name="59.81" table:display="true" table:show-details="true"/>
                <table:data-pilot-member table:name="59.82" table:display="true" table:show-details="true"/>
                <table:data-pilot-member table:name="59.83" table:display="true" table:show-details="true"/>
                <table:data-pilot-member table:name="59.85" table:display="true" table:show-details="true"/>
                <table:data-pilot-member table:name="59.89" table:display="true" table:show-details="true"/>
                <table:data-pilot-member table:name="59.9" table:display="true" table:show-details="true"/>
                <table:data-pilot-member table:name="59.95" table:display="true" table:show-details="true"/>
                <table:data-pilot-member table:name="59.96" table:display="true" table:show-details="true"/>
                <table:data-pilot-member table:name="59.98" table:display="true" table:show-details="true"/>
                <table:data-pilot-member table:name="59.99" table:display="true" table:show-details="true"/>
                <table:data-pilot-member table:name="60" table:display="true" table:show-details="true"/>
                <table:data-pilot-member table:name="60.02" table:display="true" table:show-details="true"/>
                <table:data-pilot-member table:name="60.11" table:display="true" table:show-details="true"/>
                <table:data-pilot-member table:name="60.24" table:display="true" table:show-details="true"/>
                <table:data-pilot-member table:name="60.25" table:display="true" table:show-details="true"/>
                <table:data-pilot-member table:name="60.33" table:display="true" table:show-details="true"/>
                <table:data-pilot-member table:name="60.34" table:display="true" table:show-details="true"/>
                <table:data-pilot-member table:name="60.35" table:display="true" table:show-details="true"/>
                <table:data-pilot-member table:name="60.46" table:display="true" table:show-details="true"/>
                <table:data-pilot-member table:name="60.7" table:display="true" table:show-details="true"/>
                <table:data-pilot-member table:name="60.73" table:display="true" table:show-details="true"/>
                <table:data-pilot-member table:name="60.75" table:display="true" table:show-details="true"/>
                <table:data-pilot-member table:name="60.8" table:display="true" table:show-details="true"/>
                <table:data-pilot-member table:name="60.86" table:display="true" table:show-details="true"/>
                <table:data-pilot-member table:name="60.9" table:display="true" table:show-details="true"/>
                <table:data-pilot-member table:name="60.94" table:display="true" table:show-details="true"/>
                <table:data-pilot-member table:name="61.26" table:display="true" table:show-details="true"/>
                <table:data-pilot-member table:name="61.37" table:display="true" table:show-details="true"/>
                <table:data-pilot-member table:name="61.38" table:display="true" table:show-details="true"/>
                <table:data-pilot-member table:name="61.39" table:display="true" table:show-details="true"/>
                <table:data-pilot-member table:name="61.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_proportion_weighting" table:orientation="data" table:used-hierarchy="0" table:function="stdev">
            <table:data-pilot-level table:show-empty="false" calcext:repeat-item-labels="false">
              <table:data-pilot-members>
                <table:data-pilot-member table:name="45.94" table:display="true" table:show-details="true"/>
                <table:data-pilot-member table:name="46.81" table:display="true" table:show-details="true"/>
                <table:data-pilot-member table:name="48.8" table:display="true" table:show-details="true"/>
                <table:data-pilot-member table:name="50.04" table:display="true" table:show-details="true"/>
                <table:data-pilot-member table:name="50.26" table:display="true" table:show-details="true"/>
                <table:data-pilot-member table:name="50.52" table:display="true" table:show-details="true"/>
                <table:data-pilot-member table:name="50.96" table:display="true" table:show-details="true"/>
                <table:data-pilot-member table:name="50.97" table:display="true" table:show-details="true"/>
                <table:data-pilot-member table:name="51" table:display="true" table:show-details="true"/>
                <table:data-pilot-member table:name="51.07" table:display="true" table:show-details="true"/>
                <table:data-pilot-member table:name="51.31" table:display="true" table:show-details="true"/>
                <table:data-pilot-member table:name="51.8" table:display="true" table:show-details="true"/>
                <table:data-pilot-member table:name="52.47" table:display="true" table:show-details="true"/>
                <table:data-pilot-member table:name="52.5" table:display="true" table:show-details="true"/>
                <table:data-pilot-member table:name="52.52" table:display="true" table:show-details="true"/>
                <table:data-pilot-member table:name="52.69" table:display="true" table:show-details="true"/>
                <table:data-pilot-member table:name="52.81" table:display="true" table:show-details="true"/>
                <table:data-pilot-member table:name="53.01" table:display="true" table:show-details="true"/>
                <table:data-pilot-member table:name="53.2" table:display="true" table:show-details="true"/>
                <table:data-pilot-member table:name="53.39" table:display="true" table:show-details="true"/>
                <table:data-pilot-member table:name="53.4" table:display="true" table:show-details="true"/>
                <table:data-pilot-member table:name="53.65" table:display="true" table:show-details="true"/>
                <table:data-pilot-member table:name="53.77" table:display="true" table:show-details="true"/>
                <table:data-pilot-member table:name="53.96" table:display="true" table:show-details="true"/>
                <table:data-pilot-member table:name="54.12" table:display="true" table:show-details="true"/>
                <table:data-pilot-member table:name="54.18" table:display="true" table:show-details="true"/>
                <table:data-pilot-member table:name="54.19" table:display="true" table:show-details="true"/>
                <table:data-pilot-member table:name="54.27" table:display="true" table:show-details="true"/>
                <table:data-pilot-member table:name="54.36" table:display="true" table:show-details="true"/>
                <table:data-pilot-member table:name="54.53" table:display="true" table:show-details="true"/>
                <table:data-pilot-member table:name="54.6" table:display="true" table:show-details="true"/>
                <table:data-pilot-member table:name="54.71" table:display="true" table:show-details="true"/>
                <table:data-pilot-member table:name="54.78" table:display="true" table:show-details="true"/>
                <table:data-pilot-member table:name="54.87" table:display="true" table:show-details="true"/>
                <table:data-pilot-member table:name="54.88" table:display="true" table:show-details="true"/>
                <table:data-pilot-member table:name="54.9" table:display="true" table:show-details="true"/>
                <table:data-pilot-member table:name="54.97" table:display="true" table:show-details="true"/>
                <table:data-pilot-member table:name="54.98" table:display="true" table:show-details="true"/>
                <table:data-pilot-member table:name="55.05" table:display="true" table:show-details="true"/>
                <table:data-pilot-member table:name="55.22" table:display="true" table:show-details="true"/>
                <table:data-pilot-member table:name="55.26" table:display="true" table:show-details="true"/>
                <table:data-pilot-member table:name="55.41" table:display="true" table:show-details="true"/>
                <table:data-pilot-member table:name="55.43" table:display="true" table:show-details="true"/>
                <table:data-pilot-member table:name="55.47" table:display="true" table:show-details="true"/>
                <table:data-pilot-member table:name="55.54" table:display="true" table:show-details="true"/>
                <table:data-pilot-member table:name="55.56" table:display="true" table:show-details="true"/>
                <table:data-pilot-member table:name="55.65" table:display="true" table:show-details="true"/>
                <table:data-pilot-member table:name="55.71" table:display="true" table:show-details="true"/>
                <table:data-pilot-member table:name="55.74" table:display="true" table:show-details="true"/>
                <table:data-pilot-member table:name="55.78" table:display="true" table:show-details="true"/>
                <table:data-pilot-member table:name="55.79" table:display="true" table:show-details="true"/>
                <table:data-pilot-member table:name="55.88" table:display="true" table:show-details="true"/>
                <table:data-pilot-member table:name="55.89" table:display="true" table:show-details="true"/>
                <table:data-pilot-member table:name="55.94" table:display="true" table:show-details="true"/>
                <table:data-pilot-member table:name="56.05" table:display="true" table:show-details="true"/>
                <table:data-pilot-member table:name="56.18" table:display="true" table:show-details="true"/>
                <table:data-pilot-member table:name="56.21" table:display="true" table:show-details="true"/>
                <table:data-pilot-member table:name="56.23" table:display="true" table:show-details="true"/>
                <table:data-pilot-member table:name="56.25" table:display="true" table:show-details="true"/>
                <table:data-pilot-member table:name="56.3" table:display="true" table:show-details="true"/>
                <table:data-pilot-member table:name="56.32" table:display="true" table:show-details="true"/>
                <table:data-pilot-member table:name="56.33" table:display="true" table:show-details="true"/>
                <table:data-pilot-member table:name="56.34" table:display="true" table:show-details="true"/>
                <table:data-pilot-member table:name="56.38" table:display="true" table:show-details="true"/>
                <table:data-pilot-member table:name="56.44" table:display="true" table:show-details="true"/>
                <table:data-pilot-member table:name="56.47" table:display="true" table:show-details="true"/>
                <table:data-pilot-member table:name="56.48" table:display="true" table:show-details="true"/>
                <table:data-pilot-member table:name="56.58" table:display="true" table:show-details="true"/>
                <table:data-pilot-member table:name="56.67" table:display="true" table:show-details="true"/>
                <table:data-pilot-member table:name="56.7" table:display="true" table:show-details="true"/>
                <table:data-pilot-member table:name="56.71" table:display="true" table:show-details="true"/>
                <table:data-pilot-member table:name="56.82" table:display="true" table:show-details="true"/>
                <table:data-pilot-member table:name="56.83" table:display="true" table:show-details="true"/>
                <table:data-pilot-member table:name="56.87" table:display="true" table:show-details="true"/>
                <table:data-pilot-member table:name="56.88" table:display="true" table:show-details="true"/>
                <table:data-pilot-member table:name="56.9" table:display="true" table:show-details="true"/>
                <table:data-pilot-member table:name="56.93" table:display="true" table:show-details="true"/>
                <table:data-pilot-member table:name="56.94" table:display="true" table:show-details="true"/>
                <table:data-pilot-member table:name="56.98" table:display="true" table:show-details="true"/>
                <table:data-pilot-member table:name="57.03" table:display="true" table:show-details="true"/>
                <table:data-pilot-member table:name="57.04" table:display="true" table:show-details="true"/>
                <table:data-pilot-member table:name="57.09" table:display="true" table:show-details="true"/>
                <table:data-pilot-member table:name="57.1" table:display="true" table:show-details="true"/>
                <table:data-pilot-member table:name="57.12" table:display="true" table:show-details="true"/>
                <table:data-pilot-member table:name="57.17" table:display="true" table:show-details="true"/>
                <table:data-pilot-member table:name="57.19" table:display="true" table:show-details="true"/>
                <table:data-pilot-member table:name="57.28" table:display="true" table:show-details="true"/>
                <table:data-pilot-member table:name="57.31" table:display="true" table:show-details="true"/>
                <table:data-pilot-member table:name="57.32" table:display="true" table:show-details="true"/>
                <table:data-pilot-member table:name="57.35" table:display="true" table:show-details="true"/>
                <table:data-pilot-member table:name="57.48" table:display="true" table:show-details="true"/>
                <table:data-pilot-member table:name="57.49" table:display="true" table:show-details="true"/>
                <table:data-pilot-member table:name="57.52" table:display="true" table:show-details="true"/>
                <table:data-pilot-member table:name="57.53" table:display="true" table:show-details="true"/>
                <table:data-pilot-member table:name="57.55" table:display="true" table:show-details="true"/>
                <table:data-pilot-member table:name="57.58" table:display="true" table:show-details="true"/>
                <table:data-pilot-member table:name="57.59" table:display="true" table:show-details="true"/>
                <table:data-pilot-member table:name="57.62" table:display="true" table:show-details="true"/>
                <table:data-pilot-member table:name="57.69" table:display="true" table:show-details="true"/>
                <table:data-pilot-member table:name="57.72" table:display="true" table:show-details="true"/>
                <table:data-pilot-member table:name="57.74" table:display="true" table:show-details="true"/>
                <table:data-pilot-member table:name="57.79" table:display="true" table:show-details="true"/>
                <table:data-pilot-member table:name="57.82" table:display="true" table:show-details="true"/>
                <table:data-pilot-member table:name="57.84" table:display="true" table:show-details="true"/>
                <table:data-pilot-member table:name="57.85" table:display="true" table:show-details="true"/>
                <table:data-pilot-member table:name="57.86" table:display="true" table:show-details="true"/>
                <table:data-pilot-member table:name="57.87" table:display="true" table:show-details="true"/>
                <table:data-pilot-member table:name="57.89" table:display="true" table:show-details="true"/>
                <table:data-pilot-member table:name="57.94" table:display="true" table:show-details="true"/>
                <table:data-pilot-member table:name="57.95" table:display="true" table:show-details="true"/>
                <table:data-pilot-member table:name="57.98" table:display="true" table:show-details="true"/>
                <table:data-pilot-member table:name="57.99" table:display="true" table:show-details="true"/>
                <table:data-pilot-member table:name="58.01" table:display="true" table:show-details="true"/>
                <table:data-pilot-member table:name="58.02" table:display="true" table:show-details="true"/>
                <table:data-pilot-member table:name="58.03" table:display="true" table:show-details="true"/>
                <table:data-pilot-member table:name="58.1" table:display="true" table:show-details="true"/>
                <table:data-pilot-member table:name="58.11" table:display="true" table:show-details="true"/>
                <table:data-pilot-member table:name="58.12" table:display="true" table:show-details="true"/>
                <table:data-pilot-member table:name="58.13" table:display="true" table:show-details="true"/>
                <table:data-pilot-member table:name="58.15" table:display="true" table:show-details="true"/>
                <table:data-pilot-member table:name="58.24" table:display="true" table:show-details="true"/>
                <table:data-pilot-member table:name="58.26" table:display="true" table:show-details="true"/>
                <table:data-pilot-member table:name="58.35" table:display="true" table:show-details="true"/>
                <table:data-pilot-member table:name="58.4" table:display="true" table:show-details="true"/>
                <table:data-pilot-member table:name="58.42" table:display="true" table:show-details="true"/>
                <table:data-pilot-member table:name="58.44" table:display="true" table:show-details="true"/>
                <table:data-pilot-member table:name="58.54" table:display="true" table:show-details="true"/>
                <table:data-pilot-member table:name="58.56" table:display="true" table:show-details="true"/>
                <table:data-pilot-member table:name="58.6" table:display="true" table:show-details="true"/>
                <table:data-pilot-member table:name="58.64" table:display="true" table:show-details="true"/>
                <table:data-pilot-member table:name="58.65" table:display="true" table:show-details="true"/>
                <table:data-pilot-member table:name="58.7" table:display="true" table:show-details="true"/>
                <table:data-pilot-member table:name="58.75" table:display="true" table:show-details="true"/>
                <table:data-pilot-member table:name="58.76" table:display="true" table:show-details="true"/>
                <table:data-pilot-member table:name="58.78" table:display="true" table:show-details="true"/>
                <table:data-pilot-member table:name="58.82" table:display="true" table:show-details="true"/>
                <table:data-pilot-member table:name="58.84" table:display="true" table:show-details="true"/>
                <table:data-pilot-member table:name="58.85" table:display="true" table:show-details="true"/>
                <table:data-pilot-member table:name="58.86" table:display="true" table:show-details="true"/>
                <table:data-pilot-member table:name="58.87" table:display="true" table:show-details="true"/>
                <table:data-pilot-member table:name="58.88" table:display="true" table:show-details="true"/>
                <table:data-pilot-member table:name="58.9" table:display="true" table:show-details="true"/>
                <table:data-pilot-member table:name="58.94" table:display="true" table:show-details="true"/>
                <table:data-pilot-member table:name="58.96" table:display="true" table:show-details="true"/>
                <table:data-pilot-member table:name="59.04" table:display="true" table:show-details="true"/>
                <table:data-pilot-member table:name="59.06" table:display="true" table:show-details="true"/>
                <table:data-pilot-member table:name="59.16" table:display="true" table:show-details="true"/>
                <table:data-pilot-member table:name="59.2" table:display="true" table:show-details="true"/>
                <table:data-pilot-member table:name="59.21" table:display="true" table:show-details="true"/>
                <table:data-pilot-member table:name="59.23" table:display="true" table:show-details="true"/>
                <table:data-pilot-member table:name="59.27" table:display="true" table:show-details="true"/>
                <table:data-pilot-member table:name="59.29" table:display="true" table:show-details="true"/>
                <table:data-pilot-member table:name="59.31" table:display="true" table:show-details="true"/>
                <table:data-pilot-member table:name="59.35" table:display="true" table:show-details="true"/>
                <table:data-pilot-member table:name="59.36" table:display="true" table:show-details="true"/>
                <table:data-pilot-member table:name="59.4" table:display="true" table:show-details="true"/>
                <table:data-pilot-member table:name="59.42" table:display="true" table:show-details="true"/>
                <table:data-pilot-member table:name="59.44" table:display="true" table:show-details="true"/>
                <table:data-pilot-member table:name="59.48" table:display="true" table:show-details="true"/>
                <table:data-pilot-member table:name="59.59" table:display="true" table:show-details="true"/>
                <table:data-pilot-member table:name="59.61" table:display="true" table:show-details="true"/>
                <table:data-pilot-member table:name="59.64" table:display="true" table:show-details="true"/>
                <table:data-pilot-member table:name="59.65" table:display="true" table:show-details="true"/>
                <table:data-pilot-member table:name="59.72" table:display="true" table:show-details="true"/>
                <table:data-pilot-member table:name="59.75" table:display="true" table:show-details="true"/>
                <table:data-pilot-member table:name="59.78" table:display="true" table:show-details="true"/>
                <table:data-pilot-member table:name="59.81" table:display="true" table:show-details="true"/>
                <table:data-pilot-member table:name="59.82" table:display="true" table:show-details="true"/>
                <table:data-pilot-member table:name="59.83" table:display="true" table:show-details="true"/>
                <table:data-pilot-member table:name="59.85" table:display="true" table:show-details="true"/>
                <table:data-pilot-member table:name="59.89" table:display="true" table:show-details="true"/>
                <table:data-pilot-member table:name="59.9" table:display="true" table:show-details="true"/>
                <table:data-pilot-member table:name="59.95" table:display="true" table:show-details="true"/>
                <table:data-pilot-member table:name="59.96" table:display="true" table:show-details="true"/>
                <table:data-pilot-member table:name="59.98" table:display="true" table:show-details="true"/>
                <table:data-pilot-member table:name="59.99" table:display="true" table:show-details="true"/>
                <table:data-pilot-member table:name="60" table:display="true" table:show-details="true"/>
                <table:data-pilot-member table:name="60.02" table:display="true" table:show-details="true"/>
                <table:data-pilot-member table:name="60.11" table:display="true" table:show-details="true"/>
                <table:data-pilot-member table:name="60.24" table:display="true" table:show-details="true"/>
                <table:data-pilot-member table:name="60.25" table:display="true" table:show-details="true"/>
                <table:data-pilot-member table:name="60.33" table:display="true" table:show-details="true"/>
                <table:data-pilot-member table:name="60.34" table:display="true" table:show-details="true"/>
                <table:data-pilot-member table:name="60.35" table:display="true" table:show-details="true"/>
                <table:data-pilot-member table:name="60.46" table:display="true" table:show-details="true"/>
                <table:data-pilot-member table:name="60.7" table:display="true" table:show-details="true"/>
                <table:data-pilot-member table:name="60.73" table:display="true" table:show-details="true"/>
                <table:data-pilot-member table:name="60.75" table:display="true" table:show-details="true"/>
                <table:data-pilot-member table:name="60.8" table:display="true" table:show-details="true"/>
                <table:data-pilot-member table:name="60.86" table:display="true" table:show-details="true"/>
                <table:data-pilot-member table:name="60.9" table:display="true" table:show-details="true"/>
                <table:data-pilot-member table:name="60.94" table:display="true" table:show-details="true"/>
                <table:data-pilot-member table:name="61.26" table:display="true" table:show-details="true"/>
                <table:data-pilot-member table:name="61.37" table:display="true" table:show-details="true"/>
                <table:data-pilot-member table:name="61.38" table:display="true" table:show-details="true"/>
                <table:data-pilot-member table:name="61.39" table:display="true" table:show-details="true"/>
                <table:data-pilot-member table:name="61.8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09:51:40.428083889</dc:date>
    <meta:editing-duration>PT3M33S</meta:editing-duration>
    <meta:editing-cycles>1</meta:editing-cycles>
    <meta:document-statistic meta:table-count="2" meta:cell-count="4674" meta:object-count="0"/>
    <meta:generator>LibreOffice/5.1.6.2$Linux_X86_64 LibreOffice_project/10m0$Build-2</meta:generator>
  </office:meta>
</office:document-meta>
</file>